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4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77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81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6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</style:style>
    <style:style style:name="ce8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34];[.F5:.F34];[.J5:.J34];[.N5:.N34];[.R5:.R34];[.V5:.V34];[.Z5:.Z34];[.AD5:.AD34];[.AH5:.AH34])" office:value-type="float" office:value="169.363908842322" calcext:value-type="float">
            <text:p>169,3639088423</text:p>
          </table:table-cell>
          <table:table-cell table:style-name="Default"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9" calcext:value-type="float">
            <text:p>61,8429555335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34];[.G5:.G34];[.K5:.K34];[.O5:.O34];[.S5:.S34];[.W5:.W34];[.AA5:.AA34];[.AE5:.AE34];[.AI5:.AI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34];[.H5:.H34];[.L5:.L34];[.P5:.P34];[.T5:.T34];[.X5:.X34];[.AB5:.AB34];[.AF5:.AF34];[.AJ5:.AJ34])" office:value-type="float" office:value="0" calcext:value-type="float">
            <text:p>0</text:p>
          </table:table-cell>
          <table:table-cell table:style-name="Default"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;[.J5:.J34];[.N5:.N34];[.R5:.R34];[.V5:.V34];[.Z5:.Z34];[.AD5:.AD34];[.AH5:.AH34])" office:value-type="float" office:value="283.063265863469" calcext:value-type="float">
            <text:p>283,0632658635</text:p>
          </table:table-cell>
          <table:table-cell table:style-name="Default"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style-name="Default" table:formula="of:=2*[.C40]/SQRT([.D40])" office:value-type="float" office:value="73.0866209741533" calcext:value-type="float">
            <text:p>73,086620974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;[.K5:.K34];[.O5:.O34];[.S5:.S34];[.W5:.W34];[.AA5:.AA34];[.AE5:.AE34];[.AI5:.AI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style-name="Default" table:formula="of:=2*[.C41]/SQRT([.D41])" office:value-type="float" office:value="0.12235910841629" calcext:value-type="float">
            <text:p>0,122359108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;[.L5:.L34];[.P5:.P34];[.T5:.T34];[.X5:.X34];[.AB5:.AB34];[.AF5:.AF34];[.AJ5:.AJ34])" office:value-type="float" office:value="58.944534382487" calcext:value-type="float">
            <text:p>58,9445343825</text:p>
          </table:table-cell>
          <table:table-cell table:style-name="Default"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style-name="Default" table:formula="of:=2*[.C42]/SQRT([.D42])" office:value-type="float" office:value="15.2194133342215" calcext:value-type="float">
            <text:p>15,2194133342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;[.N5:.N34];[.R5:.R34];[.V5:.V34];[.Z5:.Z34];[.AD5:.AD34];[.AH5:.AH34])" office:value-type="float" office:value="228.985429209212" calcext:value-type="float">
            <text:p>228,9854292092</text:p>
          </table:table-cell>
          <table:table-cell table:style-name="Default"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style-name="Default" table:formula="of:=2*[.C40]/SQRT([.D40])" office:value-type="float" office:value="48.2743671528239" calcext:value-type="float">
            <text:p>48,274367152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;[.O5:.O34];[.S5:.S34];[.W5:.W34];[.AA5:.AA34];[.AE5:.AE34];[.AI5:.AI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style-name="Default" table:formula="of:=2*[.C41]/SQRT([.D41])" office:value-type="float" office:value="0.87209160341017" calcext:value-type="float">
            <text:p>0,8720916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;[.P5:.P34];[.T5:.T34];[.X5:.X34];[.AB5:.AB34];[.AF5:.AF34];[.AJ5:.AJ34])" office:value-type="float" office:value="274.734319146673" calcext:value-type="float">
            <text:p>274,7343191467</text:p>
          </table:table-cell>
          <table:table-cell table:style-name="Default"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style-name="Default" table:formula="of:=2*[.C42]/SQRT([.D42])" office:value-type="float" office:value="57.9190799946062" calcext:value-type="float">
            <text:p>57,919079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style-name="Default"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style-name="Default" table:formula="of:=2*[.C40]/SQRT([.D40])" office:value-type="float" office:value="40.8356669731202" calcext:value-type="float">
            <text:p>40,83566697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style-name="Default" table:formula="of:=2*[.C41]/SQRT([.D41])" office:value-type="float" office:value="2.57050714894962" calcext:value-type="float">
            <text:p>2,570507148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style-name="Default"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style-name="Default" table:formula="of:=2*[.C42]/SQRT([.D42])" office:value-type="float" office:value="113.846115428678" calcext:value-type="float">
            <text:p>113,846115428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style-name="Default"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style-name="Default" table:formula="of:=2*[.C40]/SQRT([.D40])" office:value-type="float" office:value="32.1842906271872" calcext:value-type="float">
            <text:p>32,184290627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style-name="Default" table:formula="of:=2*[.C41]/SQRT([.D41])" office:value-type="float" office:value="4.32117826030688" calcext:value-type="float">
            <text:p>4,32117826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style-name="Default"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style-name="Default" table:formula="of:=2*[.C42]/SQRT([.D42])" office:value-type="float" office:value="353.444789986779" calcext:value-type="float">
            <text:p>353,444789986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style-name="ce52" office:value-type="string" calcext:value-type="string" table:number-columns-spanned="4" table:number-rows-spanned="1">
            <text:p>sta1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2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3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4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5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6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7</text:p>
          </table:table-cell>
          <table:covered-table-cell table:number-columns-repeated="2" table:style-name="ce38"/>
          <table:covered-table-cell table:style-name="ce42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878.248962" calcext:value-type="float">
            <text:p>878,248962</text:p>
          </table:table-cell>
          <table:table-cell office:value-type="float" office:value="8" calcext:value-type="float">
            <text:p>8</text:p>
          </table:table-cell>
          <table:table-cell office:value-type="float" office:value="1057.968994" calcext:value-type="float">
            <text:p>1057,968994</text:p>
          </table:table-cell>
          <table:table-cell office:value-type="float" office:value="165143" calcext:value-type="float">
            <text:p>165143</text:p>
          </table:table-cell>
          <table:table-cell office:value-type="float" office:value="850.805969" calcext:value-type="float">
            <text:p>850,805969</text:p>
          </table:table-cell>
          <table:table-cell office:value-type="float" office:value="3" calcext:value-type="float">
            <text:p>3</text:p>
          </table:table-cell>
          <table:table-cell office:value-type="float" office:value="165.427002" calcext:value-type="float">
            <text:p>165,42700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045.557007" calcext:value-type="float">
            <text:p>1045,557007</text:p>
          </table:table-cell>
          <table:table-cell office:value-type="float" office:value="6" calcext:value-type="float">
            <text:p>6</text:p>
          </table:table-cell>
          <table:table-cell office:value-type="float" office:value="422.973022" calcext:value-type="float">
            <text:p>422,97302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151.626953" calcext:value-type="float">
            <text:p>1151,626953</text:p>
          </table:table-cell>
          <table:table-cell office:value-type="float" office:value="19" calcext:value-type="float">
            <text:p>19</text:p>
          </table:table-cell>
          <table:table-cell office:value-type="float" office:value="2602.418701" calcext:value-type="float">
            <text:p>2602,418701</text:p>
          </table:table-cell>
          <table:table-cell office:value-type="float" office:value="165143" calcext:value-type="float">
            <text:p>165143</text:p>
          </table:table-cell>
          <table:table-cell office:value-type="float" office:value="839.75" calcext:value-type="float">
            <text:p>839,75</text:p>
          </table:table-cell>
          <table:table-cell office:value-type="float" office:value="9" calcext:value-type="float">
            <text:p>9</text:p>
          </table:table-cell>
          <table:table-cell office:value-type="float" office:value="485.14798" calcext:value-type="float">
            <text:p>485,14798</text:p>
          </table:table-cell>
          <table:table-cell office:value-type="float" office:value="165143" calcext:value-type="float">
            <text:p>165143</text:p>
          </table:table-cell>
          <table:table-cell office:value-type="float" office:value="927.046997" calcext:value-type="float">
            <text:p>927,046997</text:p>
          </table:table-cell>
          <table:table-cell office:value-type="float" office:value="7" calcext:value-type="float">
            <text:p>7</text:p>
          </table:table-cell>
          <table:table-cell office:value-type="float" office:value="542.898987" calcext:value-type="float">
            <text:p>542,898987</text:p>
          </table:table-cell>
          <table:table-cell office:value-type="float" office:value="165143" calcext:value-type="float">
            <text:p>165143</text:p>
          </table:table-cell>
          <table:table-cell office:value-type="float" office:value="828.203003" calcext:value-type="float">
            <text:p>828,203003</text:p>
          </table:table-cell>
          <table:table-cell office:value-type="float" office:value="2" calcext:value-type="float">
            <text:p>2</text:p>
          </table:table-cell>
          <table:table-cell office:value-type="float" office:value="151.574997" calcext:value-type="float">
            <text:p>151,574997</text:p>
          </table:table-cell>
        </table:table-row>
        <table:table-row table:style-name="ro1">
          <table:table-cell office:value-type="float" office:value="165332" calcext:value-type="float">
            <text:p>165332</text:p>
          </table:table-cell>
          <table:table-cell office:value-type="float" office:value="1042.589966" calcext:value-type="float">
            <text:p>1042,589966</text:p>
          </table:table-cell>
          <table:table-cell office:value-type="float" office:value="8" calcext:value-type="float">
            <text:p>8</text:p>
          </table:table-cell>
          <table:table-cell office:value-type="float" office:value="893.509949" calcext:value-type="float">
            <text:p>893,509949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91.687988" calcext:value-type="float">
            <text:p>1191,687988</text:p>
          </table:table-cell>
          <table:table-cell office:value-type="float" office:value="20" calcext:value-type="float">
            <text:p>20</text:p>
          </table:table-cell>
          <table:table-cell office:value-type="float" office:value="2244.641846" calcext:value-type="float">
            <text:p>2244,641846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31006" calcext:value-type="float">
            <text:p>1033,531006</text:p>
          </table:table-cell>
          <table:table-cell office:value-type="float" office:value="3" calcext:value-type="float">
            <text:p>3</text:p>
          </table:table-cell>
          <table:table-cell office:value-type="float" office:value="527.312012" calcext:value-type="float">
            <text:p>527,312012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07.741943" calcext:value-type="float">
            <text:p>1107,741943</text:p>
          </table:table-cell>
          <table:table-cell office:value-type="float" office:value="4" calcext:value-type="float">
            <text:p>4</text:p>
          </table:table-cell>
          <table:table-cell office:value-type="float" office:value="322.025024" calcext:value-type="float">
            <text:p>322,025024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66895" calcext:value-type="float">
            <text:p>1033,566895</text:p>
          </table:table-cell>
          <table:table-cell office:value-type="float" office:value="9" calcext:value-type="float">
            <text:p>9</text:p>
          </table:table-cell>
          <table:table-cell office:value-type="float" office:value="637.991028" calcext:value-type="float">
            <text:p>637,991028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75.763916" calcext:value-type="float">
            <text:p>1075,763916</text:p>
          </table:table-cell>
          <table:table-cell office:value-type="float" office:value="5" calcext:value-type="float">
            <text:p>5</text:p>
          </table:table-cell>
          <table:table-cell office:value-type="float" office:value="806.242981" calcext:value-type="float">
            <text:p>806,242981</text:p>
          </table:table-cell>
          <table:table-cell office:value-type="float" office:value="165332" calcext:value-type="float">
            <text:p>165332</text:p>
          </table:table-cell>
          <table:table-cell office:value-type="float" office:value="998.65802" calcext:value-type="float">
            <text:p>998,65802</text:p>
          </table:table-cell>
          <table:table-cell office:value-type="float" office:value="2" calcext:value-type="float">
            <text:p>2</text:p>
          </table:table-cell>
          <table:table-cell office:value-type="float" office:value="200.317001" calcext:value-type="float">
            <text:p>200,317001</text:p>
          </table:table-cell>
        </table:table-row>
        <table:table-row table:style-name="ro1">
          <table:table-cell office:value-type="float" office:value="165518" calcext:value-type="float">
            <text:p>165518</text:p>
          </table:table-cell>
          <table:table-cell office:value-type="float" office:value="866.998962" calcext:value-type="float">
            <text:p>866,998962</text:p>
          </table:table-cell>
          <table:table-cell office:value-type="float" office:value="36" calcext:value-type="float">
            <text:p>36</text:p>
          </table:table-cell>
          <table:table-cell office:value-type="float" office:value="8363.014648" calcext:value-type="float">
            <text:p>8363,01464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" calcext:value-type="float">
            <text:p>2</text:p>
          </table:table-cell>
          <table:table-cell office:value-type="float" office:value="234.421005" calcext:value-type="float">
            <text:p>234,421005</text:p>
          </table:table-cell>
          <table:table-cell office:value-type="float" office:value="165518" calcext:value-type="float">
            <text:p>165518</text:p>
          </table:table-cell>
          <table:table-cell office:value-type="float" office:value="988.653015" calcext:value-type="float">
            <text:p>988,653015</text:p>
          </table:table-cell>
          <table:table-cell office:value-type="float" office:value="6" calcext:value-type="float">
            <text:p>6</text:p>
          </table:table-cell>
          <table:table-cell office:value-type="float" office:value="476.330994" calcext:value-type="float">
            <text:p>476,330994</text:p>
          </table:table-cell>
          <table:table-cell office:value-type="float" office:value="165518" calcext:value-type="float">
            <text:p>165518</text:p>
          </table:table-cell>
          <table:table-cell office:value-type="float" office:value="1092.125977" calcext:value-type="float">
            <text:p>1092,125977</text:p>
          </table:table-cell>
          <table:table-cell office:value-type="float" office:value="4" calcext:value-type="float">
            <text:p>4</text:p>
          </table:table-cell>
          <table:table-cell office:value-type="float" office:value="197.594009" calcext:value-type="float">
            <text:p>197,594009</text:p>
          </table:table-cell>
          <table:table-cell office:value-type="float" office:value="165518" calcext:value-type="float">
            <text:p>165518</text:p>
          </table:table-cell>
          <table:table-cell office:value-type="float" office:value="823.275024" calcext:value-type="float">
            <text:p>823,275024</text:p>
          </table:table-cell>
          <table:table-cell office:value-type="float" office:value="6" calcext:value-type="float">
            <text:p>6</text:p>
          </table:table-cell>
          <table:table-cell office:value-type="float" office:value="696.342041" calcext:value-type="float">
            <text:p>696,342041</text:p>
          </table:table-cell>
          <table:table-cell office:value-type="float" office:value="165518" calcext:value-type="float">
            <text:p>165518</text:p>
          </table:table-cell>
          <table:table-cell office:value-type="float" office:value="922.794983" calcext:value-type="float">
            <text:p>922,794983</text:p>
          </table:table-cell>
          <table:table-cell office:value-type="float" office:value="23" calcext:value-type="float">
            <text:p>23</text:p>
          </table:table-cell>
          <table:table-cell office:value-type="float" office:value="3218.312988" calcext:value-type="float">
            <text:p>3218,31298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04.429016" calcext:value-type="float">
            <text:p>904,429016</text:p>
          </table:table-cell>
          <table:table-cell office:value-type="float" office:value="2" calcext:value-type="float">
            <text:p>2</text:p>
          </table:table-cell>
          <table:table-cell office:value-type="float" office:value="72.555" calcext:value-type="float">
            <text:p>72,555</text:p>
          </table:table-cell>
        </table:table-row>
        <table:table-row table:style-name="ro1">
          <table:table-cell office:value-type="float" office:value="165724" calcext:value-type="float">
            <text:p>165724</text:p>
          </table:table-cell>
          <table:table-cell office:value-type="float" office:value="1132.704956" calcext:value-type="float">
            <text:p>1132,704956</text:p>
          </table:table-cell>
          <table:table-cell office:value-type="float" office:value="2" calcext:value-type="float">
            <text:p>2</text:p>
          </table:table-cell>
          <table:table-cell office:value-type="float" office:value="183.49501" calcext:value-type="float">
            <text:p>183,49501</text:p>
          </table:table-cell>
          <table:table-cell office:value-type="float" office:value="165724" calcext:value-type="float">
            <text:p>165724</text:p>
          </table:table-cell>
          <table:table-cell office:value-type="float" office:value="885.817993" calcext:value-type="float">
            <text:p>885,81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05.408997" calcext:value-type="float">
            <text:p>1005,408997</text:p>
          </table:table-cell>
          <table:table-cell office:value-type="float" office:value="2" calcext:value-type="float">
            <text:p>2</text:p>
          </table:table-cell>
          <table:table-cell office:value-type="float" office:value="277.238007" calcext:value-type="float">
            <text:p>277,238007</text:p>
          </table:table-cell>
          <table:table-cell office:value-type="float" office:value="165724" calcext:value-type="float">
            <text:p>165724</text:p>
          </table:table-cell>
          <table:table-cell office:value-type="float" office:value="932.950989" calcext:value-type="float">
            <text:p>932,9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992.659973" calcext:value-type="float">
            <text:p>992,659973</text:p>
          </table:table-cell>
          <table:table-cell office:value-type="float" office:value="3" calcext:value-type="float">
            <text:p>3</text:p>
          </table:table-cell>
          <table:table-cell office:value-type="float" office:value="215.153992" calcext:value-type="float">
            <text:p>215,153992</text:p>
          </table:table-cell>
          <table:table-cell office:value-type="float" office:value="165724" calcext:value-type="float">
            <text:p>165724</text:p>
          </table:table-cell>
          <table:table-cell office:value-type="float" office:value="1113.466064" calcext:value-type="float">
            <text:p>1113,466064</text:p>
          </table:table-cell>
          <table:table-cell office:value-type="float" office:value="2" calcext:value-type="float">
            <text:p>2</text:p>
          </table:table-cell>
          <table:table-cell office:value-type="float" office:value="137.960999" calcext:value-type="float">
            <text:p>137,960999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40.254028" calcext:value-type="float">
            <text:p>1040,254028</text:p>
          </table:table-cell>
          <table:table-cell office:value-type="float" office:value="2" calcext:value-type="float">
            <text:p>2</text:p>
          </table:table-cell>
          <table:table-cell office:value-type="float" office:value="310.664001" calcext:value-type="float">
            <text:p>310,664001</text:p>
          </table:table-cell>
        </table:table-row>
        <table:table-row table:style-name="ro1">
          <table:table-cell office:value-type="float" office:value="165909" calcext:value-type="float">
            <text:p>165909</text:p>
          </table:table-cell>
          <table:table-cell office:value-type="float" office:value="1209.156006" calcext:value-type="float">
            <text:p>1209,156006</text:p>
          </table:table-cell>
          <table:table-cell office:value-type="float" office:value="8" calcext:value-type="float">
            <text:p>8</text:p>
          </table:table-cell>
          <table:table-cell office:value-type="float" office:value="1601.653076" calcext:value-type="float">
            <text:p>1601,653076</text:p>
          </table:table-cell>
          <table:table-cell office:value-type="float" office:value="165909" calcext:value-type="float">
            <text:p>165909</text:p>
          </table:table-cell>
          <table:table-cell office:value-type="float" office:value="1037.567993" calcext:value-type="float">
            <text:p>1037,567993</text:p>
          </table:table-cell>
          <table:table-cell office:value-type="float" office:value="11" calcext:value-type="float">
            <text:p>11</text:p>
          </table:table-cell>
          <table:table-cell office:value-type="float" office:value="2689.118896" calcext:value-type="float">
            <text:p>2689,118896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4.697021" calcext:value-type="float">
            <text:p>964,697021</text:p>
          </table:table-cell>
          <table:table-cell office:value-type="float" office:value="9" calcext:value-type="float">
            <text:p>9</text:p>
          </table:table-cell>
          <table:table-cell office:value-type="float" office:value="1404.098999" calcext:value-type="float">
            <text:p>1404,098999</text:p>
          </table:table-cell>
          <table:table-cell office:value-type="float" office:value="165909" calcext:value-type="float">
            <text:p>165909</text:p>
          </table:table-cell>
          <table:table-cell office:value-type="float" office:value="1127.159058" calcext:value-type="float">
            <text:p>1127,159058</text:p>
          </table:table-cell>
          <table:table-cell office:value-type="float" office:value="9" calcext:value-type="float">
            <text:p>9</text:p>
          </table:table-cell>
          <table:table-cell office:value-type="float" office:value="2138.589111" calcext:value-type="float">
            <text:p>2138,589111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5.228027" calcext:value-type="float">
            <text:p>965,228027</text:p>
          </table:table-cell>
          <table:table-cell office:value-type="float" office:value="8" calcext:value-type="float">
            <text:p>8</text:p>
          </table:table-cell>
          <table:table-cell office:value-type="float" office:value="2807.096924" calcext:value-type="float">
            <text:p>2807,096924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1.942017" calcext:value-type="float">
            <text:p>961,942017</text:p>
          </table:table-cell>
          <table:table-cell office:value-type="float" office:value="9" calcext:value-type="float">
            <text:p>9</text:p>
          </table:table-cell>
          <table:table-cell office:value-type="float" office:value="2899.42627" calcext:value-type="float">
            <text:p>2899,42627</text:p>
          </table:table-cell>
          <table:table-cell office:value-type="float" office:value="165909" calcext:value-type="float">
            <text:p>165909</text:p>
          </table:table-cell>
          <table:table-cell office:value-type="float" office:value="1265.723999" calcext:value-type="float">
            <text:p>1265,723999</text:p>
          </table:table-cell>
          <table:table-cell office:value-type="float" office:value="9" calcext:value-type="float">
            <text:p>9</text:p>
          </table:table-cell>
          <table:table-cell office:value-type="float" office:value="1427.391968" calcext:value-type="float">
            <text:p>1427,391968</text:p>
          </table:table-cell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float" office:value="1097.602905" calcext:value-type="float">
            <text:p>1097,602905</text:p>
          </table:table-cell>
          <table:table-cell office:value-type="float" office:value="4" calcext:value-type="float">
            <text:p>4</text:p>
          </table:table-cell>
          <table:table-cell office:value-type="float" office:value="363.131012" calcext:value-type="float">
            <text:p>363,131012</text:p>
          </table:table-cell>
          <table:table-cell office:value-type="float" office:value="170059" calcext:value-type="float">
            <text:p>170059</text:p>
          </table:table-cell>
          <table:table-cell office:value-type="float" office:value="881.188965" calcext:value-type="float">
            <text:p>881,188965</text:p>
          </table:table-cell>
          <table:table-cell office:value-type="float" office:value="8" calcext:value-type="float">
            <text:p>8</text:p>
          </table:table-cell>
          <table:table-cell office:value-type="float" office:value="718.38501" calcext:value-type="float">
            <text:p>718,385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854.604004" calcext:value-type="float">
            <text:p>854,604004</text:p>
          </table:table-cell>
          <table:table-cell office:value-type="float" office:value="3" calcext:value-type="float">
            <text:p>3</text:p>
          </table:table-cell>
          <table:table-cell office:value-type="float" office:value="101.596001" calcext:value-type="float">
            <text:p>101,5960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940.779968" calcext:value-type="float">
            <text:p>940,779968</text:p>
          </table:table-cell>
          <table:table-cell office:value-type="float" office:value="5" calcext:value-type="float">
            <text:p>5</text:p>
          </table:table-cell>
          <table:table-cell office:value-type="float" office:value="710.165955" calcext:value-type="float">
            <text:p>710,165955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4.079041" calcext:value-type="float">
            <text:p>964,079041</text:p>
          </table:table-cell>
          <table:table-cell office:value-type="float" office:value="5" calcext:value-type="float">
            <text:p>5</text:p>
          </table:table-cell>
          <table:table-cell office:value-type="float" office:value="272.841003" calcext:value-type="float">
            <text:p>272,841003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9.209045" calcext:value-type="float">
            <text:p>969,209045</text:p>
          </table:table-cell>
          <table:table-cell office:value-type="float" office:value="7" calcext:value-type="float">
            <text:p>7</text:p>
          </table:table-cell>
          <table:table-cell office:value-type="float" office:value="825.490051" calcext:value-type="float">
            <text:p>825,490051</text:p>
          </table:table-cell>
          <table:table-cell office:value-type="float" office:value="170059" calcext:value-type="float">
            <text:p>170059</text:p>
          </table:table-cell>
          <table:table-cell office:value-type="float" office:value="1034.973022" calcext:value-type="float">
            <text:p>1034,973022</text:p>
          </table:table-cell>
          <table:table-cell office:value-type="float" office:value="6" calcext:value-type="float">
            <text:p>6</text:p>
          </table:table-cell>
          <table:table-cell office:value-type="float" office:value="967.079041" calcext:value-type="float">
            <text:p>967,079041</text:p>
          </table:table-cell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988.861023" calcext:value-type="float">
            <text:p>988,861023</text:p>
          </table:table-cell>
          <table:table-cell office:value-type="float" office:value="7" calcext:value-type="float">
            <text:p>7</text:p>
          </table:table-cell>
          <table:table-cell office:value-type="float" office:value="1358.541016" calcext:value-type="float">
            <text:p>1358,541016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83.42395" calcext:value-type="float">
            <text:p>1183,42395</text:p>
          </table:table-cell>
          <table:table-cell office:value-type="float" office:value="8" calcext:value-type="float">
            <text:p>8</text:p>
          </table:table-cell>
          <table:table-cell office:value-type="float" office:value="665.18103" calcext:value-type="float">
            <text:p>665,181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76.557007" calcext:value-type="float">
            <text:p>1076,557007</text:p>
          </table:table-cell>
          <table:table-cell office:value-type="float" office:value="29" calcext:value-type="float">
            <text:p>29</text:p>
          </table:table-cell>
          <table:table-cell office:value-type="float" office:value="3346.231201" calcext:value-type="float">
            <text:p>3346,2312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08.833008" calcext:value-type="float">
            <text:p>1108,833008</text:p>
          </table:table-cell>
          <table:table-cell office:value-type="float" office:value="8" calcext:value-type="float">
            <text:p>8</text:p>
          </table:table-cell>
          <table:table-cell office:value-type="float" office:value="950.877014" calcext:value-type="float">
            <text:p>950,877014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20.478027" calcext:value-type="float">
            <text:p>1020,478027</text:p>
          </table:table-cell>
          <table:table-cell office:value-type="float" office:value="3" calcext:value-type="float">
            <text:p>3</text:p>
          </table:table-cell>
          <table:table-cell office:value-type="float" office:value="661.703003" calcext:value-type="float">
            <text:p>661,7030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37.142944" calcext:value-type="float">
            <text:p>1037,142944</text:p>
          </table:table-cell>
          <table:table-cell office:value-type="float" office:value="7" calcext:value-type="float">
            <text:p>7</text:p>
          </table:table-cell>
          <table:table-cell office:value-type="float" office:value="2472.771973" calcext:value-type="float">
            <text:p>2472,771973</text:p>
          </table:table-cell>
          <table:table-cell office:value-type="float" office:value="170425" calcext:value-type="float">
            <text:p>170425</text:p>
          </table:table-cell>
          <table:table-cell office:value-type="float" office:value="934.851013" calcext:value-type="float">
            <text:p>934,851013</text:p>
          </table:table-cell>
          <table:table-cell office:value-type="float" office:value="5" calcext:value-type="float">
            <text:p>5</text:p>
          </table:table-cell>
          <table:table-cell office:value-type="float" office:value="786.572021" calcext:value-type="float">
            <text:p>786,572021</text:p>
          </table:table-cell>
        </table:table-row>
        <table:table-row table:style-name="ro1">
          <table:table-cell office:value-type="float" office:value="171723" calcext:value-type="float">
            <text:p>171723</text:p>
          </table:table-cell>
          <table:table-cell office:value-type="float" office:value="950.17804" calcext:value-type="float">
            <text:p>950,17804</text:p>
          </table:table-cell>
          <table:table-cell office:value-type="float" office:value="2" calcext:value-type="float">
            <text:p>2</text:p>
          </table:table-cell>
          <table:table-cell office:value-type="float" office:value="84.392998" calcext:value-type="float">
            <text:p>84,392998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78.124023" calcext:value-type="float">
            <text:p>1078,124023</text:p>
          </table:table-cell>
          <table:table-cell office:value-type="float" office:value="2" calcext:value-type="float">
            <text:p>2</text:p>
          </table:table-cell>
          <table:table-cell office:value-type="float" office:value="273.147003" calcext:value-type="float">
            <text:p>273,147003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04.179932" calcext:value-type="float">
            <text:p>1004,179932</text:p>
          </table:table-cell>
          <table:table-cell office:value-type="float" office:value="2" calcext:value-type="float">
            <text:p>2</text:p>
          </table:table-cell>
          <table:table-cell office:value-type="float" office:value="289.221985" calcext:value-type="float">
            <text:p>289,221985</text:p>
          </table:table-cell>
          <table:table-cell office:value-type="float" office:value="171723" calcext:value-type="float">
            <text:p>171723</text:p>
          </table:table-cell>
          <table:table-cell office:value-type="float" office:value="900.071045" calcext:value-type="float">
            <text:p>900,071045</text:p>
          </table:table-cell>
          <table:table-cell office:value-type="float" office:value="1" calcext:value-type="float">
            <text:p>1</text:p>
          </table:table-cell>
          <table:table-cell office:value-type="float" office:value="32.742001" calcext:value-type="float">
            <text:p>32,742001</text:p>
          </table:table-cell>
          <table:table-cell office:value-type="float" office:value="171723" calcext:value-type="float">
            <text:p>171723</text:p>
          </table:table-cell>
          <table:table-cell office:value-type="float" office:value="1231.516968" calcext:value-type="float">
            <text:p>1231,516968</text:p>
          </table:table-cell>
          <table:table-cell office:value-type="float" office:value="1" calcext:value-type="float">
            <text:p>1</text:p>
          </table:table-cell>
          <table:table-cell office:value-type="float" office:value="6.149" calcext:value-type="float">
            <text:p>6,14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50.551025" calcext:value-type="float">
            <text:p>1050,551025</text:p>
          </table:table-cell>
          <table:table-cell office:value-type="float" office:value="1" calcext:value-type="float">
            <text:p>1</text:p>
          </table:table-cell>
          <table:table-cell office:value-type="float" office:value="137.447006" calcext:value-type="float">
            <text:p>137,447006</text:p>
          </table:table-cell>
          <table:table-cell office:value-type="float" office:value="171723" calcext:value-type="float">
            <text:p>171723</text:p>
          </table:table-cell>
          <table:table-cell office:value-type="float" office:value="966.593994" calcext:value-type="float">
            <text:p>966,593994</text:p>
          </table:table-cell>
          <table:table-cell office:value-type="float" office:value="2" calcext:value-type="float">
            <text:p>2</text:p>
          </table:table-cell>
          <table:table-cell office:value-type="float" office:value="89.207993" calcext:value-type="float">
            <text:p>89,207993</text:p>
          </table:table-cell>
        </table:table-row>
        <table:table-row table:style-name="ro1">
          <table:table-cell office:value-type="float" office:value="172734" calcext:value-type="float">
            <text:p>172734</text:p>
          </table:table-cell>
          <table:table-cell office:value-type="float" office:value="1103.605957" calcext:value-type="float">
            <text:p>1103,605957</text:p>
          </table:table-cell>
          <table:table-cell office:value-type="float" office:value="19" calcext:value-type="float">
            <text:p>19</text:p>
          </table:table-cell>
          <table:table-cell office:value-type="float" office:value="3481.717773" calcext:value-type="float">
            <text:p>3481,71777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174.080933" calcext:value-type="float">
            <text:p>1174,080933</text:p>
          </table:table-cell>
          <table:table-cell office:value-type="float" office:value="5" calcext:value-type="float">
            <text:p>5</text:p>
          </table:table-cell>
          <table:table-cell office:value-type="float" office:value="634.279968" calcext:value-type="float">
            <text:p>634,279968</text:p>
          </table:table-cell>
          <table:table-cell office:value-type="float" office:value="172734" calcext:value-type="float">
            <text:p>172734</text:p>
          </table:table-cell>
          <table:table-cell office:value-type="float" office:value="1450.060913" calcext:value-type="float">
            <text:p>1450,060913</text:p>
          </table:table-cell>
          <table:table-cell office:value-type="float" office:value="7" calcext:value-type="float">
            <text:p>7</text:p>
          </table:table-cell>
          <table:table-cell office:value-type="float" office:value="616.915955" calcext:value-type="float">
            <text:p>616,915955</text:p>
          </table:table-cell>
          <table:table-cell office:value-type="float" office:value="172734" calcext:value-type="float">
            <text:p>172734</text:p>
          </table:table-cell>
          <table:table-cell office:value-type="float" office:value="1358.904907" calcext:value-type="float">
            <text:p>1358,904907</text:p>
          </table:table-cell>
          <table:table-cell office:value-type="float" office:value="4" calcext:value-type="float">
            <text:p>4</text:p>
          </table:table-cell>
          <table:table-cell office:value-type="float" office:value="436.671997" calcext:value-type="float">
            <text:p>436,671997</text:p>
          </table:table-cell>
          <table:table-cell office:value-type="float" office:value="172734" calcext:value-type="float">
            <text:p>172734</text:p>
          </table:table-cell>
          <table:table-cell office:value-type="float" office:value="834.338013" calcext:value-type="float">
            <text:p>834,338013</text:p>
          </table:table-cell>
          <table:table-cell office:value-type="float" office:value="2" calcext:value-type="float">
            <text:p>2</text:p>
          </table:table-cell>
          <table:table-cell office:value-type="float" office:value="293.17099" calcext:value-type="float">
            <text:p>293,17099</text:p>
          </table:table-cell>
          <table:table-cell office:value-type="float" office:value="172734" calcext:value-type="float">
            <text:p>172734</text:p>
          </table:table-cell>
          <table:table-cell office:value-type="float" office:value="997.018005" calcext:value-type="float">
            <text:p>997,018005</text:p>
          </table:table-cell>
          <table:table-cell office:value-type="float" office:value="7" calcext:value-type="float">
            <text:p>7</text:p>
          </table:table-cell>
          <table:table-cell office:value-type="float" office:value="1185.945923" calcext:value-type="float">
            <text:p>1185,94592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209.239014" calcext:value-type="float">
            <text:p>1209,239014</text:p>
          </table:table-cell>
          <table:table-cell office:value-type="float" office:value="7" calcext:value-type="float">
            <text:p>7</text:p>
          </table:table-cell>
          <table:table-cell office:value-type="float" office:value="665.913025" calcext:value-type="float">
            <text:p>665,913025</text:p>
          </table:table-cell>
        </table:table-row>
        <table:table-row table:style-name="ro1">
          <table:table-cell office:value-type="float" office:value="181100" calcext:value-type="float">
            <text:p>181100</text:p>
          </table:table-cell>
          <table:table-cell office:value-type="float" office:value="1229.68396" calcext:value-type="float">
            <text:p>1229,68396</text:p>
          </table:table-cell>
          <table:table-cell office:value-type="float" office:value="72" calcext:value-type="float">
            <text:p>72</text:p>
          </table:table-cell>
          <table:table-cell office:value-type="float" office:value="2073.09375" calcext:value-type="float">
            <text:p>2073,0937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06.083008" calcext:value-type="float">
            <text:p>1106,083008</text:p>
          </table:table-cell>
          <table:table-cell office:value-type="float" office:value="86" calcext:value-type="float">
            <text:p>86</text:p>
          </table:table-cell>
          <table:table-cell office:value-type="float" office:value="1985.609863" calcext:value-type="float">
            <text:p>1985,609863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40.605957" calcext:value-type="float">
            <text:p>1240,605957</text:p>
          </table:table-cell>
          <table:table-cell office:value-type="float" office:value="81" calcext:value-type="float">
            <text:p>81</text:p>
          </table:table-cell>
          <table:table-cell office:value-type="float" office:value="2182.616699" calcext:value-type="float">
            <text:p>2182,6166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74.72998" calcext:value-type="float">
            <text:p>1274,72998</text:p>
          </table:table-cell>
          <table:table-cell office:value-type="float" office:value="2" calcext:value-type="float">
            <text:p>2</text:p>
          </table:table-cell>
          <table:table-cell office:value-type="float" office:value="50.682999" calcext:value-type="float">
            <text:p>50,6829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09.735962" calcext:value-type="float">
            <text:p>1209,735962</text:p>
          </table:table-cell>
          <table:table-cell office:value-type="float" office:value="85" calcext:value-type="float">
            <text:p>85</text:p>
          </table:table-cell>
          <table:table-cell office:value-type="float" office:value="3121.330322" calcext:value-type="float">
            <text:p>3121,330322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38.049927" calcext:value-type="float">
            <text:p>1138,049927</text:p>
          </table:table-cell>
          <table:table-cell office:value-type="float" office:value="44" calcext:value-type="float">
            <text:p>44</text:p>
          </table:table-cell>
          <table:table-cell office:value-type="float" office:value="1360.265015" calcext:value-type="float">
            <text:p>1360,26501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28.759033" calcext:value-type="float">
            <text:p>1228,759033</text:p>
          </table:table-cell>
          <table:table-cell office:value-type="float" office:value="93" calcext:value-type="float">
            <text:p>93</text:p>
          </table:table-cell>
          <table:table-cell office:value-type="float" office:value="2284.331787" calcext:value-type="float">
            <text:p>2284,331787</text:p>
          </table:table-cell>
        </table:table-row>
        <table:table-row table:style-name="ro1">
          <table:table-cell office:value-type="float" office:value="131337" calcext:value-type="float">
            <text:p>131337</text:p>
          </table:table-cell>
          <table:table-cell office:value-type="float" office:value="1333.253052" calcext:value-type="float">
            <text:p>1333,253052</text:p>
          </table:table-cell>
          <table:table-cell office:value-type="float" office:value="18" calcext:value-type="float">
            <text:p>18</text:p>
          </table:table-cell>
          <table:table-cell office:value-type="float" office:value="6889.393555" calcext:value-type="float">
            <text:p>6889,39355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198.719971" calcext:value-type="float">
            <text:p>1198,719971</text:p>
          </table:table-cell>
          <table:table-cell office:value-type="float" office:value="17" calcext:value-type="float">
            <text:p>17</text:p>
          </table:table-cell>
          <table:table-cell office:value-type="float" office:value="3660.470459" calcext:value-type="float">
            <text:p>3660,470459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05.073975" calcext:value-type="float">
            <text:p>1305,073975</text:p>
          </table:table-cell>
          <table:table-cell office:value-type="float" office:value="14" calcext:value-type="float">
            <text:p>14</text:p>
          </table:table-cell>
          <table:table-cell office:value-type="float" office:value="5813.825195" calcext:value-type="float">
            <text:p>5813,82519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29.833984" calcext:value-type="float">
            <text:p>1229,833984</text:p>
          </table:table-cell>
          <table:table-cell office:value-type="float" office:value="13" calcext:value-type="float">
            <text:p>13</text:p>
          </table:table-cell>
          <table:table-cell office:value-type="float" office:value="7432.921387" calcext:value-type="float">
            <text:p>7432,921387</text:p>
          </table:table-cell>
          <table:table-cell office:value-type="float" office:value="131337" calcext:value-type="float">
            <text:p>131337</text:p>
          </table:table-cell>
          <table:table-cell office:value-type="float" office:value="975.598999" calcext:value-type="float">
            <text:p>975,598999</text:p>
          </table:table-cell>
          <table:table-cell office:value-type="float" office:value="11" calcext:value-type="float">
            <text:p>11</text:p>
          </table:table-cell>
          <table:table-cell office:value-type="float" office:value="4534.521973" calcext:value-type="float">
            <text:p>4534,521973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14.64502" calcext:value-type="float">
            <text:p>1314,64502</text:p>
          </table:table-cell>
          <table:table-cell office:value-type="float" office:value="16" calcext:value-type="float">
            <text:p>16</text:p>
          </table:table-cell>
          <table:table-cell office:value-type="float" office:value="8235.015625" calcext:value-type="float">
            <text:p>8235,01562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13.703979" calcext:value-type="float">
            <text:p>1213,703979</text:p>
          </table:table-cell>
          <table:table-cell office:value-type="float" office:value="10" calcext:value-type="float">
            <text:p>10</text:p>
          </table:table-cell>
          <table:table-cell office:value-type="float" office:value="4470.226074" calcext:value-type="float">
            <text:p>4470,226074</text:p>
          </table:table-cell>
        </table:table-row>
        <table:table-row table:style-name="ro1">
          <table:table-cell office:value-type="float" office:value="141209" calcext:value-type="float">
            <text:p>141209</text:p>
          </table:table-cell>
          <table:table-cell office:value-type="float" office:value="1040.117065" calcext:value-type="float">
            <text:p>1040,117065</text:p>
          </table:table-cell>
          <table:table-cell office:value-type="float" office:value="129" calcext:value-type="float">
            <text:p>129</text:p>
          </table:table-cell>
          <table:table-cell office:value-type="float" office:value="4033.139648" calcext:value-type="float">
            <text:p>4033,139648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65.385986" calcext:value-type="float">
            <text:p>1165,385986</text:p>
          </table:table-cell>
          <table:table-cell office:value-type="float" office:value="117" calcext:value-type="float">
            <text:p>117</text:p>
          </table:table-cell>
          <table:table-cell office:value-type="float" office:value="3081.629883" calcext:value-type="float">
            <text:p>3081,6298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22.665955" calcext:value-type="float">
            <text:p>1022,665955</text:p>
          </table:table-cell>
          <table:table-cell office:value-type="float" office:value="121" calcext:value-type="float">
            <text:p>121</text:p>
          </table:table-cell>
          <table:table-cell office:value-type="float" office:value="3922.657959" calcext:value-type="float">
            <text:p>3922,657959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33.359009" calcext:value-type="float">
            <text:p>1133,359009</text:p>
          </table:table-cell>
          <table:table-cell office:value-type="float" office:value="1" calcext:value-type="float">
            <text:p>1</text:p>
          </table:table-cell>
          <table:table-cell office:value-type="float" office:value="5.247" calcext:value-type="float">
            <text:p>5,247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51.880981" calcext:value-type="float">
            <text:p>1051,880981</text:p>
          </table:table-cell>
          <table:table-cell office:value-type="float" office:value="127" calcext:value-type="float">
            <text:p>127</text:p>
          </table:table-cell>
          <table:table-cell office:value-type="float" office:value="2458.692383" calcext:value-type="float">
            <text:p>2458,6923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63.374023" calcext:value-type="float">
            <text:p>1063,374023</text:p>
          </table:table-cell>
          <table:table-cell office:value-type="float" office:value="160" calcext:value-type="float">
            <text:p>160</text:p>
          </table:table-cell>
          <table:table-cell office:value-type="float" office:value="4923.38623" calcext:value-type="float">
            <text:p>4923,3862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72.361938" calcext:value-type="float">
            <text:p>1072,361938</text:p>
          </table:table-cell>
          <table:table-cell office:value-type="float" office:value="135" calcext:value-type="float">
            <text:p>135</text:p>
          </table:table-cell>
          <table:table-cell office:value-type="float" office:value="3818.083252" calcext:value-type="float">
            <text:p>3818,083252</text:p>
          </table:table-cell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164.412964" calcext:value-type="float">
            <text:p>1164,412964</text:p>
          </table:table-cell>
          <table:table-cell office:value-type="float" office:value="108" calcext:value-type="float">
            <text:p>108</text:p>
          </table:table-cell>
          <table:table-cell office:value-type="float" office:value="2701.851074" calcext:value-type="float">
            <text:p>2701,851074</text:p>
          </table:table-cell>
          <table:table-cell office:value-type="float" office:value="141418" calcext:value-type="float">
            <text:p>141418</text:p>
          </table:table-cell>
          <table:table-cell office:value-type="float" office:value="1499.712891" calcext:value-type="float">
            <text:p>1499,712891</text:p>
          </table:table-cell>
          <table:table-cell office:value-type="float" office:value="94" calcext:value-type="float">
            <text:p>94</text:p>
          </table:table-cell>
          <table:table-cell office:value-type="float" office:value="2932.231201" calcext:value-type="float">
            <text:p>2932,231201</text:p>
          </table:table-cell>
          <table:table-cell office:value-type="float" office:value="141418" calcext:value-type="float">
            <text:p>141418</text:p>
          </table:table-cell>
          <table:table-cell office:value-type="float" office:value="1063.963013" calcext:value-type="float">
            <text:p>1063,963013</text:p>
          </table:table-cell>
          <table:table-cell office:value-type="float" office:value="119" calcext:value-type="float">
            <text:p>119</text:p>
          </table:table-cell>
          <table:table-cell office:value-type="float" office:value="3329.446289" calcext:value-type="float">
            <text:p>3329,446289</text:p>
          </table:table-cell>
          <table:table-cell office:value-type="float" office:value="141418" calcext:value-type="float">
            <text:p>141418</text:p>
          </table:table-cell>
          <table:table-cell office:value-type="float" office:value="1124.331909" calcext:value-type="float">
            <text:p>1124,331909</text:p>
          </table:table-cell>
          <table:table-cell office:value-type="float" office:value="85" calcext:value-type="float">
            <text:p>85</text:p>
          </table:table-cell>
          <table:table-cell office:value-type="float" office:value="3633.241943" calcext:value-type="float">
            <text:p>3633,241943</text:p>
          </table:table-cell>
          <table:table-cell office:value-type="float" office:value="141418" calcext:value-type="float">
            <text:p>141418</text:p>
          </table:table-cell>
          <table:table-cell office:value-type="float" office:value="1236.723999" calcext:value-type="float">
            <text:p>1236,723999</text:p>
          </table:table-cell>
          <table:table-cell office:value-type="float" office:value="1" calcext:value-type="float">
            <text:p>1</text:p>
          </table:table-cell>
          <table:table-cell office:value-type="float" office:value="91.486" calcext:value-type="float">
            <text:p>91,486</text:p>
          </table:table-cell>
          <table:table-cell office:value-type="float" office:value="141418" calcext:value-type="float">
            <text:p>141418</text:p>
          </table:table-cell>
          <table:table-cell office:value-type="float" office:value="954.079956" calcext:value-type="float">
            <text:p>954,079956</text:p>
          </table:table-cell>
          <table:table-cell office:value-type="float" office:value="108" calcext:value-type="float">
            <text:p>108</text:p>
          </table:table-cell>
          <table:table-cell office:value-type="float" office:value="2815.57251" calcext:value-type="float">
            <text:p>2815,57251</text:p>
          </table:table-cell>
          <table:table-cell office:value-type="float" office:value="141418" calcext:value-type="float">
            <text:p>141418</text:p>
          </table:table-cell>
          <table:table-cell office:value-type="float" office:value="944.5" calcext:value-type="float">
            <text:p>944,5</text:p>
          </table:table-cell>
          <table:table-cell office:value-type="float" office:value="138" calcext:value-type="float">
            <text:p>138</text:p>
          </table:table-cell>
          <table:table-cell office:value-type="float" office:value="4115.728516" calcext:value-type="float">
            <text:p>4115,728516</text:p>
          </table:table-cell>
        </table:table-row>
        <table:table-row table:style-name="ro1">
          <table:table-cell office:value-type="float" office:value="141620" calcext:value-type="float">
            <text:p>141620</text:p>
          </table:table-cell>
          <table:table-cell office:value-type="float" office:value="1050.768066" calcext:value-type="float">
            <text:p>1050,768066</text:p>
          </table:table-cell>
          <table:table-cell office:value-type="float" office:value="8" calcext:value-type="float">
            <text:p>8</text:p>
          </table:table-cell>
          <table:table-cell office:value-type="float" office:value="1089.388062" calcext:value-type="float">
            <text:p>1089,388062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2.394043" calcext:value-type="float">
            <text:p>1052,394043</text:p>
          </table:table-cell>
          <table:table-cell office:value-type="float" office:value="9" calcext:value-type="float">
            <text:p>9</text:p>
          </table:table-cell>
          <table:table-cell office:value-type="float" office:value="532.719971" calcext:value-type="float">
            <text:p>532,719971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09.063965" calcext:value-type="float">
            <text:p>1009,063965</text:p>
          </table:table-cell>
          <table:table-cell office:value-type="float" office:value="7" calcext:value-type="float">
            <text:p>7</text:p>
          </table:table-cell>
          <table:table-cell office:value-type="float" office:value="824.989014" calcext:value-type="float">
            <text:p>824,989014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15.424011" calcext:value-type="float">
            <text:p>1015,424011</text:p>
          </table:table-cell>
          <table:table-cell office:value-type="float" office:value="7" calcext:value-type="float">
            <text:p>7</text:p>
          </table:table-cell>
          <table:table-cell office:value-type="float" office:value="339.835999" calcext:value-type="float">
            <text:p>339,83599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158.33606" calcext:value-type="float">
            <text:p>1158,33606</text:p>
          </table:table-cell>
          <table:table-cell office:value-type="float" office:value="7" calcext:value-type="float">
            <text:p>7</text:p>
          </table:table-cell>
          <table:table-cell office:value-type="float" office:value="1436.728149" calcext:value-type="float">
            <text:p>1436,72814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325.258911" calcext:value-type="float">
            <text:p>1325,258911</text:p>
          </table:table-cell>
          <table:table-cell office:value-type="float" office:value="6" calcext:value-type="float">
            <text:p>6</text:p>
          </table:table-cell>
          <table:table-cell office:value-type="float" office:value="1935.914917" calcext:value-type="float">
            <text:p>1935,914917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3.36792" calcext:value-type="float">
            <text:p>1053,36792</text:p>
          </table:table-cell>
          <table:table-cell office:value-type="float" office:value="42" calcext:value-type="float">
            <text:p>42</text:p>
          </table:table-cell>
          <table:table-cell office:value-type="float" office:value="6541.09668" calcext:value-type="float">
            <text:p>6541,09668</text:p>
          </table:table-cell>
        </table:table-row>
        <table:table-row table:style-name="ro1">
          <table:table-cell office:value-type="float" office:value="143541" calcext:value-type="float">
            <text:p>143541</text:p>
          </table:table-cell>
          <table:table-cell office:value-type="float" office:value="979.067993" calcext:value-type="float">
            <text:p>979,067993</text:p>
          </table:table-cell>
          <table:table-cell office:value-type="float" office:value="9" calcext:value-type="float">
            <text:p>9</text:p>
          </table:table-cell>
          <table:table-cell office:value-type="float" office:value="1620.92395" calcext:value-type="float">
            <text:p>1620,92395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06.347046" calcext:value-type="float">
            <text:p>1306,347046</text:p>
          </table:table-cell>
          <table:table-cell office:value-type="float" office:value="12" calcext:value-type="float">
            <text:p>12</text:p>
          </table:table-cell>
          <table:table-cell office:value-type="float" office:value="3420.30542" calcext:value-type="float">
            <text:p>3420,30542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90.672974" calcext:value-type="float">
            <text:p>1190,672974</text:p>
          </table:table-cell>
          <table:table-cell office:value-type="float" office:value="11" calcext:value-type="float">
            <text:p>11</text:p>
          </table:table-cell>
          <table:table-cell office:value-type="float" office:value="5519.50293" calcext:value-type="float">
            <text:p>5519,50293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32.48999" calcext:value-type="float">
            <text:p>1132,48999</text:p>
          </table:table-cell>
          <table:table-cell office:value-type="float" office:value="7" calcext:value-type="float">
            <text:p>7</text:p>
          </table:table-cell>
          <table:table-cell office:value-type="float" office:value="2601.499756" calcext:value-type="float">
            <text:p>2601,4997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10.021973" calcext:value-type="float">
            <text:p>1310,021973</text:p>
          </table:table-cell>
          <table:table-cell office:value-type="float" office:value="2" calcext:value-type="float">
            <text:p>2</text:p>
          </table:table-cell>
          <table:table-cell office:value-type="float" office:value="3900.542969" calcext:value-type="float">
            <text:p>3900,542969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6.985107" calcext:value-type="float">
            <text:p>1146,985107</text:p>
          </table:table-cell>
          <table:table-cell office:value-type="float" office:value="7" calcext:value-type="float">
            <text:p>7</text:p>
          </table:table-cell>
          <table:table-cell office:value-type="float" office:value="4693.972656" calcext:value-type="float">
            <text:p>4693,9726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5.890015" calcext:value-type="float">
            <text:p>1145,890015</text:p>
          </table:table-cell>
          <table:table-cell office:value-type="float" office:value="7" calcext:value-type="float">
            <text:p>7</text:p>
          </table:table-cell>
          <table:table-cell office:value-type="float" office:value="3780.244385" calcext:value-type="float">
            <text:p>3780,244385</text:p>
          </table:table-cell>
        </table:table-row>
        <table:table-row table:style-name="ro1">
          <table:table-cell office:value-type="float" office:value="143822" calcext:value-type="float">
            <text:p>143822</text:p>
          </table:table-cell>
          <table:table-cell office:value-type="float" office:value="1026.187988" calcext:value-type="float">
            <text:p>1026,187988</text:p>
          </table:table-cell>
          <table:table-cell office:value-type="float" office:value="6" calcext:value-type="float">
            <text:p>6</text:p>
          </table:table-cell>
          <table:table-cell office:value-type="float" office:value="720.328003" calcext:value-type="float">
            <text:p>720,328003</text:p>
          </table:table-cell>
          <table:table-cell office:value-type="float" office:value="143822" calcext:value-type="float">
            <text:p>143822</text:p>
          </table:table-cell>
          <table:table-cell office:value-type="float" office:value="1417.942017" calcext:value-type="float">
            <text:p>1417,942017</text:p>
          </table:table-cell>
          <table:table-cell office:value-type="float" office:value="4" calcext:value-type="float">
            <text:p>4</text:p>
          </table:table-cell>
          <table:table-cell office:value-type="float" office:value="600.460022" calcext:value-type="float">
            <text:p>600,460022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41.789062" calcext:value-type="float">
            <text:p>1041,789062</text:p>
          </table:table-cell>
          <table:table-cell office:value-type="float" office:value="5" calcext:value-type="float">
            <text:p>5</text:p>
          </table:table-cell>
          <table:table-cell office:value-type="float" office:value="725.368958" calcext:value-type="float">
            <text:p>725,368958</text:p>
          </table:table-cell>
          <table:table-cell office:value-type="float" office:value="143822" calcext:value-type="float">
            <text:p>143822</text:p>
          </table:table-cell>
          <table:table-cell office:value-type="float" office:value="946.85498" calcext:value-type="float">
            <text:p>946,85498</text:p>
          </table:table-cell>
          <table:table-cell office:value-type="float" office:value="6" calcext:value-type="float">
            <text:p>6</text:p>
          </table:table-cell>
          <table:table-cell office:value-type="float" office:value="491.255005" calcext:value-type="float">
            <text:p>491,255005</text:p>
          </table:table-cell>
          <table:table-cell office:value-type="float" office:value="143822" calcext:value-type="float">
            <text:p>143822</text:p>
          </table:table-cell>
          <table:table-cell office:value-type="float" office:value="1119.789917" calcext:value-type="float">
            <text:p>1119,789917</text:p>
          </table:table-cell>
          <table:table-cell office:value-type="float" office:value="3" calcext:value-type="float">
            <text:p>3</text:p>
          </table:table-cell>
          <table:table-cell office:value-type="float" office:value="395.102997" calcext:value-type="float">
            <text:p>395,102997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79.556885" calcext:value-type="float">
            <text:p>1079,556885</text:p>
          </table:table-cell>
          <table:table-cell office:value-type="float" office:value="3" calcext:value-type="float">
            <text:p>3</text:p>
          </table:table-cell>
          <table:table-cell office:value-type="float" office:value="375.900024" calcext:value-type="float">
            <text:p>375,900024</text:p>
          </table:table-cell>
          <table:table-cell office:value-type="float" office:value="143822" calcext:value-type="float">
            <text:p>143822</text:p>
          </table:table-cell>
          <table:table-cell office:value-type="float" office:value="1320.696045" calcext:value-type="float">
            <text:p>1320,696045</text:p>
          </table:table-cell>
          <table:table-cell office:value-type="float" office:value="40" calcext:value-type="float">
            <text:p>40</text:p>
          </table:table-cell>
          <table:table-cell office:value-type="float" office:value="4603.477051" calcext:value-type="float">
            <text:p>4603,477051</text:p>
          </table:table-cell>
        </table:table-row>
        <table:table-row table:style-name="ro1">
          <table:table-cell office:value-type="float" office:value="144548" calcext:value-type="float">
            <text:p>144548</text:p>
          </table:table-cell>
          <table:table-cell office:value-type="float" office:value="891.92804" calcext:value-type="float">
            <text:p>891,92804</text:p>
          </table:table-cell>
          <table:table-cell office:value-type="float" office:value="6" calcext:value-type="float">
            <text:p>6</text:p>
          </table:table-cell>
          <table:table-cell office:value-type="float" office:value="177.632996" calcext:value-type="float">
            <text:p>177,632996</text:p>
          </table:table-cell>
          <table:table-cell office:value-type="float" office:value="144548" calcext:value-type="float">
            <text:p>144548</text:p>
          </table:table-cell>
          <table:table-cell office:value-type="float" office:value="824.617981" calcext:value-type="float">
            <text:p>824,617981</text:p>
          </table:table-cell>
          <table:table-cell office:value-type="float" office:value="3" calcext:value-type="float">
            <text:p>3</text:p>
          </table:table-cell>
          <table:table-cell office:value-type="float" office:value="640.703979" calcext:value-type="float">
            <text:p>640,703979</text:p>
          </table:table-cell>
          <table:table-cell office:value-type="float" office:value="144548" calcext:value-type="float">
            <text:p>144548</text:p>
          </table:table-cell>
          <table:table-cell office:value-type="float" office:value="838.466003" calcext:value-type="float">
            <text:p>838,466003</text:p>
          </table:table-cell>
          <table:table-cell office:value-type="float" office:value="3" calcext:value-type="float">
            <text:p>3</text:p>
          </table:table-cell>
          <table:table-cell office:value-type="float" office:value="365.593994" calcext:value-type="float">
            <text:p>365,593994</text:p>
          </table:table-cell>
          <table:table-cell office:value-type="float" office:value="144548" calcext:value-type="float">
            <text:p>144548</text:p>
          </table:table-cell>
          <table:table-cell office:value-type="float" office:value="1088.096069" calcext:value-type="float">
            <text:p>1088,096069</text:p>
          </table:table-cell>
          <table:table-cell office:value-type="float" office:value="10" calcext:value-type="float">
            <text:p>10</text:p>
          </table:table-cell>
          <table:table-cell office:value-type="float" office:value="835.229004" calcext:value-type="float">
            <text:p>835,229004</text:p>
          </table:table-cell>
          <table:table-cell office:value-type="float" office:value="144548" calcext:value-type="float">
            <text:p>144548</text:p>
          </table:table-cell>
          <table:table-cell office:value-type="float" office:value="947.036987" calcext:value-type="float">
            <text:p>947,036987</text:p>
          </table:table-cell>
          <table:table-cell office:value-type="float" office:value="4" calcext:value-type="float">
            <text:p>4</text:p>
          </table:table-cell>
          <table:table-cell office:value-type="float" office:value="500.057007" calcext:value-type="float">
            <text:p>500,057007</text:p>
          </table:table-cell>
          <table:table-cell office:value-type="float" office:value="144548" calcext:value-type="float">
            <text:p>144548</text:p>
          </table:table-cell>
          <table:table-cell office:value-type="float" office:value="914.496033" calcext:value-type="float">
            <text:p>914,496033</text:p>
          </table:table-cell>
          <table:table-cell office:value-type="float" office:value="14" calcext:value-type="float">
            <text:p>14</text:p>
          </table:table-cell>
          <table:table-cell office:value-type="float" office:value="1093.393921" calcext:value-type="float">
            <text:p>1093,393921</text:p>
          </table:table-cell>
          <table:table-cell office:value-type="float" office:value="144548" calcext:value-type="float">
            <text:p>144548</text:p>
          </table:table-cell>
          <table:table-cell office:value-type="float" office:value="866.544006" calcext:value-type="float">
            <text:p>866,544006</text:p>
          </table:table-cell>
          <table:table-cell office:value-type="float" office:value="5" calcext:value-type="float">
            <text:p>5</text:p>
          </table:table-cell>
          <table:table-cell office:value-type="float" office:value="275.095001" calcext:value-type="float">
            <text:p>275,095001</text:p>
          </table:table-cell>
        </table:table-row>
        <table:table-row table:style-name="ro1">
          <table:table-cell office:value-type="float" office:value="144907" calcext:value-type="float">
            <text:p>144907</text:p>
          </table:table-cell>
          <table:table-cell office:value-type="float" office:value="925.314026" calcext:value-type="float">
            <text:p>925,314026</text:p>
          </table:table-cell>
          <table:table-cell office:value-type="float" office:value="151" calcext:value-type="float">
            <text:p>151</text:p>
          </table:table-cell>
          <table:table-cell office:value-type="float" office:value="4037.067139" calcext:value-type="float">
            <text:p>4037,067139</text:p>
          </table:table-cell>
          <table:table-cell office:value-type="float" office:value="144907" calcext:value-type="float">
            <text:p>144907</text:p>
          </table:table-cell>
          <table:table-cell office:value-type="float" office:value="843.822021" calcext:value-type="float">
            <text:p>843,822021</text:p>
          </table:table-cell>
          <table:table-cell office:value-type="float" office:value="160" calcext:value-type="float">
            <text:p>160</text:p>
          </table:table-cell>
          <table:table-cell office:value-type="float" office:value="4031.4375" calcext:value-type="float">
            <text:p>4031,4375</text:p>
          </table:table-cell>
          <table:table-cell office:value-type="float" office:value="144907" calcext:value-type="float">
            <text:p>144907</text:p>
          </table:table-cell>
          <table:table-cell office:value-type="float" office:value="966.037964" calcext:value-type="float">
            <text:p>966,037964</text:p>
          </table:table-cell>
          <table:table-cell office:value-type="float" office:value="171" calcext:value-type="float">
            <text:p>171</text:p>
          </table:table-cell>
          <table:table-cell office:value-type="float" office:value="5148.489258" calcext:value-type="float">
            <text:p>5148,489258</text:p>
          </table:table-cell>
          <table:table-cell office:value-type="float" office:value="144907" calcext:value-type="float">
            <text:p>144907</text:p>
          </table:table-cell>
          <table:table-cell office:value-type="float" office:value="951.401001" calcext:value-type="float">
            <text:p>951,401001</text:p>
          </table:table-cell>
          <table:table-cell office:value-type="float" office:value="10" calcext:value-type="float">
            <text:p>10</text:p>
          </table:table-cell>
          <table:table-cell office:value-type="float" office:value="395.680023" calcext:value-type="float">
            <text:p>395,680023</text:p>
          </table:table-cell>
          <table:table-cell office:value-type="float" office:value="144907" calcext:value-type="float">
            <text:p>144907</text:p>
          </table:table-cell>
          <table:table-cell office:value-type="float" office:value="828.333008" calcext:value-type="float">
            <text:p>828,333008</text:p>
          </table:table-cell>
          <table:table-cell office:value-type="float" office:value="159" calcext:value-type="float">
            <text:p>159</text:p>
          </table:table-cell>
          <table:table-cell office:value-type="float" office:value="4682.266602" calcext:value-type="float">
            <text:p>4682,266602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78.735962" calcext:value-type="float">
            <text:p>1078,735962</text:p>
          </table:table-cell>
          <table:table-cell office:value-type="float" office:value="197" calcext:value-type="float">
            <text:p>197</text:p>
          </table:table-cell>
          <table:table-cell office:value-type="float" office:value="5524.307617" calcext:value-type="float">
            <text:p>5524,307617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91.531006" calcext:value-type="float">
            <text:p>1091,531006</text:p>
          </table:table-cell>
          <table:table-cell office:value-type="float" office:value="169" calcext:value-type="float">
            <text:p>169</text:p>
          </table:table-cell>
          <table:table-cell office:value-type="float" office:value="5464.837891" calcext:value-type="float">
            <text:p>5464,837891</text:p>
          </table:table-cell>
        </table:table-row>
        <table:table-row table:style-name="ro1">
          <table:table-cell office:value-type="float" office:value="145135" calcext:value-type="float">
            <text:p>145135</text:p>
          </table:table-cell>
          <table:table-cell office:value-type="float" office:value="1248.543945" calcext:value-type="float">
            <text:p>1248,543945</text:p>
          </table:table-cell>
          <table:table-cell office:value-type="float" office:value="4" calcext:value-type="float">
            <text:p>4</text:p>
          </table:table-cell>
          <table:table-cell office:value-type="float" office:value="249.29599" calcext:value-type="float">
            <text:p>249,29599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43.715942" calcext:value-type="float">
            <text:p>1143,715942</text:p>
          </table:table-cell>
          <table:table-cell office:value-type="float" office:value="7" calcext:value-type="float">
            <text:p>7</text:p>
          </table:table-cell>
          <table:table-cell office:value-type="float" office:value="941.269043" calcext:value-type="float">
            <text:p>941,269043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20.196045" calcext:value-type="float">
            <text:p>1120,196045</text:p>
          </table:table-cell>
          <table:table-cell office:value-type="float" office:value="4" calcext:value-type="float">
            <text:p>4</text:p>
          </table:table-cell>
          <table:table-cell office:value-type="float" office:value="350.347992" calcext:value-type="float">
            <text:p>350,347992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50.93396" calcext:value-type="float">
            <text:p>1150,93396</text:p>
          </table:table-cell>
          <table:table-cell office:value-type="float" office:value="5" calcext:value-type="float">
            <text:p>5</text:p>
          </table:table-cell>
          <table:table-cell office:value-type="float" office:value="251.91301" calcext:value-type="float">
            <text:p>251,91301</text:p>
          </table:table-cell>
          <table:table-cell office:value-type="float" office:value="145135" calcext:value-type="float">
            <text:p>145135</text:p>
          </table:table-cell>
          <table:table-cell office:value-type="float" office:value="1324.133057" calcext:value-type="float">
            <text:p>1324,133057</text:p>
          </table:table-cell>
          <table:table-cell office:value-type="float" office:value="5" calcext:value-type="float">
            <text:p>5</text:p>
          </table:table-cell>
          <table:table-cell office:value-type="float" office:value="425.313995" calcext:value-type="float">
            <text:p>425,313995</text:p>
          </table:table-cell>
          <table:table-cell office:value-type="float" office:value="145135" calcext:value-type="float">
            <text:p>145135</text:p>
          </table:table-cell>
          <table:table-cell office:value-type="float" office:value="1701.148071" calcext:value-type="float">
            <text:p>1701,148071</text:p>
          </table:table-cell>
          <table:table-cell office:value-type="float" office:value="45" calcext:value-type="float">
            <text:p>45</text:p>
          </table:table-cell>
          <table:table-cell office:value-type="float" office:value="3144.880127" calcext:value-type="float">
            <text:p>3144,880127</text:p>
          </table:table-cell>
          <table:table-cell office:value-type="float" office:value="145135" calcext:value-type="float">
            <text:p>145135</text:p>
          </table:table-cell>
          <table:table-cell office:value-type="float" office:value="1005.082947" calcext:value-type="float">
            <text:p>1005,082947</text:p>
          </table:table-cell>
          <table:table-cell office:value-type="float" office:value="4" calcext:value-type="float">
            <text:p>4</text:p>
          </table:table-cell>
          <table:table-cell office:value-type="float" office:value="158.690994" calcext:value-type="float">
            <text:p>158,690994</text:p>
          </table:table-cell>
        </table:table-row>
        <table:table-row table:style-name="ro1">
          <table:table-cell office:value-type="float" office:value="145322" calcext:value-type="float">
            <text:p>145322</text:p>
          </table:table-cell>
          <table:table-cell office:value-type="float" office:value="899.994019" calcext:value-type="float">
            <text:p>899,994019</text:p>
          </table:table-cell>
          <table:table-cell office:value-type="float" office:value="4" calcext:value-type="float">
            <text:p>4</text:p>
          </table:table-cell>
          <table:table-cell office:value-type="float" office:value="490.617004" calcext:value-type="float">
            <text:p>490,617004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4.073975" calcext:value-type="float">
            <text:p>984,073975</text:p>
          </table:table-cell>
          <table:table-cell office:value-type="float" office:value="3" calcext:value-type="float">
            <text:p>3</text:p>
          </table:table-cell>
          <table:table-cell office:value-type="float" office:value="214.059006" calcext:value-type="float">
            <text:p>214,059006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3.203003" calcext:value-type="float">
            <text:p>983,203003</text:p>
          </table:table-cell>
          <table:table-cell office:value-type="float" office:value="6" calcext:value-type="float">
            <text:p>6</text:p>
          </table:table-cell>
          <table:table-cell office:value-type="float" office:value="667.011963" calcext:value-type="float">
            <text:p>667,011963</text:p>
          </table:table-cell>
          <table:table-cell office:value-type="float" office:value="145322" calcext:value-type="float">
            <text:p>145322</text:p>
          </table:table-cell>
          <table:table-cell office:value-type="float" office:value="702.609009" calcext:value-type="float">
            <text:p>702,609009</text:p>
          </table:table-cell>
          <table:table-cell office:value-type="float" office:value="4" calcext:value-type="float">
            <text:p>4</text:p>
          </table:table-cell>
          <table:table-cell office:value-type="float" office:value="701.930054" calcext:value-type="float">
            <text:p>701,930054</text:p>
          </table:table-cell>
          <table:table-cell office:value-type="float" office:value="145322" calcext:value-type="float">
            <text:p>145322</text:p>
          </table:table-cell>
          <table:table-cell office:value-type="float" office:value="873.399963" calcext:value-type="float">
            <text:p>873,399963</text:p>
          </table:table-cell>
          <table:table-cell office:value-type="float" office:value="5" calcext:value-type="float">
            <text:p>5</text:p>
          </table:table-cell>
          <table:table-cell office:value-type="float" office:value="946.500977" calcext:value-type="float">
            <text:p>946,500977</text:p>
          </table:table-cell>
          <table:table-cell office:value-type="float" office:value="145322" calcext:value-type="float">
            <text:p>145322</text:p>
          </table:table-cell>
          <table:table-cell office:value-type="float" office:value="864.117004" calcext:value-type="float">
            <text:p>864,117004</text:p>
          </table:table-cell>
          <table:table-cell office:value-type="float" office:value="2" calcext:value-type="float">
            <text:p>2</text:p>
          </table:table-cell>
          <table:table-cell office:value-type="float" office:value="175.524002" calcext:value-type="float">
            <text:p>175,524002</text:p>
          </table:table-cell>
          <table:table-cell office:value-type="float" office:value="145322" calcext:value-type="float">
            <text:p>145322</text:p>
          </table:table-cell>
          <table:table-cell office:value-type="float" office:value="894.424011" calcext:value-type="float">
            <text:p>894,424011</text:p>
          </table:table-cell>
          <table:table-cell office:value-type="float" office:value="1" calcext:value-type="float">
            <text:p>1</text:p>
          </table:table-cell>
          <table:table-cell office:value-type="float" office:value="238.039001" calcext:value-type="float">
            <text:p>238,039001</text:p>
          </table:table-cell>
        </table:table-row>
        <table:table-row table:style-name="ro1">
          <table:table-cell office:value-type="float" office:value="145507" calcext:value-type="float">
            <text:p>145507</text:p>
          </table:table-cell>
          <table:table-cell office:value-type="float" office:value="871.258972" calcext:value-type="float">
            <text:p>871,258972</text:p>
          </table:table-cell>
          <table:table-cell office:value-type="float" office:value="3" calcext:value-type="float">
            <text:p>3</text:p>
          </table:table-cell>
          <table:table-cell office:value-type="float" office:value="461.716003" calcext:value-type="float">
            <text:p>461,716003</text:p>
          </table:table-cell>
          <table:table-cell office:value-type="float" office:value="145507" calcext:value-type="float">
            <text:p>145507</text:p>
          </table:table-cell>
          <table:table-cell office:value-type="float" office:value="810.341003" calcext:value-type="float">
            <text:p>810,341003</text:p>
          </table:table-cell>
          <table:table-cell office:value-type="float" office:value="7" calcext:value-type="float">
            <text:p>7</text:p>
          </table:table-cell>
          <table:table-cell office:value-type="float" office:value="980.139038" calcext:value-type="float">
            <text:p>980,139038</text:p>
          </table:table-cell>
          <table:table-cell office:value-type="float" office:value="145507" calcext:value-type="float">
            <text:p>145507</text:p>
          </table:table-cell>
          <table:table-cell office:value-type="float" office:value="904.959045" calcext:value-type="float">
            <text:p>904,959045</text:p>
          </table:table-cell>
          <table:table-cell office:value-type="float" office:value="8" calcext:value-type="float">
            <text:p>8</text:p>
          </table:table-cell>
          <table:table-cell office:value-type="float" office:value="2339.627197" calcext:value-type="float">
            <text:p>2339,627197</text:p>
          </table:table-cell>
          <table:table-cell office:value-type="float" office:value="145507" calcext:value-type="float">
            <text:p>145507</text:p>
          </table:table-cell>
          <table:table-cell office:value-type="float" office:value="1047.333984" calcext:value-type="float">
            <text:p>1047,333984</text:p>
          </table:table-cell>
          <table:table-cell office:value-type="float" office:value="5" calcext:value-type="float">
            <text:p>5</text:p>
          </table:table-cell>
          <table:table-cell office:value-type="float" office:value="1227.48999" calcext:value-type="float">
            <text:p>1227,48999</text:p>
          </table:table-cell>
          <table:table-cell office:value-type="float" office:value="145507" calcext:value-type="float">
            <text:p>145507</text:p>
          </table:table-cell>
          <table:table-cell office:value-type="float" office:value="861.406006" calcext:value-type="float">
            <text:p>861,406006</text:p>
          </table:table-cell>
          <table:table-cell office:value-type="float" office:value="6" calcext:value-type="float">
            <text:p>6</text:p>
          </table:table-cell>
          <table:table-cell office:value-type="float" office:value="888.835022" calcext:value-type="float">
            <text:p>888,835022</text:p>
          </table:table-cell>
          <table:table-cell office:value-type="float" office:value="145507" calcext:value-type="float">
            <text:p>145507</text:p>
          </table:table-cell>
          <table:table-cell office:value-type="float" office:value="879.835022" calcext:value-type="float">
            <text:p>879,835022</text:p>
          </table:table-cell>
          <table:table-cell office:value-type="float" office:value="5" calcext:value-type="float">
            <text:p>5</text:p>
          </table:table-cell>
          <table:table-cell office:value-type="float" office:value="884.152954" calcext:value-type="float">
            <text:p>884,152954</text:p>
          </table:table-cell>
          <table:table-cell office:value-type="float" office:value="145507" calcext:value-type="float">
            <text:p>145507</text:p>
          </table:table-cell>
          <table:table-cell office:value-type="float" office:value="1173.051025" calcext:value-type="float">
            <text:p>1173,051025</text:p>
          </table:table-cell>
          <table:table-cell office:value-type="float" office:value="5" calcext:value-type="float">
            <text:p>5</text:p>
          </table:table-cell>
          <table:table-cell office:value-type="float" office:value="707.993042" calcext:value-type="float">
            <text:p>707,993042</text:p>
          </table:table-cell>
        </table:table-row>
        <table:table-row table:style-name="ro1">
          <table:table-cell office:value-type="float" office:value="145649" calcext:value-type="float">
            <text:p>145649</text:p>
          </table:table-cell>
          <table:table-cell office:value-type="float" office:value="905.04303" calcext:value-type="float">
            <text:p>905,04303</text:p>
          </table:table-cell>
          <table:table-cell office:value-type="float" office:value="6" calcext:value-type="float">
            <text:p>6</text:p>
          </table:table-cell>
          <table:table-cell office:value-type="float" office:value="1117.094971" calcext:value-type="float">
            <text:p>1117,094971</text:p>
          </table:table-cell>
          <table:table-cell office:value-type="float" office:value="145649" calcext:value-type="float">
            <text:p>145649</text:p>
          </table:table-cell>
          <table:table-cell office:value-type="float" office:value="951.505005" calcext:value-type="float">
            <text:p>951,505005</text:p>
          </table:table-cell>
          <table:table-cell office:value-type="float" office:value="6" calcext:value-type="float">
            <text:p>6</text:p>
          </table:table-cell>
          <table:table-cell office:value-type="float" office:value="1107.850952" calcext:value-type="float">
            <text:p>1107,850952</text:p>
          </table:table-cell>
          <table:table-cell office:value-type="float" office:value="145649" calcext:value-type="float">
            <text:p>145649</text:p>
          </table:table-cell>
          <table:table-cell office:value-type="float" office:value="900.924011" calcext:value-type="float">
            <text:p>900,924011</text:p>
          </table:table-cell>
          <table:table-cell office:value-type="float" office:value="8" calcext:value-type="float">
            <text:p>8</text:p>
          </table:table-cell>
          <table:table-cell office:value-type="float" office:value="1012.708008" calcext:value-type="float">
            <text:p>1012,708008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76.750977" calcext:value-type="float">
            <text:p>1076,750977</text:p>
          </table:table-cell>
          <table:table-cell office:value-type="float" office:value="5" calcext:value-type="float">
            <text:p>5</text:p>
          </table:table-cell>
          <table:table-cell office:value-type="float" office:value="497.053986" calcext:value-type="float">
            <text:p>497,053986</text:p>
          </table:table-cell>
          <table:table-cell office:value-type="float" office:value="145649" calcext:value-type="float">
            <text:p>145649</text:p>
          </table:table-cell>
          <table:table-cell office:value-type="float" office:value="960.770996" calcext:value-type="float">
            <text:p>960,770996</text:p>
          </table:table-cell>
          <table:table-cell office:value-type="float" office:value="9" calcext:value-type="float">
            <text:p>9</text:p>
          </table:table-cell>
          <table:table-cell office:value-type="float" office:value="1905.196045" calcext:value-type="float">
            <text:p>1905,196045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18.062012" calcext:value-type="float">
            <text:p>1018,062012</text:p>
          </table:table-cell>
          <table:table-cell office:value-type="float" office:value="10" calcext:value-type="float">
            <text:p>10</text:p>
          </table:table-cell>
          <table:table-cell office:value-type="float" office:value="1166.444946" calcext:value-type="float">
            <text:p>1166,444946</text:p>
          </table:table-cell>
          <table:table-cell office:value-type="float" office:value="145649" calcext:value-type="float">
            <text:p>145649</text:p>
          </table:table-cell>
          <table:table-cell office:value-type="float" office:value="897.503967" calcext:value-type="float">
            <text:p>897,503967</text:p>
          </table:table-cell>
          <table:table-cell office:value-type="float" office:value="3" calcext:value-type="float">
            <text:p>3</text:p>
          </table:table-cell>
          <table:table-cell office:value-type="float" office:value="904.912048" calcext:value-type="float">
            <text:p>904,912048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1536.411987" calcext:value-type="float">
            <text:p>1536,411987</text:p>
          </table:table-cell>
          <table:table-cell office:value-type="float" office:value="11" calcext:value-type="float">
            <text:p>11</text:p>
          </table:table-cell>
          <table:table-cell office:value-type="float" office:value="1458.869995" calcext:value-type="float">
            <text:p>1458,869995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48.685059" calcext:value-type="float">
            <text:p>1248,685059</text:p>
          </table:table-cell>
          <table:table-cell office:value-type="float" office:value="8" calcext:value-type="float">
            <text:p>8</text:p>
          </table:table-cell>
          <table:table-cell office:value-type="float" office:value="1347.171021" calcext:value-type="float">
            <text:p>1347,17102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78.952026" calcext:value-type="float">
            <text:p>1278,952026</text:p>
          </table:table-cell>
          <table:table-cell office:value-type="float" office:value="3" calcext:value-type="float">
            <text:p>3</text:p>
          </table:table-cell>
          <table:table-cell office:value-type="float" office:value="77.276001" calcext:value-type="float">
            <text:p>77,27600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1.755981" calcext:value-type="float">
            <text:p>1061,755981</text:p>
          </table:table-cell>
          <table:table-cell office:value-type="float" office:value="6" calcext:value-type="float">
            <text:p>6</text:p>
          </table:table-cell>
          <table:table-cell office:value-type="float" office:value="2129.74292" calcext:value-type="float">
            <text:p>2129,7429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00.059021" calcext:value-type="float">
            <text:p>1000,059021</text:p>
          </table:table-cell>
          <table:table-cell office:value-type="float" office:value="11" calcext:value-type="float">
            <text:p>11</text:p>
          </table:table-cell>
          <table:table-cell office:value-type="float" office:value="1665.954224" calcext:value-type="float">
            <text:p>1665,954224</text:p>
          </table:table-cell>
          <table:table-cell office:value-type="float" office:value="145834" calcext:value-type="float">
            <text:p>145834</text:p>
          </table:table-cell>
          <table:table-cell office:value-type="float" office:value="1306.035034" calcext:value-type="float">
            <text:p>1306,035034</text:p>
          </table:table-cell>
          <table:table-cell office:value-type="float" office:value="5" calcext:value-type="float">
            <text:p>5</text:p>
          </table:table-cell>
          <table:table-cell office:value-type="float" office:value="1185.620972" calcext:value-type="float">
            <text:p>1185,62097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9.776001" calcext:value-type="float">
            <text:p>1069,776001</text:p>
          </table:table-cell>
          <table:table-cell office:value-type="float" office:value="5" calcext:value-type="float">
            <text:p>5</text:p>
          </table:table-cell>
          <table:table-cell office:value-type="float" office:value="562.303955" calcext:value-type="float">
            <text:p>562,303955</text:p>
          </table:table-cell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59.255005" calcext:value-type="float">
            <text:p>1259,255005</text:p>
          </table:table-cell>
          <table:table-cell office:value-type="float" office:value="11" calcext:value-type="float">
            <text:p>11</text:p>
          </table:table-cell>
          <table:table-cell office:value-type="float" office:value="1288.331909" calcext:value-type="float">
            <text:p>1288,33190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27.936035" calcext:value-type="float">
            <text:p>1027,936035</text:p>
          </table:table-cell>
          <table:table-cell office:value-type="float" office:value="7" calcext:value-type="float">
            <text:p>7</text:p>
          </table:table-cell>
          <table:table-cell office:value-type="float" office:value="1270.924072" calcext:value-type="float">
            <text:p>1270,924072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13989" calcext:value-type="float">
            <text:p>1134,713989</text:p>
          </table:table-cell>
          <table:table-cell office:value-type="float" office:value="5" calcext:value-type="float">
            <text:p>5</text:p>
          </table:table-cell>
          <table:table-cell office:value-type="float" office:value="511.959015" calcext:value-type="float">
            <text:p>511,959015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55981" calcext:value-type="float">
            <text:p>1134,755981</text:p>
          </table:table-cell>
          <table:table-cell office:value-type="float" office:value="6" calcext:value-type="float">
            <text:p>6</text:p>
          </table:table-cell>
          <table:table-cell office:value-type="float" office:value="1020.223999" calcext:value-type="float">
            <text:p>1020,22399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19.64502" calcext:value-type="float">
            <text:p>1119,64502</text:p>
          </table:table-cell>
          <table:table-cell office:value-type="float" office:value="5" calcext:value-type="float">
            <text:p>5</text:p>
          </table:table-cell>
          <table:table-cell office:value-type="float" office:value="1483.349976" calcext:value-type="float">
            <text:p>1483,349976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55.280029" calcext:value-type="float">
            <text:p>1155,280029</text:p>
          </table:table-cell>
          <table:table-cell office:value-type="float" office:value="6" calcext:value-type="float">
            <text:p>6</text:p>
          </table:table-cell>
          <table:table-cell office:value-type="float" office:value="743.226074" calcext:value-type="float">
            <text:p>743,226074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82.328979" calcext:value-type="float">
            <text:p>1082,328979</text:p>
          </table:table-cell>
          <table:table-cell office:value-type="float" office:value="4" calcext:value-type="float">
            <text:p>4</text:p>
          </table:table-cell>
          <table:table-cell office:value-type="float" office:value="728.978027" calcext:value-type="float">
            <text:p>728,978027</text:p>
          </table:table-cell>
        </table:table-row>
        <table:table-row table:style-name="ro1">
          <table:table-cell office:value-type="float" office:value="150630" calcext:value-type="float">
            <text:p>150630</text:p>
          </table:table-cell>
          <table:table-cell office:value-type="float" office:value="1304.786011" calcext:value-type="float">
            <text:p>1304,786011</text:p>
          </table:table-cell>
          <table:table-cell office:value-type="float" office:value="5" calcext:value-type="float">
            <text:p>5</text:p>
          </table:table-cell>
          <table:table-cell office:value-type="float" office:value="3817.476074" calcext:value-type="float">
            <text:p>3817,476074</text:p>
          </table:table-cell>
          <table:table-cell office:value-type="float" office:value="150630" calcext:value-type="float">
            <text:p>150630</text:p>
          </table:table-cell>
          <table:table-cell office:value-type="float" office:value="958.166016" calcext:value-type="float">
            <text:p>958,166016</text:p>
          </table:table-cell>
          <table:table-cell office:value-type="float" office:value="4" calcext:value-type="float">
            <text:p>4</text:p>
          </table:table-cell>
          <table:table-cell office:value-type="float" office:value="5830.678711" calcext:value-type="float">
            <text:p>5830,678711</text:p>
          </table:table-cell>
          <table:table-cell office:value-type="float" office:value="150630" calcext:value-type="float">
            <text:p>150630</text:p>
          </table:table-cell>
          <table:table-cell office:value-type="float" office:value="970.744019" calcext:value-type="float">
            <text:p>970,744019</text:p>
          </table:table-cell>
          <table:table-cell office:value-type="float" office:value="5" calcext:value-type="float">
            <text:p>5</text:p>
          </table:table-cell>
          <table:table-cell office:value-type="float" office:value="5636.577148" calcext:value-type="float">
            <text:p>5636,577148</text:p>
          </table:table-cell>
          <table:table-cell office:value-type="float" office:value="150630" calcext:value-type="float">
            <text:p>150630</text:p>
          </table:table-cell>
          <table:table-cell office:value-type="float" office:value="784.277039" calcext:value-type="float">
            <text:p>784,277039</text:p>
          </table:table-cell>
          <table:table-cell office:value-type="float" office:value="11" calcext:value-type="float">
            <text:p>11</text:p>
          </table:table-cell>
          <table:table-cell office:value-type="float" office:value="2950.305908" calcext:value-type="float">
            <text:p>2950,305908</text:p>
          </table:table-cell>
          <table:table-cell office:value-type="float" office:value="150630" calcext:value-type="float">
            <text:p>150630</text:p>
          </table:table-cell>
          <table:table-cell office:value-type="float" office:value="1018.008972" calcext:value-type="float">
            <text:p>1018,008972</text:p>
          </table:table-cell>
          <table:table-cell office:value-type="float" office:value="7" calcext:value-type="float">
            <text:p>7</text:p>
          </table:table-cell>
          <table:table-cell office:value-type="float" office:value="4825.792969" calcext:value-type="float">
            <text:p>4825,792969</text:p>
          </table:table-cell>
          <table:table-cell office:value-type="float" office:value="150630" calcext:value-type="float">
            <text:p>150630</text:p>
          </table:table-cell>
          <table:table-cell office:value-type="float" office:value="882.03302" calcext:value-type="float">
            <text:p>882,03302</text:p>
          </table:table-cell>
          <table:table-cell office:value-type="float" office:value="10" calcext:value-type="float">
            <text:p>10</text:p>
          </table:table-cell>
          <table:table-cell office:value-type="float" office:value="3633.884277" calcext:value-type="float">
            <text:p>3633,884277</text:p>
          </table:table-cell>
          <table:table-cell office:value-type="float" office:value="150630" calcext:value-type="float">
            <text:p>150630</text:p>
          </table:table-cell>
          <table:table-cell office:value-type="float" office:value="942.882019" calcext:value-type="float">
            <text:p>942,882019</text:p>
          </table:table-cell>
          <table:table-cell office:value-type="float" office:value="15" calcext:value-type="float">
            <text:p>15</text:p>
          </table:table-cell>
          <table:table-cell office:value-type="float" office:value="12944.254883" calcext:value-type="float">
            <text:p>12944,254883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939.843018" calcext:value-type="float">
            <text:p>939,843018</text:p>
          </table:table-cell>
          <table:table-cell office:value-type="float" office:value="4" calcext:value-type="float">
            <text:p>4</text:p>
          </table:table-cell>
          <table:table-cell office:value-type="float" office:value="1679.950928" calcext:value-type="float">
            <text:p>1679,950928</text:p>
          </table:table-cell>
          <table:table-cell office:value-type="float" office:value="150820" calcext:value-type="float">
            <text:p>150820</text:p>
          </table:table-cell>
          <table:table-cell office:value-type="float" office:value="865.950989" calcext:value-type="float">
            <text:p>865,950989</text:p>
          </table:table-cell>
          <table:table-cell office:value-type="float" office:value="6" calcext:value-type="float">
            <text:p>6</text:p>
          </table:table-cell>
          <table:table-cell office:value-type="float" office:value="859.815002" calcext:value-type="float">
            <text:p>859,815002</text:p>
          </table:table-cell>
          <table:table-cell office:value-type="float" office:value="150820" calcext:value-type="float">
            <text:p>150820</text:p>
          </table:table-cell>
          <table:table-cell office:value-type="float" office:value="845.255981" calcext:value-type="float">
            <text:p>845,255981</text:p>
          </table:table-cell>
          <table:table-cell office:value-type="float" office:value="7" calcext:value-type="float">
            <text:p>7</text:p>
          </table:table-cell>
          <table:table-cell office:value-type="float" office:value="1554.071777" calcext:value-type="float">
            <text:p>1554,071777</text:p>
          </table:table-cell>
          <table:table-cell office:value-type="float" office:value="150820" calcext:value-type="float">
            <text:p>150820</text:p>
          </table:table-cell>
          <table:table-cell office:value-type="float" office:value="803.628967" calcext:value-type="float">
            <text:p>803,628967</text:p>
          </table:table-cell>
          <table:table-cell office:value-type="float" office:value="4" calcext:value-type="float">
            <text:p>4</text:p>
          </table:table-cell>
          <table:table-cell office:value-type="float" office:value="1121.459106" calcext:value-type="float">
            <text:p>1121,45910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87.162048" calcext:value-type="float">
            <text:p>887,162048</text:p>
          </table:table-cell>
          <table:table-cell office:value-type="float" office:value="8" calcext:value-type="float">
            <text:p>8</text:p>
          </table:table-cell>
          <table:table-cell office:value-type="float" office:value="1401.018066" calcext:value-type="float">
            <text:p>1401,01806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29.532959" calcext:value-type="float">
            <text:p>829,532959</text:p>
          </table:table-cell>
          <table:table-cell office:value-type="float" office:value="5" calcext:value-type="float">
            <text:p>5</text:p>
          </table:table-cell>
          <table:table-cell office:value-type="float" office:value="1570.920898" calcext:value-type="float">
            <text:p>1570,920898</text:p>
          </table:table-cell>
          <table:table-cell office:value-type="float" office:value="150820" calcext:value-type="float">
            <text:p>150820</text:p>
          </table:table-cell>
          <table:table-cell office:value-type="float" office:value="1032.17395" calcext:value-type="float">
            <text:p>1032,17395</text:p>
          </table:table-cell>
          <table:table-cell office:value-type="float" office:value="8" calcext:value-type="float">
            <text:p>8</text:p>
          </table:table-cell>
          <table:table-cell office:value-type="float" office:value="1288.152832" calcext:value-type="float">
            <text:p>1288,152832</text:p>
          </table:table-cell>
        </table:table-row>
        <table:table-row table:style-name="ro1">
          <table:table-cell office:value-type="float" office:value="151425" calcext:value-type="float">
            <text:p>151425</text:p>
          </table:table-cell>
          <table:table-cell office:value-type="float" office:value="940.492004" calcext:value-type="float">
            <text:p>940,492004</text:p>
          </table:table-cell>
          <table:table-cell office:value-type="float" office:value="130" calcext:value-type="float">
            <text:p>130</text:p>
          </table:table-cell>
          <table:table-cell office:value-type="float" office:value="3938.900391" calcext:value-type="float">
            <text:p>3938,900391</text:p>
          </table:table-cell>
          <table:table-cell office:value-type="float" office:value="151425" calcext:value-type="float">
            <text:p>151425</text:p>
          </table:table-cell>
          <table:table-cell office:value-type="float" office:value="864.836975" calcext:value-type="float">
            <text:p>864,836975</text:p>
          </table:table-cell>
          <table:table-cell office:value-type="float" office:value="144" calcext:value-type="float">
            <text:p>144</text:p>
          </table:table-cell>
          <table:table-cell office:value-type="float" office:value="4100.220215" calcext:value-type="float">
            <text:p>4100,220215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10.931946" calcext:value-type="float">
            <text:p>1010,931946</text:p>
          </table:table-cell>
          <table:table-cell office:value-type="float" office:value="150" calcext:value-type="float">
            <text:p>150</text:p>
          </table:table-cell>
          <table:table-cell office:value-type="float" office:value="4501.507812" calcext:value-type="float">
            <text:p>4501,507812</text:p>
          </table:table-cell>
          <table:table-cell office:value-type="float" office:value="151425" calcext:value-type="float">
            <text:p>151425</text:p>
          </table:table-cell>
          <table:table-cell office:value-type="float" office:value="858.498962" calcext:value-type="float">
            <text:p>858,498962</text:p>
          </table:table-cell>
          <table:table-cell office:value-type="float" office:value="101" calcext:value-type="float">
            <text:p>101</text:p>
          </table:table-cell>
          <table:table-cell office:value-type="float" office:value="3472.626953" calcext:value-type="float">
            <text:p>3472,626953</text:p>
          </table:table-cell>
          <table:table-cell office:value-type="float" office:value="151425" calcext:value-type="float">
            <text:p>151425</text:p>
          </table:table-cell>
          <table:table-cell office:value-type="float" office:value="883.510986" calcext:value-type="float">
            <text:p>883,510986</text:p>
          </table:table-cell>
          <table:table-cell office:value-type="float" office:value="125" calcext:value-type="float">
            <text:p>125</text:p>
          </table:table-cell>
          <table:table-cell office:value-type="float" office:value="4067.851318" calcext:value-type="float">
            <text:p>4067,851318</text:p>
          </table:table-cell>
          <table:table-cell office:value-type="float" office:value="151425" calcext:value-type="float">
            <text:p>151425</text:p>
          </table:table-cell>
          <table:table-cell office:value-type="float" office:value="941.203003" calcext:value-type="float">
            <text:p>941,203003</text:p>
          </table:table-cell>
          <table:table-cell office:value-type="float" office:value="129" calcext:value-type="float">
            <text:p>129</text:p>
          </table:table-cell>
          <table:table-cell office:value-type="float" office:value="4029.046387" calcext:value-type="float">
            <text:p>4029,046387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68.06897" calcext:value-type="float">
            <text:p>1068,06897</text:p>
          </table:table-cell>
          <table:table-cell office:value-type="float" office:value="170" calcext:value-type="float">
            <text:p>170</text:p>
          </table:table-cell>
          <table:table-cell office:value-type="float" office:value="4737.416992" calcext:value-type="float">
            <text:p>4737,416992</text:p>
          </table:table-cell>
        </table:table-row>
        <table:table-row table:style-name="ro1">
          <table:table-cell office:value-type="float" office:value="151639" calcext:value-type="float">
            <text:p>151639</text:p>
          </table:table-cell>
          <table:table-cell office:value-type="float" office:value="1380.015991" calcext:value-type="float">
            <text:p>1380,015991</text:p>
          </table:table-cell>
          <table:table-cell office:value-type="float" office:value="10" calcext:value-type="float">
            <text:p>10</text:p>
          </table:table-cell>
          <table:table-cell office:value-type="float" office:value="2207.009033" calcext:value-type="float">
            <text:p>2207,00903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64.854004" calcext:value-type="float">
            <text:p>1364,854004</text:p>
          </table:table-cell>
          <table:table-cell office:value-type="float" office:value="7" calcext:value-type="float">
            <text:p>7</text:p>
          </table:table-cell>
          <table:table-cell office:value-type="float" office:value="1286.872925" calcext:value-type="float">
            <text:p>1286,872925</text:p>
          </table:table-cell>
          <table:table-cell office:value-type="float" office:value="151639" calcext:value-type="float">
            <text:p>151639</text:p>
          </table:table-cell>
          <table:table-cell office:value-type="float" office:value="1440.214966" calcext:value-type="float">
            <text:p>1440,214966</text:p>
          </table:table-cell>
          <table:table-cell office:value-type="float" office:value="5" calcext:value-type="float">
            <text:p>5</text:p>
          </table:table-cell>
          <table:table-cell office:value-type="float" office:value="691.535034" calcext:value-type="float">
            <text:p>691,53503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6.051025" calcext:value-type="float">
            <text:p>1346,051025</text:p>
          </table:table-cell>
          <table:table-cell office:value-type="float" office:value="7" calcext:value-type="float">
            <text:p>7</text:p>
          </table:table-cell>
          <table:table-cell office:value-type="float" office:value="857.56604" calcext:value-type="float">
            <text:p>857,56604</text:p>
          </table:table-cell>
          <table:table-cell office:value-type="float" office:value="151639" calcext:value-type="float">
            <text:p>151639</text:p>
          </table:table-cell>
          <table:table-cell office:value-type="float" office:value="928.708008" calcext:value-type="float">
            <text:p>928,708008</text:p>
          </table:table-cell>
          <table:table-cell office:value-type="float" office:value="10" calcext:value-type="float">
            <text:p>10</text:p>
          </table:table-cell>
          <table:table-cell office:value-type="float" office:value="805.654053" calcext:value-type="float">
            <text:p>805,65405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0.024048" calcext:value-type="float">
            <text:p>1340,024048</text:p>
          </table:table-cell>
          <table:table-cell office:value-type="float" office:value="18" calcext:value-type="float">
            <text:p>18</text:p>
          </table:table-cell>
          <table:table-cell office:value-type="float" office:value="2828.764893" calcext:value-type="float">
            <text:p>2828,764893</text:p>
          </table:table-cell>
          <table:table-cell office:value-type="float" office:value="151639" calcext:value-type="float">
            <text:p>151639</text:p>
          </table:table-cell>
          <table:table-cell office:value-type="float" office:value="848.698975" calcext:value-type="float">
            <text:p>848,698975</text:p>
          </table:table-cell>
          <table:table-cell office:value-type="float" office:value="11" calcext:value-type="float">
            <text:p>11</text:p>
          </table:table-cell>
          <table:table-cell office:value-type="float" office:value="1667.630127" calcext:value-type="float">
            <text:p>1667,630127</text:p>
          </table:table-cell>
        </table:table-row>
        <table:table-row table:style-name="ro1">
          <table:table-cell office:value-type="float" office:value="152750" calcext:value-type="float">
            <text:p>152750</text:p>
          </table:table-cell>
          <table:table-cell office:value-type="float" office:value="801.406006" calcext:value-type="float">
            <text:p>801,40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1.432983" calcext:value-type="float">
            <text:p>891,432983</text:p>
          </table:table-cell>
          <table:table-cell office:value-type="float" office:value="2" calcext:value-type="float">
            <text:p>2</text:p>
          </table:table-cell>
          <table:table-cell office:value-type="float" office:value="181.026001" calcext:value-type="float">
            <text:p>181,026001</text:p>
          </table:table-cell>
          <table:table-cell office:value-type="float" office:value="152750" calcext:value-type="float">
            <text:p>152750</text:p>
          </table:table-cell>
          <table:table-cell office:value-type="float" office:value="947.477966" calcext:value-type="float">
            <text:p>947,477966</text:p>
          </table:table-cell>
          <table:table-cell office:value-type="float" office:value="1" calcext:value-type="float">
            <text:p>1</text:p>
          </table:table-cell>
          <table:table-cell office:value-type="float" office:value="22.43" calcext:value-type="float">
            <text:p>22,43</text:p>
          </table:table-cell>
          <table:table-cell office:value-type="float" office:value="152750" calcext:value-type="float">
            <text:p>152750</text:p>
          </table:table-cell>
          <table:table-cell office:value-type="float" office:value="1039.28894" calcext:value-type="float">
            <text:p>1039,28894</text:p>
          </table:table-cell>
          <table:table-cell office:value-type="float" office:value="2" calcext:value-type="float">
            <text:p>2</text:p>
          </table:table-cell>
          <table:table-cell office:value-type="float" office:value="232.149994" calcext:value-type="float">
            <text:p>232,149994</text:p>
          </table:table-cell>
          <table:table-cell office:value-type="float" office:value="152750" calcext:value-type="float">
            <text:p>152750</text:p>
          </table:table-cell>
          <table:table-cell office:value-type="float" office:value="875.855042" calcext:value-type="float">
            <text:p>875,855042</text:p>
          </table:table-cell>
          <table:table-cell office:value-type="float" office:value="3" calcext:value-type="float">
            <text:p>3</text:p>
          </table:table-cell>
          <table:table-cell office:value-type="float" office:value="424.623016" calcext:value-type="float">
            <text:p>424,623016</text:p>
          </table:table-cell>
          <table:table-cell office:value-type="float" office:value="152750" calcext:value-type="float">
            <text:p>152750</text:p>
          </table:table-cell>
          <table:table-cell office:value-type="float" office:value="860.324036" calcext:value-type="float">
            <text:p>860,324036</text:p>
          </table:table-cell>
          <table:table-cell office:value-type="float" office:value="1" calcext:value-type="float">
            <text:p>1</text:p>
          </table:table-cell>
          <table:table-cell office:value-type="float" office:value="23.824999" calcext:value-type="float">
            <text:p>23,824999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7.078979" calcext:value-type="float">
            <text:p>897,078979</text:p>
          </table:table-cell>
          <table:table-cell office:value-type="float" office:value="3" calcext:value-type="float">
            <text:p>3</text:p>
          </table:table-cell>
          <table:table-cell office:value-type="float" office:value="380.911987" calcext:value-type="float">
            <text:p>380,911987</text:p>
          </table:table-cell>
        </table:table-row>
        <table:table-row table:style-name="ro1">
          <table:table-cell office:value-type="float" office:value="152934" calcext:value-type="float">
            <text:p>152934</text:p>
          </table:table-cell>
          <table:table-cell office:value-type="float" office:value="928.731995" calcext:value-type="float">
            <text:p>928,731995</text:p>
          </table:table-cell>
          <table:table-cell office:value-type="float" office:value="4" calcext:value-type="float">
            <text:p>4</text:p>
          </table:table-cell>
          <table:table-cell office:value-type="float" office:value="216.708008" calcext:value-type="float">
            <text:p>216,708008</text:p>
          </table:table-cell>
          <table:table-cell office:value-type="float" office:value="152934" calcext:value-type="float">
            <text:p>152934</text:p>
          </table:table-cell>
          <table:table-cell office:value-type="float" office:value="933.661987" calcext:value-type="float">
            <text:p>933,661987</text:p>
          </table:table-cell>
          <table:table-cell office:value-type="float" office:value="7" calcext:value-type="float">
            <text:p>7</text:p>
          </table:table-cell>
          <table:table-cell office:value-type="float" office:value="1122.26001" calcext:value-type="float">
            <text:p>1122,26001</text:p>
          </table:table-cell>
          <table:table-cell office:value-type="float" office:value="152934" calcext:value-type="float">
            <text:p>152934</text:p>
          </table:table-cell>
          <table:table-cell office:value-type="float" office:value="948.846008" calcext:value-type="float">
            <text:p>948,846008</text:p>
          </table:table-cell>
          <table:table-cell office:value-type="float" office:value="3" calcext:value-type="float">
            <text:p>3</text:p>
          </table:table-cell>
          <table:table-cell office:value-type="float" office:value="1012.733032" calcext:value-type="float">
            <text:p>1012,733032</text:p>
          </table:table-cell>
          <table:table-cell office:value-type="float" office:value="152934" calcext:value-type="float">
            <text:p>152934</text:p>
          </table:table-cell>
          <table:table-cell office:value-type="float" office:value="887.323975" calcext:value-type="float">
            <text:p>887,323975</text:p>
          </table:table-cell>
          <table:table-cell office:value-type="float" office:value="6" calcext:value-type="float">
            <text:p>6</text:p>
          </table:table-cell>
          <table:table-cell office:value-type="float" office:value="731.375977" calcext:value-type="float">
            <text:p>731,375977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16.69397" calcext:value-type="float">
            <text:p>1116,69397</text:p>
          </table:table-cell>
          <table:table-cell office:value-type="float" office:value="5" calcext:value-type="float">
            <text:p>5</text:p>
          </table:table-cell>
          <table:table-cell office:value-type="float" office:value="447.736023" calcext:value-type="float">
            <text:p>447,736023</text:p>
          </table:table-cell>
          <table:table-cell office:value-type="float" office:value="152934" calcext:value-type="float">
            <text:p>152934</text:p>
          </table:table-cell>
          <table:table-cell office:value-type="float" office:value="910.682983" calcext:value-type="float">
            <text:p>910,682983</text:p>
          </table:table-cell>
          <table:table-cell office:value-type="float" office:value="5" calcext:value-type="float">
            <text:p>5</text:p>
          </table:table-cell>
          <table:table-cell office:value-type="float" office:value="504.088013" calcext:value-type="float">
            <text:p>504,088013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47.855957" calcext:value-type="float">
            <text:p>1147,855957</text:p>
          </table:table-cell>
          <table:table-cell office:value-type="float" office:value="3" calcext:value-type="float">
            <text:p>3</text:p>
          </table:table-cell>
          <table:table-cell office:value-type="float" office:value="746.052979" calcext:value-type="float">
            <text:p>746,052979</text:p>
          </table:table-cell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7.B5:.B34])" office:value-type="float" office:value="1064.21539713333" calcext:value-type="float">
            <text:p>1064,2153971333</text:p>
          </table:table-cell>
          <table:table-cell table:style-name="ce31" table:formula="of:=AVERAGE([C7.C5:.C34])" office:value-type="float" office:value="26.4333333333333" calcext:value-type="float">
            <text:p>26,4333333333</text:p>
          </table:table-cell>
          <table:table-cell table:style-name="ce45" table:formula="of:=AVERAGE([C7.D5:.D34])" office:value-type="float" office:value="1921.8737653" calcext:value-type="float">
            <text:p>1921,873765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F5:.F34])" office:value-type="float" office:value="1056.27275796667" calcext:value-type="float">
            <text:p>1056,2727579667</text:p>
          </table:table-cell>
          <table:table-cell table:style-name="ce31" table:formula="of:=AVERAGE([C7.G5:.G34])" office:value-type="float" office:value="25.6333333333333" calcext:value-type="float">
            <text:p>25,6333333333</text:p>
          </table:table-cell>
          <table:table-cell table:style-name="ce45" table:formula="of:=AVERAGE([C7.H5:.H34])" office:value-type="float" office:value="1591.74853513333" calcext:value-type="float">
            <text:p>1591,7485351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J5:.J34])" office:value-type="float" office:value="1052.93355916667" calcext:value-type="float">
            <text:p>1052,9335591667</text:p>
          </table:table-cell>
          <table:table-cell table:style-name="ce31" table:formula="of:=AVERAGE([C7.K5:.K34])" office:value-type="float" office:value="26.8" calcext:value-type="float">
            <text:p>26,8</text:p>
          </table:table-cell>
          <table:table-cell table:style-name="ce45" table:formula="of:=AVERAGE([C7.L5:.L34])" office:value-type="float" office:value="1789.07311503333" calcext:value-type="float">
            <text:p>1789,0731150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N5:.N34])" office:value-type="float" office:value="1050.33078603333" calcext:value-type="float">
            <text:p>1050,3307860333</text:p>
          </table:table-cell>
          <table:table-cell table:style-name="ce31" table:formula="of:=AVERAGE([C7.O5:.O34])" office:value-type="float" office:value="11.9" calcext:value-type="float">
            <text:p>11,9</text:p>
          </table:table-cell>
          <table:table-cell table:style-name="ce45" table:formula="of:=AVERAGE([C7.P5:.P34])" office:value-type="float" office:value="1279.01716216667" calcext:value-type="float">
            <text:p>1279,0171621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R5:.R34])" office:value-type="float" office:value="1013.05676476667" calcext:value-type="float">
            <text:p>1013,0567647667</text:p>
          </table:table-cell>
          <table:table-cell table:style-name="ce31" table:formula="of:=AVERAGE([C7.S5:.S34])" office:value-type="float" office:value="21.4666666666667" calcext:value-type="float">
            <text:p>21,4666666667</text:p>
          </table:table-cell>
          <table:table-cell table:style-name="ce45" table:formula="of:=AVERAGE([C7.T5:.T34])" office:value-type="float" office:value="1549.47166823333" calcext:value-type="float">
            <text:p>1549,4716682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V5:.V34])" office:value-type="float" office:value="1058.6131347" calcext:value-type="float">
            <text:p>1058,6131347</text:p>
          </table:table-cell>
          <table:table-cell table:style-name="ce31" table:formula="of:=AVERAGE([C7.W5:.W34])" office:value-type="float" office:value="28.8" calcext:value-type="float">
            <text:p>28,8</text:p>
          </table:table-cell>
          <table:table-cell table:style-name="ce45" table:formula="of:=AVERAGE([C7.X5:.X34])" office:value-type="float" office:value="2102.48680783333" calcext:value-type="float">
            <text:p>2102,4868078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Z5:.Z34])" office:value-type="float" office:value="1039.3068277" calcext:value-type="float">
            <text:p>1039,3068277</text:p>
          </table:table-cell>
          <table:table-cell table:style-name="ce31" table:formula="of:=AVERAGE([C7.AA5:.AA34])" office:value-type="float" office:value="30.2666666666667" calcext:value-type="float">
            <text:p>30,2666666667</text:p>
          </table:table-cell>
          <table:table-cell table:style-name="ce45" table:formula="of:=AVERAGE([C7.AB5:.AB34])" office:value-type="float" office:value="2169.6577517" calcext:value-type="float">
            <text:p>2169,6577517</text:p>
          </table:table-cell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7.B5:.B34])" office:value-type="float" office:value="1033.1525265" calcext:value-type="float">
            <text:p>1033,1525265</text:p>
          </table:table-cell>
          <table:table-cell table:style-name="ce31" table:formula="of:=MEDIAN([C7.C5:.C34])" office:value-type="float" office:value="8" calcext:value-type="float">
            <text:p>8</text:p>
          </table:table-cell>
          <table:table-cell table:style-name="ce45" table:formula="of:=MEDIAN([C7.D5:.D34])" office:value-type="float" office:value="1323.4364625" calcext:value-type="float">
            <text:p>1323,436462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F5:.F34])" office:value-type="float" office:value="1032.752014" calcext:value-type="float">
            <text:p>1032,752014</text:p>
          </table:table-cell>
          <table:table-cell table:style-name="ce31" table:formula="of:=MEDIAN([C7.G5:.G34])" office:value-type="float" office:value="7" calcext:value-type="float">
            <text:p>7</text:p>
          </table:table-cell>
          <table:table-cell table:style-name="ce45" table:formula="of:=MEDIAN([C7.H5:.H34])" office:value-type="float" office:value="1043.994995" calcext:value-type="float">
            <text:p>1043,99499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J5:.J34])" office:value-type="float" office:value="1009.9979555" calcext:value-type="float">
            <text:p>1009,9979555</text:p>
          </table:table-cell>
          <table:table-cell table:style-name="ce31" table:formula="of:=MEDIAN([C7.K5:.K34])" office:value-type="float" office:value="6" calcext:value-type="float">
            <text:p>6</text:p>
          </table:table-cell>
          <table:table-cell table:style-name="ce45" table:formula="of:=MEDIAN([C7.L5:.L34])" office:value-type="float" office:value="775.178986" calcext:value-type="float">
            <text:p>775,17898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N5:.N34])" office:value-type="float" office:value="1082.423523" calcext:value-type="float">
            <text:p>1082,423523</text:p>
          </table:table-cell>
          <table:table-cell table:style-name="ce31" table:formula="of:=MEDIAN([C7.O5:.O34])" office:value-type="float" office:value="6" calcext:value-type="float">
            <text:p>6</text:p>
          </table:table-cell>
          <table:table-cell table:style-name="ce45" table:formula="of:=MEDIAN([C7.P5:.P34])" office:value-type="float" office:value="720.770966" calcext:value-type="float">
            <text:p>720,77096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R5:.R34])" office:value-type="float" office:value="984.129486" calcext:value-type="float">
            <text:p>984,129486</text:p>
          </table:table-cell>
          <table:table-cell table:style-name="ce31" table:formula="of:=MEDIAN([C7.S5:.S34])" office:value-type="float" office:value="6" calcext:value-type="float">
            <text:p>6</text:p>
          </table:table-cell>
          <table:table-cell table:style-name="ce45" table:formula="of:=MEDIAN([C7.T5:.T34])" office:value-type="float" office:value="847.2445375" calcext:value-type="float">
            <text:p>847,24453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V5:.V34])" office:value-type="float" office:value="1027.602478" calcext:value-type="float">
            <text:p>1027,602478</text:p>
          </table:table-cell>
          <table:table-cell table:style-name="ce31" table:formula="of:=MEDIAN([C7.W5:.W34])" office:value-type="float" office:value="7" calcext:value-type="float">
            <text:p>7</text:p>
          </table:table-cell>
          <table:table-cell table:style-name="ce45" table:formula="of:=MEDIAN([C7.X5:.X34])" office:value-type="float" office:value="1273.105469" calcext:value-type="float">
            <text:p>1273,105469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Z5:.Z34])" office:value-type="float" office:value="1037.613525" calcext:value-type="float">
            <text:p>1037,613525</text:p>
          </table:table-cell>
          <table:table-cell table:style-name="ce31" table:formula="of:=MEDIAN([C7.AA5:.AA34])" office:value-type="float" office:value="5.5" calcext:value-type="float">
            <text:p>5,5</text:p>
          </table:table-cell>
          <table:table-cell table:style-name="ce45" table:formula="of:=MEDIAN([C7.AB5:.AB34])" office:value-type="float" office:value="845.7420345" calcext:value-type="float">
            <text:p>845,7420345</text:p>
          </table:table-cell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7.B5:.B34])" office:value-type="float" office:value="180.951188183591" calcext:value-type="float">
            <text:p>180,9511881836</text:p>
          </table:table-cell>
          <table:table-cell table:style-name="ce41" table:formula="of:=STDEV([C7.C5:.C34])" office:value-type="float" office:value="43.6156278013483" calcext:value-type="float">
            <text:p>43,6156278013</text:p>
          </table:table-cell>
          <table:table-cell table:style-name="ce46" table:formula="of:=STDEV([C7.D5:.D34])" office:value-type="float" office:value="2009.683523226" calcext:value-type="float">
            <text:p>2009,683523226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F5:.F34])" office:value-type="float" office:value="188.367836269272" calcext:value-type="float">
            <text:p>188,3678362693</text:p>
          </table:table-cell>
          <table:table-cell table:style-name="ce41" table:formula="of:=STDEV([C7.G5:.G34])" office:value-type="float" office:value="44.7926127940706" calcext:value-type="float">
            <text:p>44,7926127941</text:p>
          </table:table-cell>
          <table:table-cell table:style-name="ce46" table:formula="of:=STDEV([C7.H5:.H34])" office:value-type="float" office:value="1477.01594961769" calcext:value-type="float">
            <text:p>1477,015949617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J5:.J34])" office:value-type="float" office:value="158.085745102189" calcext:value-type="float">
            <text:p>158,0857451022</text:p>
          </table:table-cell>
          <table:table-cell table:style-name="ce41" table:formula="of:=STDEV([C7.K5:.K34])" office:value-type="float" office:value="48.1909993027028" calcext:value-type="float">
            <text:p>48,1909993027</text:p>
          </table:table-cell>
          <table:table-cell table:style-name="ce46" table:formula="of:=STDEV([C7.L5:.L34])" office:value-type="float" office:value="1902.98213998836" calcext:value-type="float">
            <text:p>1902,982139988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N5:.N34])" office:value-type="float" office:value="156.978552614201" calcext:value-type="float">
            <text:p>156,9785526142</text:p>
          </table:table-cell>
          <table:table-cell table:style-name="ce41" table:formula="of:=STDEV([C7.O5:.O34])" office:value-type="float" office:value="22.4796459660427" calcext:value-type="float">
            <text:p>22,479645966</text:p>
          </table:table-cell>
          <table:table-cell table:style-name="ce46" table:formula="of:=STDEV([C7.P5:.P34])" office:value-type="float" office:value="1572.11382633886" calcext:value-type="float">
            <text:p>1572,1138263389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R5:.R34])" office:value-type="float" office:value="146.799629801488" calcext:value-type="float">
            <text:p>146,7996298015</text:p>
          </table:table-cell>
          <table:table-cell table:style-name="ce41" table:formula="of:=STDEV([C7.S5:.S34])" office:value-type="float" office:value="42.1432150495503" calcext:value-type="float">
            <text:p>42,1432150496</text:p>
          </table:table-cell>
          <table:table-cell table:style-name="ce46" table:formula="of:=STDEV([C7.T5:.T34])" office:value-type="float" office:value="1518.76540993913" calcext:value-type="float">
            <text:p>1518,7654099391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V5:.V34])" office:value-type="float" office:value="189.075626415307" calcext:value-type="float">
            <text:p>189,0756264153</text:p>
          </table:table-cell>
          <table:table-cell table:style-name="ce41" table:formula="of:=STDEV([C7.W5:.W34])" office:value-type="float" office:value="50.4595433713126" calcext:value-type="float">
            <text:p>50,4595433713</text:p>
          </table:table-cell>
          <table:table-cell table:style-name="ce46" table:formula="of:=STDEV([C7.X5:.X34])" office:value-type="float" office:value="1938.61829056337" calcext:value-type="float">
            <text:p>1938,618290563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Z5:.Z34])" office:value-type="float" office:value="131.558847651075" calcext:value-type="float">
            <text:p>131,5588476511</text:p>
          </table:table-cell>
          <table:table-cell table:style-name="ce41" table:formula="of:=STDEV([C7.AA5:.AA34])" office:value-type="float" office:value="52.5769933515131" calcext:value-type="float">
            <text:p>52,5769933515</text:p>
          </table:table-cell>
          <table:table-cell table:style-name="ce46" table:formula="of:=STDEV([C7.AB5:.AB34])" office:value-type="float" office:value="2787.28670895153" calcext:value-type="float">
            <text:p>2787,286708951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;[.V35];[.Z35])" office:value-type="float" office:value="1047.81846106667" calcext:value-type="float">
            <text:p>1047,8184610667</text:p>
          </table:table-cell>
          <table:table-cell table:formula="of:=STDEV([.B5:.B34];[.F5:.F34];[.J5:.J34];[.N5:.N34];[.R5:.R34];[.V5:.V34];[.Z5:.Z34];[.AD5:.AD34];[.AH5:.AH34])" office:value-type="float" office:value="164.194949072959" calcext:value-type="float">
            <text:p>164,194949073</text:p>
          </table:table-cell>
          <table:table-cell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formula="of:=2*[.C40]/SQRT([.D40])" office:value-type="float" office:value="22.6610558746442" calcext:value-type="float">
            <text:p>22,6610558746</text:p>
          </table:table-cell>
          <table:table-cell table:number-columns-repeated="23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;[.W35];[.AA35])" office:value-type="float" office:value="24.4714285714286" calcext:value-type="float">
            <text:p>24,4714285714</text:p>
          </table:table-cell>
          <table:table-cell table:formula="of:=STDEV([.C5:.C34];[.G5:.G34];[.K5:.K34];[.O5:.O34];[.S5:.S34];[.W5:.W34];[.AA5:.AA34];[.AE5:.AE34];[.AI5:.AI34])" office:value-type="float" office:value="44.1705225793749" calcext:value-type="float">
            <text:p>44,1705225794</text:p>
          </table:table-cell>
          <table:table-cell table:style-name="ce4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formula="of:=2*[.C41]/SQRT([.D41])" office:value-type="float" office:value="6.09611127403608" calcext:value-type="float">
            <text:p>6,096111274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;[.X35];[.AB35])" office:value-type="float" office:value="1771.90411505714" calcext:value-type="float">
            <text:p>1771,9041150571</text:p>
          </table:table-cell>
          <table:table-cell table:formula="of:=STDEV([.D5:.D34];[.H5:.H34];[.L5:.L34];[.P5:.P34];[.T5:.T34];[.X5:.X34];[.AB5:.AB34];[.AF5:.AF34];[.AJ5:.AJ34])" office:value-type="float" office:value="1927.78923155139" calcext:value-type="float">
            <text:p>1927,7892315514</text:p>
          </table:table-cell>
          <table:table-cell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formula="of:=2*[.C42]/SQRT([.D42])" office:value-type="float" office:value="266.060190872936" calcext:value-type="float">
            <text:p>266,0601908729</text:p>
          </table:table-cell>
          <table:table-cell table:number-columns-repeated="23"/>
        </table:table-row>
      </table:table>
      <table:table table:name="C8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style-name="ce71" office:value-type="string" calcext:value-type="string" table:number-columns-spanned="4" table:number-rows-spanned="1">
            <text:p>sta1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2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3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4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5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6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7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8</text:p>
          </table:table-cell>
          <table:covered-table-cell table:number-columns-repeated="2" table:style-name="ce57"/>
          <table:covered-table-cell table:style-name="ce61"/>
        </table:table-row>
        <table:table-row table:style-name="ro1"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</table:table-row>
        <table:table-row table:style-name="ro1">
          <table:table-cell table:style-name="ce51" office:value-type="string" calcext:value-type="string">
            <text:p>Average</text:p>
          </table:table-cell>
          <table:table-cell table:style-name="ce49" table:formula="of:=AVERAGE([C8.B5:.B34])" office:value-type="float" office:value="1089.0411662" calcext:value-type="float">
            <text:p>1089,0411662</text:p>
          </table:table-cell>
          <table:table-cell table:style-name="ce49" table:formula="of:=AVERAGE([C8.C5:.C34])" office:value-type="float" office:value="53.5333333333333" calcext:value-type="float">
            <text:p>53,5333333333</text:p>
          </table:table-cell>
          <table:table-cell table:style-name="ce64" table:formula="of:=AVERAGE([C8.D5:.D34])" office:value-type="float" office:value="3963.0492493" calcext:value-type="float">
            <text:p>3963,049249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F5:.F34])" office:value-type="float" office:value="1039.1467591" calcext:value-type="float">
            <text:p>1039,1467591</text:p>
          </table:table-cell>
          <table:table-cell table:style-name="ce49" table:formula="of:=AVERAGE([C8.G5:.G34])" office:value-type="float" office:value="48.7333333333333" calcext:value-type="float">
            <text:p>48,7333333333</text:p>
          </table:table-cell>
          <table:table-cell table:style-name="ce64" table:formula="of:=AVERAGE([C8.H5:.H34])" office:value-type="float" office:value="3462.78801063333" calcext:value-type="float">
            <text:p>3462,7880106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J5:.J34])" office:value-type="float" office:value="1051.9460531" calcext:value-type="float">
            <text:p>1051,9460531</text:p>
          </table:table-cell>
          <table:table-cell table:style-name="ce49" table:formula="of:=AVERAGE([C8.K5:.K34])" office:value-type="float" office:value="49" calcext:value-type="float">
            <text:p>49</text:p>
          </table:table-cell>
          <table:table-cell table:style-name="ce64" table:formula="of:=AVERAGE([C8.L5:.L34])" office:value-type="float" office:value="3234.93049526667" calcext:value-type="float">
            <text:p>3234,9304952667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N5:.N34])" office:value-type="float" office:value="1062.70983273333" calcext:value-type="float">
            <text:p>1062,7098327333</text:p>
          </table:table-cell>
          <table:table-cell table:style-name="ce49" table:formula="of:=AVERAGE([C8.O5:.O34])" office:value-type="float" office:value="38.6333333333333" calcext:value-type="float">
            <text:p>38,6333333333</text:p>
          </table:table-cell>
          <table:table-cell table:style-name="ce64" table:formula="of:=AVERAGE([C8.P5:.P34])" office:value-type="float" office:value="3174.73401996667" calcext:value-type="float">
            <text:p>3174,7340199667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R5:.R34])" office:value-type="float" office:value="1055.89290363333" calcext:value-type="float">
            <text:p>1055,8929036333</text:p>
          </table:table-cell>
          <table:table-cell table:style-name="ce49" table:formula="of:=AVERAGE([C8.S5:.S34])" office:value-type="float" office:value="41.8" calcext:value-type="float">
            <text:p>41,8</text:p>
          </table:table-cell>
          <table:table-cell table:style-name="ce64" table:formula="of:=AVERAGE([C8.T5:.T34])" office:value-type="float" office:value="3381.41303293333" calcext:value-type="float">
            <text:p>3381,4130329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V5:.V34])" office:value-type="float" office:value="1046.13413076667" calcext:value-type="float">
            <text:p>1046,1341307667</text:p>
          </table:table-cell>
          <table:table-cell table:style-name="ce49" table:formula="of:=AVERAGE([C8.W5:.W34])" office:value-type="float" office:value="50.8333333333333" calcext:value-type="float">
            <text:p>50,8333333333</text:p>
          </table:table-cell>
          <table:table-cell table:style-name="ce64" table:formula="of:=AVERAGE([C8.X5:.X34])" office:value-type="float" office:value="3810.74837843333" calcext:value-type="float">
            <text:p>3810,7483784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Z5:.Z34])" office:value-type="float" office:value="1070.15777373333" calcext:value-type="float">
            <text:p>1070,1577737333</text:p>
          </table:table-cell>
          <table:table-cell table:style-name="ce49" table:formula="of:=AVERAGE([C8.AA5:.AA34])" office:value-type="float" office:value="47.4666666666667" calcext:value-type="float">
            <text:p>47,4666666667</text:p>
          </table:table-cell>
          <table:table-cell table:style-name="ce64" table:formula="of:=AVERAGE([C8.AB5:.AB34])" office:value-type="float" office:value="3304.11871143333" calcext:value-type="float">
            <text:p>3304,1187114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8.AD5:.AD34])" office:value-type="float" office:value="1053.33493043333" calcext:value-type="float">
            <text:p>1053,3349304333</text:p>
          </table:table-cell>
          <table:table-cell table:style-name="ce49" table:formula="of:=AVERAGE([C8.AE5:.AE34])" office:value-type="float" office:value="50.5333333333333" calcext:value-type="float">
            <text:p>50,5333333333</text:p>
          </table:table-cell>
          <table:table-cell table:style-name="ce64" table:formula="of:=AVERAGE([C8.AF5:.AF34])" office:value-type="float" office:value="3534.80591633333" calcext:value-type="float">
            <text:p>3534,8059163333</text:p>
          </table:table-cell>
        </table:table-row>
        <table:table-row table:style-name="ro1">
          <table:table-cell table:style-name="ce51" office:value-type="string" calcext:value-type="string">
            <text:p>Median</text:p>
          </table:table-cell>
          <table:table-cell table:style-name="ce49" table:formula="of:=MEDIAN([C8.B5:.B34])" office:value-type="float" office:value="1057.429016" calcext:value-type="float">
            <text:p>1057,429016</text:p>
          </table:table-cell>
          <table:table-cell table:style-name="ce49" table:formula="of:=MEDIAN([C8.C5:.C34])" office:value-type="float" office:value="13" calcext:value-type="float">
            <text:p>13</text:p>
          </table:table-cell>
          <table:table-cell table:style-name="ce64" table:formula="of:=MEDIAN([C8.D5:.D34])" office:value-type="float" office:value="3543.4223635" calcext:value-type="float">
            <text:p>3543,422363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F5:.F34])" office:value-type="float" office:value="1009.0379945" calcext:value-type="float">
            <text:p>1009,0379945</text:p>
          </table:table-cell>
          <table:table-cell table:style-name="ce49" table:formula="of:=MEDIAN([C8.G5:.G34])" office:value-type="float" office:value="11" calcext:value-type="float">
            <text:p>11</text:p>
          </table:table-cell>
          <table:table-cell table:style-name="ce64" table:formula="of:=MEDIAN([C8.H5:.H34])" office:value-type="float" office:value="3076.5045165" calcext:value-type="float">
            <text:p>3076,504516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J5:.J34])" office:value-type="float" office:value="1059.447998" calcext:value-type="float">
            <text:p>1059,447998</text:p>
          </table:table-cell>
          <table:table-cell table:style-name="ce49" table:formula="of:=MEDIAN([C8.K5:.K34])" office:value-type="float" office:value="11" calcext:value-type="float">
            <text:p>11</text:p>
          </table:table-cell>
          <table:table-cell table:style-name="ce64" table:formula="of:=MEDIAN([C8.L5:.L34])" office:value-type="float" office:value="2661.586182" calcext:value-type="float">
            <text:p>2661,586182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N5:.N34])" office:value-type="float" office:value="1005.4360045" calcext:value-type="float">
            <text:p>1005,4360045</text:p>
          </table:table-cell>
          <table:table-cell table:style-name="ce49" table:formula="of:=MEDIAN([C8.O5:.O34])" office:value-type="float" office:value="10" calcext:value-type="float">
            <text:p>10</text:p>
          </table:table-cell>
          <table:table-cell table:style-name="ce64" table:formula="of:=MEDIAN([C8.P5:.P34])" office:value-type="float" office:value="2196.9973755" calcext:value-type="float">
            <text:p>2196,997375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R5:.R34])" office:value-type="float" office:value="1021.287506" calcext:value-type="float">
            <text:p>1021,287506</text:p>
          </table:table-cell>
          <table:table-cell table:style-name="ce49" table:formula="of:=MEDIAN([C8.S5:.S34])" office:value-type="float" office:value="10.5" calcext:value-type="float">
            <text:p>10,5</text:p>
          </table:table-cell>
          <table:table-cell table:style-name="ce64" table:formula="of:=MEDIAN([C8.T5:.T34])" office:value-type="float" office:value="2665.773926" calcext:value-type="float">
            <text:p>2665,773926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V5:.V34])" office:value-type="float" office:value="1035.5265505" calcext:value-type="float">
            <text:p>1035,5265505</text:p>
          </table:table-cell>
          <table:table-cell table:style-name="ce49" table:formula="of:=MEDIAN([C8.W5:.W34])" office:value-type="float" office:value="9.5" calcext:value-type="float">
            <text:p>9,5</text:p>
          </table:table-cell>
          <table:table-cell table:style-name="ce64" table:formula="of:=MEDIAN([C8.X5:.X34])" office:value-type="float" office:value="3090.670532" calcext:value-type="float">
            <text:p>3090,670532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Z5:.Z34])" office:value-type="float" office:value="1030.9560545" calcext:value-type="float">
            <text:p>1030,9560545</text:p>
          </table:table-cell>
          <table:table-cell table:style-name="ce49" table:formula="of:=MEDIAN([C8.AA5:.AA34])" office:value-type="float" office:value="9.5" calcext:value-type="float">
            <text:p>9,5</text:p>
          </table:table-cell>
          <table:table-cell table:style-name="ce64" table:formula="of:=MEDIAN([C8.AB5:.AB34])" office:value-type="float" office:value="2742.4613035" calcext:value-type="float">
            <text:p>2742,461303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8.AD5:.AD34])" office:value-type="float" office:value="1051.921448" calcext:value-type="float">
            <text:p>1051,921448</text:p>
          </table:table-cell>
          <table:table-cell table:style-name="ce49" table:formula="of:=MEDIAN([C8.AE5:.AE34])" office:value-type="float" office:value="13.5" calcext:value-type="float">
            <text:p>13,5</text:p>
          </table:table-cell>
          <table:table-cell table:style-name="ce64" table:formula="of:=MEDIAN([C8.AF5:.AF34])" office:value-type="float" office:value="3153.402832" calcext:value-type="float">
            <text:p>3153,402832</text:p>
          </table:table-cell>
        </table:table-row>
        <table:table-row table:style-name="ro1">
          <table:table-cell table:style-name="ce54" office:value-type="string" calcext:value-type="string">
            <text:p>Standard dev.</text:p>
          </table:table-cell>
          <table:table-cell table:style-name="ce60" table:formula="of:=STDEV([C8.B5:.B34])" office:value-type="float" office:value="222.065405129212" calcext:value-type="float">
            <text:p>222,0654051292</text:p>
          </table:table-cell>
          <table:table-cell table:style-name="ce60" table:formula="of:=STDEV([C8.C5:.C34])" office:value-type="float" office:value="66.3084398504617" calcext:value-type="float">
            <text:p>66,3084398505</text:p>
          </table:table-cell>
          <table:table-cell table:style-name="ce65" table:formula="of:=STDEV([C8.D5:.D34])" office:value-type="float" office:value="3540.23203423122" calcext:value-type="float">
            <text:p>3540,2320342312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F5:.F34])" office:value-type="float" office:value="180.025978061336" calcext:value-type="float">
            <text:p>180,0259780613</text:p>
          </table:table-cell>
          <table:table-cell table:style-name="ce60" table:formula="of:=STDEV([C8.G5:.G34])" office:value-type="float" office:value="64.4980263442134" calcext:value-type="float">
            <text:p>64,4980263442</text:p>
          </table:table-cell>
          <table:table-cell table:style-name="ce65" table:formula="of:=STDEV([C8.H5:.H34])" office:value-type="float" office:value="2893.30557720964" calcext:value-type="float">
            <text:p>2893,3055772096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J5:.J34])" office:value-type="float" office:value="156.004483358483" calcext:value-type="float">
            <text:p>156,0044833585</text:p>
          </table:table-cell>
          <table:table-cell table:style-name="ce60" table:formula="of:=STDEV([C8.K5:.K34])" office:value-type="float" office:value="65.723558994447" calcext:value-type="float">
            <text:p>65,7235589944</text:p>
          </table:table-cell>
          <table:table-cell table:style-name="ce65" table:formula="of:=STDEV([C8.L5:.L34])" office:value-type="float" office:value="2730.93056072698" calcext:value-type="float">
            <text:p>2730,930560727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N5:.N34])" office:value-type="float" office:value="201.110272630803" calcext:value-type="float">
            <text:p>201,1102726308</text:p>
          </table:table-cell>
          <table:table-cell table:style-name="ce60" table:formula="of:=STDEV([C8.O5:.O34])" office:value-type="float" office:value="56.5883400523912" calcext:value-type="float">
            <text:p>56,5883400524</text:p>
          </table:table-cell>
          <table:table-cell table:style-name="ce65" table:formula="of:=STDEV([C8.P5:.P34])" office:value-type="float" office:value="3285.22231452298" calcext:value-type="float">
            <text:p>3285,222314523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R5:.R34])" office:value-type="float" office:value="239.932012264794" calcext:value-type="float">
            <text:p>239,9320122648</text:p>
          </table:table-cell>
          <table:table-cell table:style-name="ce60" table:formula="of:=STDEV([C8.S5:.S34])" office:value-type="float" office:value="62.145768574571" calcext:value-type="float">
            <text:p>62,1457685746</text:p>
          </table:table-cell>
          <table:table-cell table:style-name="ce65" table:formula="of:=STDEV([C8.T5:.T34])" office:value-type="float" office:value="3519.53743039482" calcext:value-type="float">
            <text:p>3519,5374303948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V5:.V34])" office:value-type="float" office:value="148.396922736369" calcext:value-type="float">
            <text:p>148,3969227364</text:p>
          </table:table-cell>
          <table:table-cell table:style-name="ce60" table:formula="of:=STDEV([C8.W5:.W34])" office:value-type="float" office:value="67.6405730788613" calcext:value-type="float">
            <text:p>67,6405730789</text:p>
          </table:table-cell>
          <table:table-cell table:style-name="ce65" table:formula="of:=STDEV([C8.X5:.X34])" office:value-type="float" office:value="3925.62208931212" calcext:value-type="float">
            <text:p>3925,6220893121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Z5:.Z34])" office:value-type="float" office:value="248.654109722503" calcext:value-type="float">
            <text:p>248,6541097225</text:p>
          </table:table-cell>
          <table:table-cell table:style-name="ce60" table:formula="of:=STDEV([C8.AA5:.AA34])" office:value-type="float" office:value="60.9294296895913" calcext:value-type="float">
            <text:p>60,9294296896</text:p>
          </table:table-cell>
          <table:table-cell table:style-name="ce65" table:formula="of:=STDEV([C8.AB5:.AB34])" office:value-type="float" office:value="3168.0608949644" calcext:value-type="float">
            <text:p>3168,0608949644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8.AD5:.AD34])" office:value-type="float" office:value="181.136800999084" calcext:value-type="float">
            <text:p>181,1368009991</text:p>
          </table:table-cell>
          <table:table-cell table:style-name="ce60" table:formula="of:=STDEV([C8.AE5:.AE34])" office:value-type="float" office:value="63.9659032736129" calcext:value-type="float">
            <text:p>63,9659032736</text:p>
          </table:table-cell>
          <table:table-cell table:style-name="ce65" table:formula="of:=STDEV([C8.AF5:.AF34])" office:value-type="float" office:value="2621.60221034368" calcext:value-type="float">
            <text:p>2621,602210343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7"/>
        </table:table-row>
        <table:table-row table:style-name="ro1">
          <table:table-cell table:style-name="ce55" office:value-type="string" calcext:value-type="string">
            <text:p>Initialization time</text:p>
          </table:table-cell>
          <table:table-cell table:style-name="ce61" table:formula="of:=AVERAGE([.B35];[.F35];[.J35];[.N35];[.R35];[.V35];[.Z35];[.AD35])" office:value-type="float" office:value="1058.5454437125" calcext:value-type="float">
            <text:p>1058,5454437125</text:p>
          </table:table-cell>
          <table:table-cell table:formula="of:=STDEV([.B5:.B34];[.F5:.F34];[.J5:.J34];[.N5:.N34];[.R5:.R34];[.V5:.V34];[.Z5:.Z34];[.AD5:.AD34];[.AH5:.AH34])" office:value-type="float" office:value="197.812104140013" calcext:value-type="float">
            <text:p>197,81210414</text:p>
          </table:table-cell>
          <table:table-cell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formula="of:=2*[.C40]/SQRT([.D40])" office:value-type="float" office:value="25.5374328337506" calcext:value-type="float">
            <text:p>25,5374328338</text:p>
          </table:table-cell>
          <table:table-cell table:number-columns-repeated="27"/>
        </table:table-row>
        <table:table-row table:style-name="ro1">
          <table:table-cell table:style-name="ce51" office:value-type="string" calcext:value-type="string">
            <text:p>Number of stalls</text:p>
          </table:table-cell>
          <table:table-cell table:style-name="ce62" table:formula="of:=AVERAGE([.C35];[.G35];[.K35];[.O35];[.S35];[.W35];[.AA35];[.AE35])" office:value-type="float" office:value="47.5666666666667" calcext:value-type="float">
            <text:p>47,5666666667</text:p>
          </table:table-cell>
          <table:table-cell table:formula="of:=STDEV([.C5:.C34];[.G5:.G34];[.K5:.K34];[.O5:.O34];[.S5:.S34];[.W5:.W34];[.AA5:.AA34];[.AE5:.AE34];[.AI5:.AI34])" office:value-type="float" office:value="62.7949753251078" calcext:value-type="float">
            <text:p>62,7949753251</text:p>
          </table:table-cell>
          <table:table-cell table:style-name="ce66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formula="of:=2*[.C41]/SQRT([.D41])" office:value-type="float" office:value="8.1067964553216" calcext:value-type="float">
            <text:p>8,1067964553</text:p>
          </table:table-cell>
          <table:table-cell table:number-columns-repeated="27"/>
        </table:table-row>
        <table:table-row table:style-name="ro1">
          <table:table-cell table:style-name="ce54" office:value-type="string" calcext:value-type="string">
            <text:p>Total stall time</text:p>
          </table:table-cell>
          <table:table-cell table:style-name="ce63" table:formula="of:=AVERAGE([.D35];[.H35];[.L35];[.P35];[.T35];[.X35];[.AB35];[.AF35])" office:value-type="float" office:value="3483.3234767875" calcext:value-type="float">
            <text:p>3483,3234767875</text:p>
          </table:table-cell>
          <table:table-cell table:formula="of:=STDEV([.D5:.D34];[.H5:.H34];[.L5:.L34];[.P5:.P34];[.T5:.T34];[.X5:.X34];[.AB5:.AB34];[.AF5:.AF34];[.AJ5:.AJ34])" office:value-type="float" office:value="3200.54828483153" calcext:value-type="float">
            <text:p>3200,5482848315</text:p>
          </table:table-cell>
          <table:table-cell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formula="of:=2*[.C42]/SQRT([.D42])" office:value-type="float" office:value="413.189006862841" calcext:value-type="float">
            <text:p>413,1890068628</text:p>
          </table:table-cell>
          <table:table-cell table:number-columns-repeated="27"/>
        </table:table-row>
      </table:table>
      <table:table table:name="C9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71" office:value-type="string" calcext:value-type="string" table:number-columns-spanned="4" table:number-rows-spanned="1">
            <text:p>sta1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2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3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4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5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6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7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8</text:p>
          </table:table-cell>
          <table:covered-table-cell table:number-columns-repeated="2" table:style-name="ce57"/>
          <table:covered-table-cell table:style-name="ce61"/>
          <table:table-cell table:style-name="ce71" office:value-type="string" calcext:value-type="string" table:number-columns-spanned="4" table:number-rows-spanned="1">
            <text:p>sta9</text:p>
          </table:table-cell>
          <table:covered-table-cell table:number-columns-repeated="2" table:style-name="ce57"/>
          <table:covered-table-cell table:style-name="ce61"/>
        </table:table-row>
        <table:table-row table:style-name="ro1"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  <table:table-cell table:style-name="ce51" office:value-type="string" calcext:value-type="string">
            <text:p>Round (#)</text:p>
          </table:table-cell>
          <table:table-cell table:style-name="ce49" office:value-type="string" calcext:value-type="string">
            <text:p>Initialization time</text:p>
          </table:table-cell>
          <table:table-cell table:style-name="ce49" office:value-type="string" calcext:value-type="string">
            <text:p>Number of stalls</text:p>
          </table:table-cell>
          <table:table-cell table:style-name="ce64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office:value-type="float" office:value="180444" calcext:value-type="float">
            <text:p>180444</text:p>
          </table:table-cell>
          <table:table-cell office:value-type="float" office:value="979.960022" calcext:value-type="float">
            <text:p>979,960022</text:p>
          </table:table-cell>
          <table:table-cell office:value-type="float" office:value="12" calcext:value-type="float">
            <text:p>12</text:p>
          </table:table-cell>
          <table:table-cell office:value-type="float" office:value="1902.828979" calcext:value-type="float">
            <text:p>1902,828979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54.522095" calcext:value-type="float">
            <text:p>1054,522095</text:p>
          </table:table-cell>
          <table:table-cell office:value-type="float" office:value="18" calcext:value-type="float">
            <text:p>18</text:p>
          </table:table-cell>
          <table:table-cell office:value-type="float" office:value="13967.314453" calcext:value-type="float">
            <text:p>13967,31445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13.317993" calcext:value-type="float">
            <text:p>1113,317993</text:p>
          </table:table-cell>
          <table:table-cell office:value-type="float" office:value="11" calcext:value-type="float">
            <text:p>11</text:p>
          </table:table-cell>
          <table:table-cell office:value-type="float" office:value="1294.901001" calcext:value-type="float">
            <text:p>1294,901001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37.662964" calcext:value-type="float">
            <text:p>1037,662964</text:p>
          </table:table-cell>
          <table:table-cell office:value-type="float" office:value="8" calcext:value-type="float">
            <text:p>8</text:p>
          </table:table-cell>
          <table:table-cell office:value-type="float" office:value="1603.089966" calcext:value-type="float">
            <text:p>1603,089966</text:p>
          </table:table-cell>
          <table:table-cell office:value-type="float" office:value="180444" calcext:value-type="float">
            <text:p>180444</text:p>
          </table:table-cell>
          <table:table-cell office:value-type="float" office:value="929.678955" calcext:value-type="float">
            <text:p>929,678955</text:p>
          </table:table-cell>
          <table:table-cell office:value-type="float" office:value="11" calcext:value-type="float">
            <text:p>11</text:p>
          </table:table-cell>
          <table:table-cell office:value-type="float" office:value="2417.286133" calcext:value-type="float">
            <text:p>2417,28613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12.007019" calcext:value-type="float">
            <text:p>1012,007019</text:p>
          </table:table-cell>
          <table:table-cell office:value-type="float" office:value="11" calcext:value-type="float">
            <text:p>11</text:p>
          </table:table-cell>
          <table:table-cell office:value-type="float" office:value="2128.769043" calcext:value-type="float">
            <text:p>2128,76904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48.488037" calcext:value-type="float">
            <text:p>1148,488037</text:p>
          </table:table-cell>
          <table:table-cell office:value-type="float" office:value="9" calcext:value-type="float">
            <text:p>9</text:p>
          </table:table-cell>
          <table:table-cell office:value-type="float" office:value="1596.942139" calcext:value-type="float">
            <text:p>1596,942139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41.394043" calcext:value-type="float">
            <text:p>1041,394043</text:p>
          </table:table-cell>
          <table:table-cell office:value-type="float" office:value="11" calcext:value-type="float">
            <text:p>11</text:p>
          </table:table-cell>
          <table:table-cell office:value-type="float" office:value="2388.674072" calcext:value-type="float">
            <text:p>2388,674072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27.866943" calcext:value-type="float">
            <text:p>1127,866943</text:p>
          </table:table-cell>
          <table:table-cell office:value-type="float" office:value="13" calcext:value-type="float">
            <text:p>13</text:p>
          </table:table-cell>
          <table:table-cell office:value-type="float" office:value="1386.975952" calcext:value-type="float">
            <text:p>1386,975952</text:p>
          </table:table-cell>
        </table:table-row>
        <table:table-row table:style-name="ro1">
          <table:table-cell office:value-type="float" office:value="180844" calcext:value-type="float">
            <text:p>180844</text:p>
          </table:table-cell>
          <table:table-cell office:value-type="float" office:value="1354.024048" calcext:value-type="float">
            <text:p>1354,024048</text:p>
          </table:table-cell>
          <table:table-cell office:value-type="float" office:value="18" calcext:value-type="float">
            <text:p>18</text:p>
          </table:table-cell>
          <table:table-cell office:value-type="float" office:value="7549.086914" calcext:value-type="float">
            <text:p>7549,086914</text:p>
          </table:table-cell>
          <table:table-cell office:value-type="float" office:value="180844" calcext:value-type="float">
            <text:p>180844</text:p>
          </table:table-cell>
          <table:table-cell office:value-type="float" office:value="1161.651978" calcext:value-type="float">
            <text:p>1161,651978</text:p>
          </table:table-cell>
          <table:table-cell office:value-type="float" office:value="19" calcext:value-type="float">
            <text:p>19</text:p>
          </table:table-cell>
          <table:table-cell office:value-type="float" office:value="6043.958008" calcext:value-type="float">
            <text:p>6043,958008</text:p>
          </table:table-cell>
          <table:table-cell office:value-type="float" office:value="180844" calcext:value-type="float">
            <text:p>180844</text:p>
          </table:table-cell>
          <table:table-cell office:value-type="float" office:value="1259.609009" calcext:value-type="float">
            <text:p>1259,609009</text:p>
          </table:table-cell>
          <table:table-cell office:value-type="float" office:value="15" calcext:value-type="float">
            <text:p>15</text:p>
          </table:table-cell>
          <table:table-cell office:value-type="float" office:value="9110.289062" calcext:value-type="float">
            <text:p>9110,289062</text:p>
          </table:table-cell>
          <table:table-cell office:value-type="float" office:value="180844" calcext:value-type="float">
            <text:p>180844</text:p>
          </table:table-cell>
          <table:table-cell office:value-type="float" office:value="1515.084961" calcext:value-type="float">
            <text:p>1515,084961</text:p>
          </table:table-cell>
          <table:table-cell office:value-type="float" office:value="10" calcext:value-type="float">
            <text:p>10</text:p>
          </table:table-cell>
          <table:table-cell office:value-type="float" office:value="3543.447021" calcext:value-type="float">
            <text:p>3543,447021</text:p>
          </table:table-cell>
          <table:table-cell office:value-type="float" office:value="180844" calcext:value-type="float">
            <text:p>180844</text:p>
          </table:table-cell>
          <table:table-cell office:value-type="float" office:value="979.816956" calcext:value-type="float">
            <text:p>979,816956</text:p>
          </table:table-cell>
          <table:table-cell office:value-type="float" office:value="17" calcext:value-type="float">
            <text:p>17</text:p>
          </table:table-cell>
          <table:table-cell office:value-type="float" office:value="7361.588379" calcext:value-type="float">
            <text:p>7361,588379</text:p>
          </table:table-cell>
          <table:table-cell office:value-type="float" office:value="180844" calcext:value-type="float">
            <text:p>180844</text:p>
          </table:table-cell>
          <table:table-cell office:value-type="float" office:value="1431.936035" calcext:value-type="float">
            <text:p>1431,936035</text:p>
          </table:table-cell>
          <table:table-cell office:value-type="float" office:value="24" calcext:value-type="float">
            <text:p>24</text:p>
          </table:table-cell>
          <table:table-cell office:value-type="float" office:value="10798.882812" calcext:value-type="float">
            <text:p>10798,882812</text:p>
          </table:table-cell>
          <table:table-cell office:value-type="float" office:value="180844" calcext:value-type="float">
            <text:p>180844</text:p>
          </table:table-cell>
          <table:table-cell office:value-type="float" office:value="1153.03894" calcext:value-type="float">
            <text:p>1153,03894</text:p>
          </table:table-cell>
          <table:table-cell office:value-type="float" office:value="32" calcext:value-type="float">
            <text:p>32</text:p>
          </table:table-cell>
          <table:table-cell office:value-type="float" office:value="8627.936523" calcext:value-type="float">
            <text:p>8627,936523</text:p>
          </table:table-cell>
          <table:table-cell office:value-type="float" office:value="180844" calcext:value-type="float">
            <text:p>180844</text:p>
          </table:table-cell>
          <table:table-cell office:value-type="float" office:value="1335.278076" calcext:value-type="float">
            <text:p>1335,278076</text:p>
          </table:table-cell>
          <table:table-cell office:value-type="float" office:value="34" calcext:value-type="float">
            <text:p>34</text:p>
          </table:table-cell>
          <table:table-cell office:value-type="float" office:value="20397.777344" calcext:value-type="float">
            <text:p>20397,777344</text:p>
          </table:table-cell>
          <table:table-cell office:value-type="float" office:value="180844" calcext:value-type="float">
            <text:p>180844</text:p>
          </table:table-cell>
          <table:table-cell office:value-type="float" office:value="1325.003052" calcext:value-type="float">
            <text:p>1325,003052</text:p>
          </table:table-cell>
          <table:table-cell office:value-type="float" office:value="22" calcext:value-type="float">
            <text:p>22</text:p>
          </table:table-cell>
          <table:table-cell office:value-type="float" office:value="12047.041016" calcext:value-type="float">
            <text:p>12047,041016</text:p>
          </table:table-cell>
        </table:table-row>
        <table:table-row table:style-name="ro1">
          <table:table-cell office:value-type="float" office:value="182139" calcext:value-type="float">
            <text:p>182139</text:p>
          </table:table-cell>
          <table:table-cell office:value-type="float" office:value="975.666016" calcext:value-type="float">
            <text:p>975,666016</text:p>
          </table:table-cell>
          <table:table-cell office:value-type="float" office:value="16" calcext:value-type="float">
            <text:p>16</text:p>
          </table:table-cell>
          <table:table-cell office:value-type="float" office:value="11289.796875" calcext:value-type="float">
            <text:p>11289,796875</text:p>
          </table:table-cell>
          <table:table-cell office:value-type="float" office:value="182139" calcext:value-type="float">
            <text:p>182139</text:p>
          </table:table-cell>
          <table:table-cell office:value-type="float" office:value="858.762024" calcext:value-type="float">
            <text:p>858,762024</text:p>
          </table:table-cell>
          <table:table-cell office:value-type="float" office:value="22" calcext:value-type="float">
            <text:p>22</text:p>
          </table:table-cell>
          <table:table-cell office:value-type="float" office:value="11380.675781" calcext:value-type="float">
            <text:p>11380,675781</text:p>
          </table:table-cell>
          <table:table-cell office:value-type="float" office:value="182139" calcext:value-type="float">
            <text:p>182139</text:p>
          </table:table-cell>
          <table:table-cell office:value-type="float" office:value="679.391052" calcext:value-type="float">
            <text:p>679,391052</text:p>
          </table:table-cell>
          <table:table-cell office:value-type="float" office:value="15" calcext:value-type="float">
            <text:p>15</text:p>
          </table:table-cell>
          <table:table-cell office:value-type="float" office:value="11052.280273" calcext:value-type="float">
            <text:p>11052,280273</text:p>
          </table:table-cell>
          <table:table-cell office:value-type="float" office:value="182139" calcext:value-type="float">
            <text:p>182139</text:p>
          </table:table-cell>
          <table:table-cell office:value-type="float" office:value="1043.881958" calcext:value-type="float">
            <text:p>1043,881958</text:p>
          </table:table-cell>
          <table:table-cell office:value-type="float" office:value="11" calcext:value-type="float">
            <text:p>11</text:p>
          </table:table-cell>
          <table:table-cell office:value-type="float" office:value="9451.810547" calcext:value-type="float">
            <text:p>9451,810547</text:p>
          </table:table-cell>
          <table:table-cell office:value-type="float" office:value="182139" calcext:value-type="float">
            <text:p>182139</text:p>
          </table:table-cell>
          <table:table-cell office:value-type="float" office:value="1179.654907" calcext:value-type="float">
            <text:p>1179,654907</text:p>
          </table:table-cell>
          <table:table-cell office:value-type="float" office:value="19" calcext:value-type="float">
            <text:p>19</text:p>
          </table:table-cell>
          <table:table-cell office:value-type="float" office:value="13926.729492" calcext:value-type="float">
            <text:p>13926,729492</text:p>
          </table:table-cell>
          <table:table-cell office:value-type="float" office:value="182139" calcext:value-type="float">
            <text:p>182139</text:p>
          </table:table-cell>
          <table:table-cell office:value-type="float" office:value="838.830017" calcext:value-type="float">
            <text:p>838,830017</text:p>
          </table:table-cell>
          <table:table-cell office:value-type="float" office:value="17" calcext:value-type="float">
            <text:p>17</text:p>
          </table:table-cell>
          <table:table-cell office:value-type="float" office:value="12152.244141" calcext:value-type="float">
            <text:p>12152,244141</text:p>
          </table:table-cell>
          <table:table-cell office:value-type="float" office:value="182139" calcext:value-type="float">
            <text:p>182139</text:p>
          </table:table-cell>
          <table:table-cell office:value-type="float" office:value="827.477966" calcext:value-type="float">
            <text:p>827,477966</text:p>
          </table:table-cell>
          <table:table-cell office:value-type="float" office:value="14" calcext:value-type="float">
            <text:p>14</text:p>
          </table:table-cell>
          <table:table-cell office:value-type="float" office:value="15908.630859" calcext:value-type="float">
            <text:p>15908,630859</text:p>
          </table:table-cell>
          <table:table-cell office:value-type="float" office:value="182139" calcext:value-type="float">
            <text:p>182139</text:p>
          </table:table-cell>
          <table:table-cell office:value-type="float" office:value="989.320984" calcext:value-type="float">
            <text:p>989,320984</text:p>
          </table:table-cell>
          <table:table-cell office:value-type="float" office:value="16" calcext:value-type="float">
            <text:p>16</text:p>
          </table:table-cell>
          <table:table-cell office:value-type="float" office:value="6282.38916" calcext:value-type="float">
            <text:p>6282,38916</text:p>
          </table:table-cell>
          <table:table-cell office:value-type="float" office:value="182139" calcext:value-type="float">
            <text:p>182139</text:p>
          </table:table-cell>
          <table:table-cell office:value-type="float" office:value="1140.494019" calcext:value-type="float">
            <text:p>1140,494019</text:p>
          </table:table-cell>
          <table:table-cell office:value-type="float" office:value="13" calcext:value-type="float">
            <text:p>13</text:p>
          </table:table-cell>
          <table:table-cell office:value-type="float" office:value="8509.983398" calcext:value-type="float">
            <text:p>8509,983398</text:p>
          </table:table-cell>
        </table:table-row>
        <table:table-row table:style-name="ro1">
          <table:table-cell office:value-type="float" office:value="183553" calcext:value-type="float">
            <text:p>183553</text:p>
          </table:table-cell>
          <table:table-cell office:value-type="float" office:value="903.22699" calcext:value-type="float">
            <text:p>903,22699</text:p>
          </table:table-cell>
          <table:table-cell office:value-type="float" office:value="10" calcext:value-type="float">
            <text:p>10</text:p>
          </table:table-cell>
          <table:table-cell office:value-type="float" office:value="3421.609131" calcext:value-type="float">
            <text:p>3421,609131</text:p>
          </table:table-cell>
          <table:table-cell office:value-type="float" office:value="183553" calcext:value-type="float">
            <text:p>183553</text:p>
          </table:table-cell>
          <table:table-cell office:value-type="float" office:value="917.143005" calcext:value-type="float">
            <text:p>917,143005</text:p>
          </table:table-cell>
          <table:table-cell office:value-type="float" office:value="9" calcext:value-type="float">
            <text:p>9</text:p>
          </table:table-cell>
          <table:table-cell office:value-type="float" office:value="5031.016113" calcext:value-type="float">
            <text:p>5031,016113</text:p>
          </table:table-cell>
          <table:table-cell office:value-type="float" office:value="183553" calcext:value-type="float">
            <text:p>183553</text:p>
          </table:table-cell>
          <table:table-cell office:value-type="float" office:value="906.429993" calcext:value-type="float">
            <text:p>906,429993</text:p>
          </table:table-cell>
          <table:table-cell office:value-type="float" office:value="9" calcext:value-type="float">
            <text:p>9</text:p>
          </table:table-cell>
          <table:table-cell office:value-type="float" office:value="3717.467041" calcext:value-type="float">
            <text:p>3717,467041</text:p>
          </table:table-cell>
          <table:table-cell office:value-type="float" office:value="183553" calcext:value-type="float">
            <text:p>183553</text:p>
          </table:table-cell>
          <table:table-cell office:value-type="float" office:value="881.442017" calcext:value-type="float">
            <text:p>881,442017</text:p>
          </table:table-cell>
          <table:table-cell office:value-type="float" office:value="4" calcext:value-type="float">
            <text:p>4</text:p>
          </table:table-cell>
          <table:table-cell office:value-type="float" office:value="2634.272949" calcext:value-type="float">
            <text:p>2634,272949</text:p>
          </table:table-cell>
          <table:table-cell office:value-type="float" office:value="183553" calcext:value-type="float">
            <text:p>183553</text:p>
          </table:table-cell>
          <table:table-cell office:value-type="float" office:value="930.497009" calcext:value-type="float">
            <text:p>930,497009</text:p>
          </table:table-cell>
          <table:table-cell office:value-type="float" office:value="10" calcext:value-type="float">
            <text:p>10</text:p>
          </table:table-cell>
          <table:table-cell office:value-type="float" office:value="2463.676025" calcext:value-type="float">
            <text:p>2463,676025</text:p>
          </table:table-cell>
          <table:table-cell office:value-type="float" office:value="183553" calcext:value-type="float">
            <text:p>183553</text:p>
          </table:table-cell>
          <table:table-cell office:value-type="float" office:value="948.945984" calcext:value-type="float">
            <text:p>948,945984</text:p>
          </table:table-cell>
          <table:table-cell office:value-type="float" office:value="8" calcext:value-type="float">
            <text:p>8</text:p>
          </table:table-cell>
          <table:table-cell office:value-type="float" office:value="3195.946289" calcext:value-type="float">
            <text:p>3195,946289</text:p>
          </table:table-cell>
          <table:table-cell office:value-type="float" office:value="183553" calcext:value-type="float">
            <text:p>183553</text:p>
          </table:table-cell>
          <table:table-cell office:value-type="float" office:value="894.397034" calcext:value-type="float">
            <text:p>894,397034</text:p>
          </table:table-cell>
          <table:table-cell office:value-type="float" office:value="20" calcext:value-type="float">
            <text:p>20</text:p>
          </table:table-cell>
          <table:table-cell office:value-type="float" office:value="9191.875977" calcext:value-type="float">
            <text:p>9191,875977</text:p>
          </table:table-cell>
          <table:table-cell office:value-type="float" office:value="183553" calcext:value-type="float">
            <text:p>183553</text:p>
          </table:table-cell>
          <table:table-cell office:value-type="float" office:value="751.967041" calcext:value-type="float">
            <text:p>751,967041</text:p>
          </table:table-cell>
          <table:table-cell office:value-type="float" office:value="7" calcext:value-type="float">
            <text:p>7</text:p>
          </table:table-cell>
          <table:table-cell office:value-type="float" office:value="5696.977051" calcext:value-type="float">
            <text:p>5696,977051</text:p>
          </table:table-cell>
          <table:table-cell office:value-type="float" office:value="183553" calcext:value-type="float">
            <text:p>183553</text:p>
          </table:table-cell>
          <table:table-cell office:value-type="float" office:value="845.992004" calcext:value-type="float">
            <text:p>845,992004</text:p>
          </table:table-cell>
          <table:table-cell office:value-type="float" office:value="10" calcext:value-type="float">
            <text:p>10</text:p>
          </table:table-cell>
          <table:table-cell office:value-type="float" office:value="2589.001953" calcext:value-type="float">
            <text:p>2589,001953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860.302979" calcext:value-type="float">
            <text:p>860,302979</text:p>
          </table:table-cell>
          <table:table-cell office:value-type="float" office:value="29" calcext:value-type="float">
            <text:p>29</text:p>
          </table:table-cell>
          <table:table-cell office:value-type="float" office:value="5944.679688" calcext:value-type="float">
            <text:p>5944,67968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17.781006" calcext:value-type="float">
            <text:p>1117,781006</text:p>
          </table:table-cell>
          <table:table-cell office:value-type="float" office:value="9" calcext:value-type="float">
            <text:p>9</text:p>
          </table:table-cell>
          <table:table-cell office:value-type="float" office:value="2140.822998" calcext:value-type="float">
            <text:p>2140,822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957.485962" calcext:value-type="float">
            <text:p>957,485962</text:p>
          </table:table-cell>
          <table:table-cell office:value-type="float" office:value="6" calcext:value-type="float">
            <text:p>6</text:p>
          </table:table-cell>
          <table:table-cell office:value-type="float" office:value="1408.562012" calcext:value-type="float">
            <text:p>1408,562012</text:p>
          </table:table-cell>
          <table:table-cell office:value-type="float" office:value="183738" calcext:value-type="float">
            <text:p>183738</text:p>
          </table:table-cell>
          <table:table-cell office:value-type="float" office:value="1084.411987" calcext:value-type="float">
            <text:p>1084,411987</text:p>
          </table:table-cell>
          <table:table-cell office:value-type="float" office:value="7" calcext:value-type="float">
            <text:p>7</text:p>
          </table:table-cell>
          <table:table-cell office:value-type="float" office:value="3618.188965" calcext:value-type="float">
            <text:p>3618,188965</text:p>
          </table:table-cell>
          <table:table-cell office:value-type="float" office:value="183738" calcext:value-type="float">
            <text:p>183738</text:p>
          </table:table-cell>
          <table:table-cell office:value-type="float" office:value="847.72998" calcext:value-type="float">
            <text:p>847,72998</text:p>
          </table:table-cell>
          <table:table-cell office:value-type="float" office:value="21" calcext:value-type="float">
            <text:p>21</text:p>
          </table:table-cell>
          <table:table-cell office:value-type="float" office:value="2446.233887" calcext:value-type="float">
            <text:p>2446,233887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16.134033" calcext:value-type="float">
            <text:p>1116,134033</text:p>
          </table:table-cell>
          <table:table-cell office:value-type="float" office:value="7" calcext:value-type="float">
            <text:p>7</text:p>
          </table:table-cell>
          <table:table-cell office:value-type="float" office:value="4923.644531" calcext:value-type="float">
            <text:p>4923,644531</text:p>
          </table:table-cell>
          <table:table-cell office:value-type="float" office:value="183738" calcext:value-type="float">
            <text:p>183738</text:p>
          </table:table-cell>
          <table:table-cell office:value-type="float" office:value="906.182983" calcext:value-type="float">
            <text:p>906,182983</text:p>
          </table:table-cell>
          <table:table-cell office:value-type="float" office:value="9" calcext:value-type="float">
            <text:p>9</text:p>
          </table:table-cell>
          <table:table-cell office:value-type="float" office:value="3806.872803" calcext:value-type="float">
            <text:p>3806,872803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01.161987" calcext:value-type="float">
            <text:p>1101,161987</text:p>
          </table:table-cell>
          <table:table-cell office:value-type="float" office:value="10" calcext:value-type="float">
            <text:p>10</text:p>
          </table:table-cell>
          <table:table-cell office:value-type="float" office:value="3207.023193" calcext:value-type="float">
            <text:p>3207,023193</text:p>
          </table:table-cell>
          <table:table-cell office:value-type="float" office:value="183738" calcext:value-type="float">
            <text:p>183738</text:p>
          </table:table-cell>
          <table:table-cell office:value-type="float" office:value="1042.551025" calcext:value-type="float">
            <text:p>1042,551025</text:p>
          </table:table-cell>
          <table:table-cell office:value-type="float" office:value="10" calcext:value-type="float">
            <text:p>10</text:p>
          </table:table-cell>
          <table:table-cell office:value-type="float" office:value="2536.139893" calcext:value-type="float">
            <text:p>2536,139893</text:p>
          </table:table-cell>
        </table:table-row>
        <table:table-row table:style-name="ro1">
          <table:table-cell office:value-type="float" office:value="184005" calcext:value-type="float">
            <text:p>184005</text:p>
          </table:table-cell>
          <table:table-cell office:value-type="float" office:value="988.142029" calcext:value-type="float">
            <text:p>988,142029</text:p>
          </table:table-cell>
          <table:table-cell office:value-type="float" office:value="11" calcext:value-type="float">
            <text:p>11</text:p>
          </table:table-cell>
          <table:table-cell office:value-type="float" office:value="2884.427979" calcext:value-type="float">
            <text:p>2884,427979</text:p>
          </table:table-cell>
          <table:table-cell office:value-type="float" office:value="184005" calcext:value-type="float">
            <text:p>184005</text:p>
          </table:table-cell>
          <table:table-cell office:value-type="float" office:value="1628.218018" calcext:value-type="float">
            <text:p>1628,218018</text:p>
          </table:table-cell>
          <table:table-cell office:value-type="float" office:value="9" calcext:value-type="float">
            <text:p>9</text:p>
          </table:table-cell>
          <table:table-cell office:value-type="float" office:value="1594.965942" calcext:value-type="float">
            <text:p>1594,965942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35.218018" calcext:value-type="float">
            <text:p>1135,218018</text:p>
          </table:table-cell>
          <table:table-cell office:value-type="float" office:value="26" calcext:value-type="float">
            <text:p>26</text:p>
          </table:table-cell>
          <table:table-cell office:value-type="float" office:value="6870.972168" calcext:value-type="float">
            <text:p>6870,972168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46.893921" calcext:value-type="float">
            <text:p>1146,893921</text:p>
          </table:table-cell>
          <table:table-cell office:value-type="float" office:value="10" calcext:value-type="float">
            <text:p>10</text:p>
          </table:table-cell>
          <table:table-cell office:value-type="float" office:value="2845.010254" calcext:value-type="float">
            <text:p>2845,010254</text:p>
          </table:table-cell>
          <table:table-cell office:value-type="float" office:value="184005" calcext:value-type="float">
            <text:p>184005</text:p>
          </table:table-cell>
          <table:table-cell office:value-type="float" office:value="1435.52002" calcext:value-type="float">
            <text:p>1435,52002</text:p>
          </table:table-cell>
          <table:table-cell office:value-type="float" office:value="13" calcext:value-type="float">
            <text:p>13</text:p>
          </table:table-cell>
          <table:table-cell office:value-type="float" office:value="2996.733887" calcext:value-type="float">
            <text:p>2996,733887</text:p>
          </table:table-cell>
          <table:table-cell office:value-type="float" office:value="184005" calcext:value-type="float">
            <text:p>184005</text:p>
          </table:table-cell>
          <table:table-cell office:value-type="float" office:value="1256.206055" calcext:value-type="float">
            <text:p>1256,206055</text:p>
          </table:table-cell>
          <table:table-cell office:value-type="float" office:value="10" calcext:value-type="float">
            <text:p>10</text:p>
          </table:table-cell>
          <table:table-cell office:value-type="float" office:value="2674.335938" calcext:value-type="float">
            <text:p>2674,335938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34.859009" calcext:value-type="float">
            <text:p>1134,859009</text:p>
          </table:table-cell>
          <table:table-cell office:value-type="float" office:value="14" calcext:value-type="float">
            <text:p>14</text:p>
          </table:table-cell>
          <table:table-cell office:value-type="float" office:value="1658.069946" calcext:value-type="float">
            <text:p>1658,069946</text:p>
          </table:table-cell>
          <table:table-cell office:value-type="float" office:value="184005" calcext:value-type="float">
            <text:p>184005</text:p>
          </table:table-cell>
          <table:table-cell office:value-type="float" office:value="1038.05603" calcext:value-type="float">
            <text:p>1038,05603</text:p>
          </table:table-cell>
          <table:table-cell office:value-type="float" office:value="9" calcext:value-type="float">
            <text:p>9</text:p>
          </table:table-cell>
          <table:table-cell office:value-type="float" office:value="2605.37793" calcext:value-type="float">
            <text:p>2605,37793</text:p>
          </table:table-cell>
          <table:table-cell office:value-type="float" office:value="184005" calcext:value-type="float">
            <text:p>184005</text:p>
          </table:table-cell>
          <table:table-cell office:value-type="float" office:value="1528.197998" calcext:value-type="float">
            <text:p>1528,197998</text:p>
          </table:table-cell>
          <table:table-cell office:value-type="float" office:value="19" calcext:value-type="float">
            <text:p>19</text:p>
          </table:table-cell>
          <table:table-cell office:value-type="float" office:value="3930.689941" calcext:value-type="float">
            <text:p>3930,689941</text:p>
          </table:table-cell>
        </table:table-row>
        <table:table-row table:style-name="ro1">
          <table:table-cell office:value-type="float" office:value="184245" calcext:value-type="float">
            <text:p>184245</text:p>
          </table:table-cell>
          <table:table-cell office:value-type="float" office:value="1040.947998" calcext:value-type="float">
            <text:p>1040,947998</text:p>
          </table:table-cell>
          <table:table-cell office:value-type="float" office:value="6" calcext:value-type="float">
            <text:p>6</text:p>
          </table:table-cell>
          <table:table-cell office:value-type="float" office:value="2989.259033" calcext:value-type="float">
            <text:p>2989,259033</text:p>
          </table:table-cell>
          <table:table-cell office:value-type="float" office:value="184245" calcext:value-type="float">
            <text:p>184245</text:p>
          </table:table-cell>
          <table:table-cell office:value-type="float" office:value="988.502991" calcext:value-type="float">
            <text:p>988,502991</text:p>
          </table:table-cell>
          <table:table-cell office:value-type="float" office:value="12" calcext:value-type="float">
            <text:p>12</text:p>
          </table:table-cell>
          <table:table-cell office:value-type="float" office:value="2168.625977" calcext:value-type="float">
            <text:p>2168,625977</text:p>
          </table:table-cell>
          <table:table-cell office:value-type="float" office:value="184245" calcext:value-type="float">
            <text:p>184245</text:p>
          </table:table-cell>
          <table:table-cell office:value-type="float" office:value="1358.12793" calcext:value-type="float">
            <text:p>1358,12793</text:p>
          </table:table-cell>
          <table:table-cell office:value-type="float" office:value="16" calcext:value-type="float">
            <text:p>16</text:p>
          </table:table-cell>
          <table:table-cell office:value-type="float" office:value="3661.038574" calcext:value-type="float">
            <text:p>3661,038574</text:p>
          </table:table-cell>
          <table:table-cell office:value-type="float" office:value="184245" calcext:value-type="float">
            <text:p>184245</text:p>
          </table:table-cell>
          <table:table-cell office:value-type="float" office:value="1382.645996" calcext:value-type="float">
            <text:p>1382,645996</text:p>
          </table:table-cell>
          <table:table-cell office:value-type="float" office:value="11" calcext:value-type="float">
            <text:p>11</text:p>
          </table:table-cell>
          <table:table-cell office:value-type="float" office:value="3781.398926" calcext:value-type="float">
            <text:p>3781,398926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13.838989" calcext:value-type="float">
            <text:p>1013,838989</text:p>
          </table:table-cell>
          <table:table-cell office:value-type="float" office:value="11" calcext:value-type="float">
            <text:p>11</text:p>
          </table:table-cell>
          <table:table-cell office:value-type="float" office:value="2108.083984" calcext:value-type="float">
            <text:p>2108,083984</text:p>
          </table:table-cell>
          <table:table-cell office:value-type="float" office:value="184245" calcext:value-type="float">
            <text:p>184245</text:p>
          </table:table-cell>
          <table:table-cell office:value-type="float" office:value="1142.379028" calcext:value-type="float">
            <text:p>1142,379028</text:p>
          </table:table-cell>
          <table:table-cell office:value-type="float" office:value="8" calcext:value-type="float">
            <text:p>8</text:p>
          </table:table-cell>
          <table:table-cell office:value-type="float" office:value="3267.813232" calcext:value-type="float">
            <text:p>3267,813232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27.11499" calcext:value-type="float">
            <text:p>1027,11499</text:p>
          </table:table-cell>
          <table:table-cell office:value-type="float" office:value="16" calcext:value-type="float">
            <text:p>16</text:p>
          </table:table-cell>
          <table:table-cell office:value-type="float" office:value="3666.908203" calcext:value-type="float">
            <text:p>3666,908203</text:p>
          </table:table-cell>
          <table:table-cell office:value-type="float" office:value="184245" calcext:value-type="float">
            <text:p>184245</text:p>
          </table:table-cell>
          <table:table-cell office:value-type="float" office:value="1211.117065" calcext:value-type="float">
            <text:p>1211,117065</text:p>
          </table:table-cell>
          <table:table-cell office:value-type="float" office:value="30" calcext:value-type="float">
            <text:p>30</text:p>
          </table:table-cell>
          <table:table-cell office:value-type="float" office:value="8973.661133" calcext:value-type="float">
            <text:p>8973,661133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94.753052" calcext:value-type="float">
            <text:p>1094,753052</text:p>
          </table:table-cell>
          <table:table-cell office:value-type="float" office:value="13" calcext:value-type="float">
            <text:p>13</text:p>
          </table:table-cell>
          <table:table-cell office:value-type="float" office:value="3614.437988" calcext:value-type="float">
            <text:p>3614,437988</text:p>
          </table:table-cell>
        </table:table-row>
        <table:table-row table:style-name="ro1">
          <table:table-cell office:value-type="float" office:value="184451" calcext:value-type="float">
            <text:p>184451</text:p>
          </table:table-cell>
          <table:table-cell office:value-type="float" office:value="1272.801025" calcext:value-type="float">
            <text:p>1272,801025</text:p>
          </table:table-cell>
          <table:table-cell office:value-type="float" office:value="121" calcext:value-type="float">
            <text:p>121</text:p>
          </table:table-cell>
          <table:table-cell office:value-type="float" office:value="3969.741455" calcext:value-type="float">
            <text:p>3969,74145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058.107056" calcext:value-type="float">
            <text:p>1058,107056</text:p>
          </table:table-cell>
          <table:table-cell office:value-type="float" office:value="130" calcext:value-type="float">
            <text:p>130</text:p>
          </table:table-cell>
          <table:table-cell office:value-type="float" office:value="3466.592529" calcext:value-type="float">
            <text:p>3466,592529</text:p>
          </table:table-cell>
          <table:table-cell office:value-type="float" office:value="184451" calcext:value-type="float">
            <text:p>184451</text:p>
          </table:table-cell>
          <table:table-cell office:value-type="float" office:value="979.632996" calcext:value-type="float">
            <text:p>979,632996</text:p>
          </table:table-cell>
          <table:table-cell office:value-type="float" office:value="97" calcext:value-type="float">
            <text:p>97</text:p>
          </table:table-cell>
          <table:table-cell office:value-type="float" office:value="3224.147949" calcext:value-type="float">
            <text:p>3224,147949</text:p>
          </table:table-cell>
          <table:table-cell office:value-type="float" office:value="184451" calcext:value-type="float">
            <text:p>184451</text:p>
          </table:table-cell>
          <table:table-cell office:value-type="float" office:value="1087.404907" calcext:value-type="float">
            <text:p>1087,404907</text:p>
          </table:table-cell>
          <table:table-cell office:value-type="float" office:value="109" calcext:value-type="float">
            <text:p>109</text:p>
          </table:table-cell>
          <table:table-cell office:value-type="float" office:value="3382.403564" calcext:value-type="float">
            <text:p>3382,403564</text:p>
          </table:table-cell>
          <table:table-cell office:value-type="float" office:value="184451" calcext:value-type="float">
            <text:p>184451</text:p>
          </table:table-cell>
          <table:table-cell office:value-type="float" office:value="1463.286011" calcext:value-type="float">
            <text:p>1463,286011</text:p>
          </table:table-cell>
          <table:table-cell office:value-type="float" office:value="2" calcext:value-type="float">
            <text:p>2</text:p>
          </table:table-cell>
          <table:table-cell office:value-type="float" office:value="175.130005" calcext:value-type="float">
            <text:p>175,13000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232.719971" calcext:value-type="float">
            <text:p>1232,719971</text:p>
          </table:table-cell>
          <table:table-cell office:value-type="float" office:value="153" calcext:value-type="float">
            <text:p>153</text:p>
          </table:table-cell>
          <table:table-cell office:value-type="float" office:value="4648.129883" calcext:value-type="float">
            <text:p>4648,129883</text:p>
          </table:table-cell>
          <table:table-cell office:value-type="float" office:value="184451" calcext:value-type="float">
            <text:p>184451</text:p>
          </table:table-cell>
          <table:table-cell office:value-type="float" office:value="1212.984985" calcext:value-type="float">
            <text:p>1212,984985</text:p>
          </table:table-cell>
          <table:table-cell office:value-type="float" office:value="104" calcext:value-type="float">
            <text:p>104</text:p>
          </table:table-cell>
          <table:table-cell office:value-type="float" office:value="2821.318115" calcext:value-type="float">
            <text:p>2821,31811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129.807983" calcext:value-type="float">
            <text:p>1129,807983</text:p>
          </table:table-cell>
          <table:table-cell office:value-type="float" office:value="183" calcext:value-type="float">
            <text:p>183</text:p>
          </table:table-cell>
          <table:table-cell office:value-type="float" office:value="4884.08252" calcext:value-type="float">
            <text:p>4884,08252</text:p>
          </table:table-cell>
          <table:table-cell office:value-type="float" office:value="184451" calcext:value-type="float">
            <text:p>184451</text:p>
          </table:table-cell>
          <table:table-cell office:value-type="float" office:value="1184.640015" calcext:value-type="float">
            <text:p>1184,640015</text:p>
          </table:table-cell>
          <table:table-cell office:value-type="float" office:value="181" calcext:value-type="float">
            <text:p>181</text:p>
          </table:table-cell>
          <table:table-cell office:value-type="float" office:value="5620.188965" calcext:value-type="float">
            <text:p>5620,188965</text:p>
          </table:table-cell>
        </table:table-row>
        <table:table-row table:style-name="ro1">
          <table:table-cell office:value-type="float" office:value="184859" calcext:value-type="float">
            <text:p>184859</text:p>
          </table:table-cell>
          <table:table-cell office:value-type="float" office:value="1190.265991" calcext:value-type="float">
            <text:p>1190,265991</text:p>
          </table:table-cell>
          <table:table-cell office:value-type="float" office:value="45" calcext:value-type="float">
            <text:p>45</text:p>
          </table:table-cell>
          <table:table-cell office:value-type="float" office:value="10329.427734" calcext:value-type="float">
            <text:p>10329,427734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72.685059" calcext:value-type="float">
            <text:p>1272,685059</text:p>
          </table:table-cell>
          <table:table-cell office:value-type="float" office:value="7" calcext:value-type="float">
            <text:p>7</text:p>
          </table:table-cell>
          <table:table-cell office:value-type="float" office:value="1040.766113" calcext:value-type="float">
            <text:p>1040,766113</text:p>
          </table:table-cell>
          <table:table-cell office:value-type="float" office:value="184859" calcext:value-type="float">
            <text:p>184859</text:p>
          </table:table-cell>
          <table:table-cell office:value-type="float" office:value="1017.846008" calcext:value-type="float">
            <text:p>1017,846008</text:p>
          </table:table-cell>
          <table:table-cell office:value-type="float" office:value="5" calcext:value-type="float">
            <text:p>5</text:p>
          </table:table-cell>
          <table:table-cell office:value-type="float" office:value="1129.741089" calcext:value-type="float">
            <text:p>1129,741089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75.94104" calcext:value-type="float">
            <text:p>1175,94104</text:p>
          </table:table-cell>
          <table:table-cell office:value-type="float" office:value="21" calcext:value-type="float">
            <text:p>21</text:p>
          </table:table-cell>
          <table:table-cell office:value-type="float" office:value="4474.150391" calcext:value-type="float">
            <text:p>4474,150391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62.646973" calcext:value-type="float">
            <text:p>1262,646973</text:p>
          </table:table-cell>
          <table:table-cell office:value-type="float" office:value="31" calcext:value-type="float">
            <text:p>31</text:p>
          </table:table-cell>
          <table:table-cell office:value-type="float" office:value="12737.984375" calcext:value-type="float">
            <text:p>12737,984375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77.034058" calcext:value-type="float">
            <text:p>1277,034058</text:p>
          </table:table-cell>
          <table:table-cell office:value-type="float" office:value="10" calcext:value-type="float">
            <text:p>10</text:p>
          </table:table-cell>
          <table:table-cell office:value-type="float" office:value="1906.633057" calcext:value-type="float">
            <text:p>1906,633057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20.619019" calcext:value-type="float">
            <text:p>1120,619019</text:p>
          </table:table-cell>
          <table:table-cell office:value-type="float" office:value="9" calcext:value-type="float">
            <text:p>9</text:p>
          </table:table-cell>
          <table:table-cell office:value-type="float" office:value="2159.784912" calcext:value-type="float">
            <text:p>2159,784912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84.627075" calcext:value-type="float">
            <text:p>1184,627075</text:p>
          </table:table-cell>
          <table:table-cell office:value-type="float" office:value="47" calcext:value-type="float">
            <text:p>47</text:p>
          </table:table-cell>
          <table:table-cell office:value-type="float" office:value="11006.132812" calcext:value-type="float">
            <text:p>11006,132812</text:p>
          </table:table-cell>
          <table:table-cell office:value-type="float" office:value="184859" calcext:value-type="float">
            <text:p>184859</text:p>
          </table:table-cell>
          <table:table-cell office:value-type="float" office:value="961.754028" calcext:value-type="float">
            <text:p>961,754028</text:p>
          </table:table-cell>
          <table:table-cell office:value-type="float" office:value="25" calcext:value-type="float">
            <text:p>25</text:p>
          </table:table-cell>
          <table:table-cell office:value-type="float" office:value="5326.462891" calcext:value-type="float">
            <text:p>5326,462891</text:p>
          </table:table-cell>
        </table:table-row>
        <table:table-row table:style-name="ro1">
          <table:table-cell office:value-type="float" office:value="185107" calcext:value-type="float">
            <text:p>185107</text:p>
          </table:table-cell>
          <table:table-cell office:value-type="float" office:value="1009.611023" calcext:value-type="float">
            <text:p>1009,611023</text:p>
          </table:table-cell>
          <table:table-cell office:value-type="float" office:value="15" calcext:value-type="float">
            <text:p>15</text:p>
          </table:table-cell>
          <table:table-cell office:value-type="float" office:value="3069.968018" calcext:value-type="float">
            <text:p>3069,968018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75.76001" calcext:value-type="float">
            <text:p>1175,76001</text:p>
          </table:table-cell>
          <table:table-cell office:value-type="float" office:value="33" calcext:value-type="float">
            <text:p>33</text:p>
          </table:table-cell>
          <table:table-cell office:value-type="float" office:value="11505.416992" calcext:value-type="float">
            <text:p>11505,416992</text:p>
          </table:table-cell>
          <table:table-cell office:value-type="float" office:value="185107" calcext:value-type="float">
            <text:p>185107</text:p>
          </table:table-cell>
          <table:table-cell office:value-type="float" office:value="1343.574951" calcext:value-type="float">
            <text:p>1343,574951</text:p>
          </table:table-cell>
          <table:table-cell office:value-type="float" office:value="16" calcext:value-type="float">
            <text:p>16</text:p>
          </table:table-cell>
          <table:table-cell office:value-type="float" office:value="7465.299316" calcext:value-type="float">
            <text:p>7465,29931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41.237915" calcext:value-type="float">
            <text:p>1141,237915</text:p>
          </table:table-cell>
          <table:table-cell office:value-type="float" office:value="12" calcext:value-type="float">
            <text:p>12</text:p>
          </table:table-cell>
          <table:table-cell office:value-type="float" office:value="4183.344727" calcext:value-type="float">
            <text:p>4183,344727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51.132935" calcext:value-type="float">
            <text:p>1151,132935</text:p>
          </table:table-cell>
          <table:table-cell office:value-type="float" office:value="11" calcext:value-type="float">
            <text:p>11</text:p>
          </table:table-cell>
          <table:table-cell office:value-type="float" office:value="14128.490234" calcext:value-type="float">
            <text:p>14128,490234</text:p>
          </table:table-cell>
          <table:table-cell office:value-type="float" office:value="185107" calcext:value-type="float">
            <text:p>185107</text:p>
          </table:table-cell>
          <table:table-cell office:value-type="float" office:value="1419.651001" calcext:value-type="float">
            <text:p>1419,651001</text:p>
          </table:table-cell>
          <table:table-cell office:value-type="float" office:value="12" calcext:value-type="float">
            <text:p>12</text:p>
          </table:table-cell>
          <table:table-cell office:value-type="float" office:value="4016.533936" calcext:value-type="float">
            <text:p>4016,53393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062.515991" calcext:value-type="float">
            <text:p>1062,515991</text:p>
          </table:table-cell>
          <table:table-cell office:value-type="float" office:value="13" calcext:value-type="float">
            <text:p>13</text:p>
          </table:table-cell>
          <table:table-cell office:value-type="float" office:value="3688.082031" calcext:value-type="float">
            <text:p>3688,082031</text:p>
          </table:table-cell>
          <table:table-cell office:value-type="float" office:value="185107" calcext:value-type="float">
            <text:p>185107</text:p>
          </table:table-cell>
          <table:table-cell office:value-type="float" office:value="1073.904053" calcext:value-type="float">
            <text:p>1073,904053</text:p>
          </table:table-cell>
          <table:table-cell office:value-type="float" office:value="16" calcext:value-type="float">
            <text:p>16</text:p>
          </table:table-cell>
          <table:table-cell office:value-type="float" office:value="6340.666016" calcext:value-type="float">
            <text:p>6340,66601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81.444946" calcext:value-type="float">
            <text:p>1181,444946</text:p>
          </table:table-cell>
          <table:table-cell office:value-type="float" office:value="26" calcext:value-type="float">
            <text:p>26</text:p>
          </table:table-cell>
          <table:table-cell office:value-type="float" office:value="6918.287109" calcext:value-type="float">
            <text:p>6918,287109</text:p>
          </table:table-cell>
        </table:table-row>
        <table:table-row table:style-name="ro1">
          <table:table-cell table:style-name="ce51" office:value-type="string" calcext:value-type="string">
            <text:p>Average</text:p>
          </table:table-cell>
          <table:table-cell table:style-name="ce49" table:formula="of:=AVERAGE([C9.B5:.B34])" office:value-type="float" office:value="1252.0122681" calcext:value-type="float">
            <text:p>1252,0122681</text:p>
          </table:table-cell>
          <table:table-cell table:style-name="ce49" table:formula="of:=AVERAGE([C9.C5:.C34])" office:value-type="float" office:value="56.8" calcext:value-type="float">
            <text:p>56,8</text:p>
          </table:table-cell>
          <table:table-cell table:style-name="ce64" table:formula="of:=AVERAGE([C9.D5:.D34])" office:value-type="float" office:value="10020.1394897333" calcext:value-type="float">
            <text:p>10020,1394897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F5:.F34])" office:value-type="float" office:value="1307.91744593333" calcext:value-type="float">
            <text:p>1307,9174459333</text:p>
          </table:table-cell>
          <table:table-cell table:style-name="ce49" table:formula="of:=AVERAGE([C9.G5:.G34])" office:value-type="float" office:value="55.9666666666667" calcext:value-type="float">
            <text:p>55,9666666667</text:p>
          </table:table-cell>
          <table:table-cell table:style-name="ce64" table:formula="of:=AVERAGE([C9.H5:.H34])" office:value-type="float" office:value="10911.1527221333" calcext:value-type="float">
            <text:p>10911,1527221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J5:.J34])" office:value-type="float" office:value="1221.00586353333" calcext:value-type="float">
            <text:p>1221,0058635333</text:p>
          </table:table-cell>
          <table:table-cell table:style-name="ce49" table:formula="of:=AVERAGE([C9.K5:.K34])" office:value-type="float" office:value="57.1666666666667" calcext:value-type="float">
            <text:p>57,1666666667</text:p>
          </table:table-cell>
          <table:table-cell table:style-name="ce64" table:formula="of:=AVERAGE([C9.L5:.L34])" office:value-type="float" office:value="10469.7642740333" calcext:value-type="float">
            <text:p>10469,7642740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N5:.N34])" office:value-type="float" office:value="1273.36815583333" calcext:value-type="float">
            <text:p>1273,3681558333</text:p>
          </table:table-cell>
          <table:table-cell table:style-name="ce49" table:formula="of:=AVERAGE([C9.O5:.O34])" office:value-type="float" office:value="57.4" calcext:value-type="float">
            <text:p>57,4</text:p>
          </table:table-cell>
          <table:table-cell table:style-name="ce64" table:formula="of:=AVERAGE([C9.P5:.P34])" office:value-type="float" office:value="10054.693982" calcext:value-type="float">
            <text:p>10054,693982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R5:.R34])" office:value-type="float" office:value="1302.37495933333" calcext:value-type="float">
            <text:p>1302,3749593333</text:p>
          </table:table-cell>
          <table:table-cell table:style-name="ce49" table:formula="of:=AVERAGE([C9.S5:.S34])" office:value-type="float" office:value="21.9666666666667" calcext:value-type="float">
            <text:p>21,9666666667</text:p>
          </table:table-cell>
          <table:table-cell table:style-name="ce64" table:formula="of:=AVERAGE([C9.T5:.T34])" office:value-type="float" office:value="9517.81167806667" calcext:value-type="float">
            <text:p>9517,8116780667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V5:.V34])" office:value-type="float" office:value="1290.1929098" calcext:value-type="float">
            <text:p>1290,1929098</text:p>
          </table:table-cell>
          <table:table-cell table:style-name="ce49" table:formula="of:=AVERAGE([C9.W5:.W34])" office:value-type="float" office:value="54.8666666666667" calcext:value-type="float">
            <text:p>54,8666666667</text:p>
          </table:table-cell>
          <table:table-cell table:style-name="ce64" table:formula="of:=AVERAGE([C9.X5:.X34])" office:value-type="float" office:value="9785.6539469" calcext:value-type="float">
            <text:p>9785,6539469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Z5:.Z34])" office:value-type="float" office:value="1290.9612996" calcext:value-type="float">
            <text:p>1290,9612996</text:p>
          </table:table-cell>
          <table:table-cell table:style-name="ce49" table:formula="of:=AVERAGE([C9.AA5:.AA34])" office:value-type="float" office:value="56.8" calcext:value-type="float">
            <text:p>56,8</text:p>
          </table:table-cell>
          <table:table-cell table:style-name="ce64" table:formula="of:=AVERAGE([C9.AB5:.AB34])" office:value-type="float" office:value="10277.3538126333" calcext:value-type="float">
            <text:p>10277,3538126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AD5:.AD34])" office:value-type="float" office:value="1303.14014676667" calcext:value-type="float">
            <text:p>1303,1401467667</text:p>
          </table:table-cell>
          <table:table-cell table:style-name="ce49" table:formula="of:=AVERAGE([C9.AE5:.AE34])" office:value-type="float" office:value="59.1333333333333" calcext:value-type="float">
            <text:p>59,1333333333</text:p>
          </table:table-cell>
          <table:table-cell table:style-name="ce64" table:formula="of:=AVERAGE([C9.AF5:.AF34])" office:value-type="float" office:value="10530.7164387333" calcext:value-type="float">
            <text:p>10530,7164387333</text:p>
          </table:table-cell>
          <table:table-cell table:style-name="ce51" office:value-type="string" calcext:value-type="string">
            <text:p>Average</text:p>
          </table:table-cell>
          <table:table-cell table:style-name="ce49" table:formula="of:=AVERAGE([C9.AH5:.AH34])" office:value-type="float" office:value="1272.30593466667" calcext:value-type="float">
            <text:p>1272,3059346667</text:p>
          </table:table-cell>
          <table:table-cell table:style-name="ce49" table:formula="of:=AVERAGE([C9.AI5:.AI34])" office:value-type="float" office:value="59.6666666666667" calcext:value-type="float">
            <text:p>59,6666666667</text:p>
          </table:table-cell>
          <table:table-cell table:style-name="ce64" table:formula="of:=AVERAGE([C9.AJ5:.AJ34])" office:value-type="float" office:value="9939.66325276667" calcext:value-type="float">
            <text:p>9939,6632527667</text:p>
          </table:table-cell>
        </table:table-row>
        <table:table-row table:style-name="ro1">
          <table:table-cell table:style-name="ce51" office:value-type="string" calcext:value-type="string">
            <text:p>Median</text:p>
          </table:table-cell>
          <table:table-cell table:style-name="ce49" table:formula="of:=MEDIAN([C9.B5:.B34])" office:value-type="float" office:value="1308.0165405" calcext:value-type="float">
            <text:p>1308,0165405</text:p>
          </table:table-cell>
          <table:table-cell table:style-name="ce49" table:formula="of:=MEDIAN([C9.C5:.C34])" office:value-type="float" office:value="17" calcext:value-type="float">
            <text:p>17</text:p>
          </table:table-cell>
          <table:table-cell table:style-name="ce64" table:formula="of:=MEDIAN([C9.D5:.D34])" office:value-type="float" office:value="8434.751465" calcext:value-type="float">
            <text:p>8434,75146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F5:.F34])" office:value-type="float" office:value="1286.0420535" calcext:value-type="float">
            <text:p>1286,0420535</text:p>
          </table:table-cell>
          <table:table-cell table:style-name="ce49" table:formula="of:=MEDIAN([C9.G5:.G34])" office:value-type="float" office:value="18" calcext:value-type="float">
            <text:p>18</text:p>
          </table:table-cell>
          <table:table-cell table:style-name="ce64" table:formula="of:=MEDIAN([C9.H5:.H34])" office:value-type="float" office:value="11443.0463865" calcext:value-type="float">
            <text:p>11443,046386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J5:.J34])" office:value-type="float" office:value="1280.8234865" calcext:value-type="float">
            <text:p>1280,8234865</text:p>
          </table:table-cell>
          <table:table-cell table:style-name="ce49" table:formula="of:=MEDIAN([C9.K5:.K34])" office:value-type="float" office:value="16" calcext:value-type="float">
            <text:p>16</text:p>
          </table:table-cell>
          <table:table-cell table:style-name="ce64" table:formula="of:=MEDIAN([C9.L5:.L34])" office:value-type="float" office:value="8683.558594" calcext:value-type="float">
            <text:p>8683,558594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N5:.N34])" office:value-type="float" office:value="1229.919006" calcext:value-type="float">
            <text:p>1229,919006</text:p>
          </table:table-cell>
          <table:table-cell table:style-name="ce49" table:formula="of:=MEDIAN([C9.O5:.O34])" office:value-type="float" office:value="17.5" calcext:value-type="float">
            <text:p>17,5</text:p>
          </table:table-cell>
          <table:table-cell table:style-name="ce64" table:formula="of:=MEDIAN([C9.P5:.P34])" office:value-type="float" office:value="8146.4016115" calcext:value-type="float">
            <text:p>8146,401611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R5:.R34])" office:value-type="float" office:value="1257.2124635" calcext:value-type="float">
            <text:p>1257,2124635</text:p>
          </table:table-cell>
          <table:table-cell table:style-name="ce49" table:formula="of:=MEDIAN([C9.S5:.S34])" office:value-type="float" office:value="16.5" calcext:value-type="float">
            <text:p>16,5</text:p>
          </table:table-cell>
          <table:table-cell table:style-name="ce64" table:formula="of:=MEDIAN([C9.T5:.T34])" office:value-type="float" office:value="8920.560547" calcext:value-type="float">
            <text:p>8920,560547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V5:.V34])" office:value-type="float" office:value="1266.6200565" calcext:value-type="float">
            <text:p>1266,6200565</text:p>
          </table:table-cell>
          <table:table-cell table:style-name="ce49" table:formula="of:=MEDIAN([C9.W5:.W34])" office:value-type="float" office:value="14.5" calcext:value-type="float">
            <text:p>14,5</text:p>
          </table:table-cell>
          <table:table-cell table:style-name="ce64" table:formula="of:=MEDIAN([C9.X5:.X34])" office:value-type="float" office:value="7117.894287" calcext:value-type="float">
            <text:p>7117,894287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Z5:.Z34])" office:value-type="float" office:value="1308.178467" calcext:value-type="float">
            <text:p>1308,178467</text:p>
          </table:table-cell>
          <table:table-cell table:style-name="ce49" table:formula="of:=MEDIAN([C9.AA5:.AA34])" office:value-type="float" office:value="19" calcext:value-type="float">
            <text:p>19</text:p>
          </table:table-cell>
          <table:table-cell table:style-name="ce64" table:formula="of:=MEDIAN([C9.AB5:.AB34])" office:value-type="float" office:value="8045.1333005" calcext:value-type="float">
            <text:p>8045,1333005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AD5:.AD34])" office:value-type="float" office:value="1285.2749635" calcext:value-type="float">
            <text:p>1285,2749635</text:p>
          </table:table-cell>
          <table:table-cell table:style-name="ce49" table:formula="of:=MEDIAN([C9.AE5:.AE34])" office:value-type="float" office:value="17.5" calcext:value-type="float">
            <text:p>17,5</text:p>
          </table:table-cell>
          <table:table-cell table:style-name="ce64" table:formula="of:=MEDIAN([C9.AF5:.AF34])" office:value-type="float" office:value="7445.359619" calcext:value-type="float">
            <text:p>7445,359619</text:p>
          </table:table-cell>
          <table:table-cell table:style-name="ce51" office:value-type="string" calcext:value-type="string">
            <text:p>Median</text:p>
          </table:table-cell>
          <table:table-cell table:style-name="ce49" table:formula="of:=MEDIAN([C9.AH5:.AH34])" office:value-type="float" office:value="1263.235962" calcext:value-type="float">
            <text:p>1263,235962</text:p>
          </table:table-cell>
          <table:table-cell table:style-name="ce49" table:formula="of:=MEDIAN([C9.AI5:.AI34])" office:value-type="float" office:value="17" calcext:value-type="float">
            <text:p>17</text:p>
          </table:table-cell>
          <table:table-cell table:style-name="ce64" table:formula="of:=MEDIAN([C9.AJ5:.AJ34])" office:value-type="float" office:value="7274.93457" calcext:value-type="float">
            <text:p>7274,93457</text:p>
          </table:table-cell>
        </table:table-row>
        <table:table-row table:style-name="ro1">
          <table:table-cell table:style-name="ce54" office:value-type="string" calcext:value-type="string">
            <text:p>Standard dev.</text:p>
          </table:table-cell>
          <table:table-cell table:style-name="ce60" table:formula="of:=STDEV([C9.B5:.B34])" office:value-type="float" office:value="195.021906179853" calcext:value-type="float">
            <text:p>195,0219061799</text:p>
          </table:table-cell>
          <table:table-cell table:style-name="ce60" table:formula="of:=STDEV([C9.C5:.C34])" office:value-type="float" office:value="77.5995023091044" calcext:value-type="float">
            <text:p>77,5995023091</text:p>
          </table:table-cell>
          <table:table-cell table:style-name="ce65" table:formula="of:=STDEV([C9.D5:.D34])" office:value-type="float" office:value="6190.67892001665" calcext:value-type="float">
            <text:p>6190,6789200167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F5:.F34])" office:value-type="float" office:value="237.677966890212" calcext:value-type="float">
            <text:p>237,6779668902</text:p>
          </table:table-cell>
          <table:table-cell table:style-name="ce60" table:formula="of:=STDEV([C9.G5:.G34])" office:value-type="float" office:value="78.2328457933082" calcext:value-type="float">
            <text:p>78,2328457933</text:p>
          </table:table-cell>
          <table:table-cell table:style-name="ce65" table:formula="of:=STDEV([C9.H5:.H34])" office:value-type="float" office:value="6944.92948254184" calcext:value-type="float">
            <text:p>6944,9294825418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J5:.J34])" office:value-type="float" office:value="199.037636689606" calcext:value-type="float">
            <text:p>199,0376366896</text:p>
          </table:table-cell>
          <table:table-cell table:style-name="ce60" table:formula="of:=STDEV([C9.K5:.K34])" office:value-type="float" office:value="82.8900740005466" calcext:value-type="float">
            <text:p>82,8900740005</text:p>
          </table:table-cell>
          <table:table-cell table:style-name="ce65" table:formula="of:=STDEV([C9.L5:.L34])" office:value-type="float" office:value="7157.9758090338" calcext:value-type="float">
            <text:p>7157,9758090338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N5:.N34])" office:value-type="float" office:value="203.482410543454" calcext:value-type="float">
            <text:p>203,4824105435</text:p>
          </table:table-cell>
          <table:table-cell table:style-name="ce60" table:formula="of:=STDEV([C9.O5:.O34])" office:value-type="float" office:value="79.0127008559493" calcext:value-type="float">
            <text:p>79,0127008559</text:p>
          </table:table-cell>
          <table:table-cell table:style-name="ce65" table:formula="of:=STDEV([C9.P5:.P34])" office:value-type="float" office:value="6471.1567049681" calcext:value-type="float">
            <text:p>6471,1567049681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R5:.R34])" office:value-type="float" office:value="261.585426584072" calcext:value-type="float">
            <text:p>261,5854265841</text:p>
          </table:table-cell>
          <table:table-cell table:style-name="ce60" table:formula="of:=STDEV([C9.S5:.S34])" office:value-type="float" office:value="18.6390086559924" calcext:value-type="float">
            <text:p>18,639008656</text:p>
          </table:table-cell>
          <table:table-cell table:style-name="ce65" table:formula="of:=STDEV([C9.T5:.T34])" office:value-type="float" office:value="7532.59414976609" calcext:value-type="float">
            <text:p>7532,5941497661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V5:.V34])" office:value-type="float" office:value="217.929393276282" calcext:value-type="float">
            <text:p>217,9293932763</text:p>
          </table:table-cell>
          <table:table-cell table:style-name="ce60" table:formula="of:=STDEV([C9.W5:.W34])" office:value-type="float" office:value="78.5882913685613" calcext:value-type="float">
            <text:p>78,5882913686</text:p>
          </table:table-cell>
          <table:table-cell table:style-name="ce65" table:formula="of:=STDEV([C9.X5:.X34])" office:value-type="float" office:value="6647.86813572832" calcext:value-type="float">
            <text:p>6647,8681357283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Z5:.Z34])" office:value-type="float" office:value="242.147364413146" calcext:value-type="float">
            <text:p>242,1473644131</text:p>
          </table:table-cell>
          <table:table-cell table:style-name="ce60" table:formula="of:=STDEV([C9.AA5:.AA34])" office:value-type="float" office:value="77.3475809308996" calcext:value-type="float">
            <text:p>77,3475809309</text:p>
          </table:table-cell>
          <table:table-cell table:style-name="ce65" table:formula="of:=STDEV([C9.AB5:.AB34])" office:value-type="float" office:value="6908.93153894584" calcext:value-type="float">
            <text:p>6908,9315389459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AD5:.AD34])" office:value-type="float" office:value="253.5911489939" calcext:value-type="float">
            <text:p>253,5911489939</text:p>
          </table:table-cell>
          <table:table-cell table:style-name="ce60" table:formula="of:=STDEV([C9.AE5:.AE34])" office:value-type="float" office:value="81.4573014162818" calcext:value-type="float">
            <text:p>81,4573014163</text:p>
          </table:table-cell>
          <table:table-cell table:style-name="ce65" table:formula="of:=STDEV([C9.AF5:.AF34])" office:value-type="float" office:value="6433.71373008387" calcext:value-type="float">
            <text:p>6433,7137300839</text:p>
          </table:table-cell>
          <table:table-cell table:style-name="ce54" office:value-type="string" calcext:value-type="string">
            <text:p>Standard dev.</text:p>
          </table:table-cell>
          <table:table-cell table:style-name="ce60" table:formula="of:=STDEV([C9.AH5:.AH34])" office:value-type="float" office:value="217.730809217109" calcext:value-type="float">
            <text:p>217,7308092171</text:p>
          </table:table-cell>
          <table:table-cell table:style-name="ce60" table:formula="of:=STDEV([C9.AI5:.AI34])" office:value-type="float" office:value="81.7638877092653" calcext:value-type="float">
            <text:p>81,7638877093</text:p>
          </table:table-cell>
          <table:table-cell table:style-name="ce65" table:formula="of:=STDEV([C9.AJ5:.AJ34])" office:value-type="float" office:value="6831.54864242836" calcext:value-type="float">
            <text:p>6831,548642428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55" office:value-type="string" calcext:value-type="string">
            <text:p>Initialization time</text:p>
          </table:table-cell>
          <table:table-cell table:style-name="ce61" table:formula="of:=AVERAGE([.B35];[.F35];[.J35];[.N35];[.R35];[.V35];[.Z35];[.AD35];[.AH35])" office:value-type="float" office:value="1279.2532203963" calcext:value-type="float">
            <text:p>1279,2532203963</text:p>
          </table:table-cell>
          <table:table-cell table:formula="of:=STDEV([.B5:.B34];[.F5:.F34];[.J5:.J34];[.N5:.N34];[.R5:.R34];[.V5:.V34];[.Z5:.Z34];[.AD5:.AD34];[.AH5:.AH34])" office:value-type="float" office:value="224.72376014891" calcext:value-type="float">
            <text:p>224,7237601489</text:p>
          </table:table-cell>
          <table:table-cell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formula="of:=2*[.C40]/SQRT([.D40])" office:value-type="float" office:value="27.3525050313197" calcext:value-type="float">
            <text:p>27,3525050313</text:p>
          </table:table-cell>
          <table:table-cell table:number-columns-repeated="31"/>
        </table:table-row>
        <table:table-row table:style-name="ro1">
          <table:table-cell table:style-name="ce51" office:value-type="string" calcext:value-type="string">
            <text:p>Number of stalls</text:p>
          </table:table-cell>
          <table:table-cell table:style-name="ce62" table:formula="of:=AVERAGE([.C35];[.G35];[.K35];[.O35];[.S35];[.W35];[.AA35];[.AE35];[.AI35])" office:value-type="float" office:value="53.3074074074074" calcext:value-type="float">
            <text:p>53,3074074074</text:p>
          </table:table-cell>
          <table:table-cell table:formula="of:=STDEV([.C5:.C34];[.G5:.G34];[.K5:.K34];[.O5:.O34];[.S5:.S34];[.W5:.W34];[.AA5:.AA34];[.AE5:.AE34];[.AI5:.AI34])" office:value-type="float" office:value="75.0479768527087" calcext:value-type="float">
            <text:p>75,0479768527</text:p>
          </table:table-cell>
          <table:table-cell table:style-name="ce66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formula="of:=2*[.C41]/SQRT([.D41])" office:value-type="float" office:value="9.13454884830092" calcext:value-type="float">
            <text:p>9,1345488483</text:p>
          </table:table-cell>
          <table:table-cell table:number-columns-repeated="31"/>
        </table:table-row>
        <table:table-row table:style-name="ro1">
          <table:table-cell table:style-name="ce54" office:value-type="string" calcext:value-type="string">
            <text:p>Total stall time</text:p>
          </table:table-cell>
          <table:table-cell table:style-name="ce63" table:formula="of:=AVERAGE([.D35];[.H35];[.L35];[.P35];[.T35];[.X35];[.AB35];[.AF35];[.AJ35])" office:value-type="float" office:value="10167.4388441111" calcext:value-type="float">
            <text:p>10167,4388441111</text:p>
          </table:table-cell>
          <table:table-cell table:formula="of:=STDEV([.D5:.D34];[.H5:.H34];[.L5:.L34];[.P5:.P34];[.T5:.T34];[.X5:.X34];[.AB5:.AB34];[.AF5:.AF34];[.AJ5:.AJ34])" office:value-type="float" office:value="6712.04223327203" calcext:value-type="float">
            <text:p>6712,042233272</text:p>
          </table:table-cell>
          <table:table-cell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formula="of:=2*[.C42]/SQRT([.D42])" office:value-type="float" office:value="816.963764020098" calcext:value-type="float">
            <text:p>816,9637640201</text:p>
          </table:table-cell>
          <table:table-cell table:number-columns-repeated="31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4.71mm" svg:y="54.97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46mm" svg:y="147.69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14mm" svg:y="55.19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169.95mm" svg:y="147.01mm">
            <loext:p draw:notify-on-update-of-ranges="'Data Overview'.A4:'Data Overview'.A12 'Data Overview'.N4:'Data Overview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53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2" table:default-cell-style-name="ce76"/>
        <table:table-column table:style-name="co15" table:default-cell-style-name="ce76"/>
        <table:table-column table:style-name="co12" table:default-cell-style-name="ce80"/>
        <table:table-column table:style-name="co5" table:default-cell-style-name="ce84"/>
        <table:table-column table:style-name="co5" table:default-cell-style-name="ce86"/>
        <table:table-column table:style-name="co5" table:number-columns-repeated="2" table:default-cell-style-name="ce80"/>
        <table:table-column table:style-name="co5" table:number-columns-repeated="3" table:default-cell-style-name="ce88"/>
        <table:table-row table:style-name="ro2">
          <table:table-cell table:style-name="ce72" office:value-type="string" calcext:value-type="string" table:number-columns-spanned="14" table:number-rows-spanned="1">
            <text:p>RANDOM WAY POINT</text:p>
          </table:table-cell>
          <table:covered-table-cell table:number-columns-repeated="13" table:style-name="Default"/>
        </table:table-row>
        <table:table-row table:style-name="ro1">
          <table:table-cell table:style-name="ce73" office:value-type="string" calcext:value-type="string" table:number-columns-spanned="1" table:number-rows-spanned="2">
            <text:p>Number or UAVs</text:p>
          </table:table-cell>
          <table:table-cell table:style-name="ce71" office:value-type="string" calcext:value-type="string" table:number-columns-spanned="2" table:number-rows-spanned="1">
            <text:p>Initialization time</text:p>
          </table:table-cell>
          <table:covered-table-cell table:style-name="ce78"/>
          <table:table-cell table:style-name="ce71" office:value-type="string" calcext:value-type="string" table:number-columns-spanned="2" table:number-rows-spanned="1">
            <text:p>Number of stalls</text:p>
          </table:table-cell>
          <table:covered-table-cell table:style-name="ce78"/>
          <table:table-cell table:style-name="ce71" office:value-type="string" calcext:value-type="string" table:number-columns-spanned="2" table:number-rows-spanned="1">
            <text:p>Stall time</text:p>
          </table:table-cell>
          <table:covered-table-cell table:style-name="ce78"/>
          <table:table-cell table:style-name="ce82" office:value-type="string" calcext:value-type="string" table:number-columns-spanned="7" table:number-rows-spanned="1">
            <text:p>MOS</text:p>
          </table:table-cell>
          <table:covered-table-cell table:number-columns-repeated="4" table:style-name="ce82"/>
          <table:covered-table-cell table:number-columns-repeated="2" table:style-name="ce59"/>
        </table:table-row>
        <table:table-row table:style-name="ro1">
          <table:covered-table-cell/>
          <table:table-cell table:style-name="ce75" office:value-type="string" calcext:value-type="string">
            <text:p>Avg</text:p>
          </table:table-cell>
          <table:table-cell table:style-name="ce79" office:value-type="string" calcext:value-type="string">
            <text:p>Std error</text:p>
          </table:table-cell>
          <table:table-cell table:style-name="ce75" office:value-type="string" calcext:value-type="string">
            <text:p>Avg</text:p>
          </table:table-cell>
          <table:table-cell table:style-name="ce79" office:value-type="string" calcext:value-type="string">
            <text:p>Std error</text:p>
          </table:table-cell>
          <table:table-cell table:style-name="ce75" office:value-type="string" calcext:value-type="string">
            <text:p>Avg</text:p>
          </table:table-cell>
          <table:table-cell table:style-name="ce79" office:value-type="string" calcext:value-type="string">
            <text:p>Std error</text:p>
          </table:table-cell>
          <table:table-cell table:style-name="ce83" office:value-type="string" calcext:value-type="string">
            <text:p>Q_ini</text:p>
          </table:table-cell>
          <table:table-cell table:style-name="ce83" office:value-type="string" calcext:value-type="string">
            <text:p>Lambda</text:p>
          </table:table-cell>
          <table:table-cell table:style-name="ce83" office:value-type="string" calcext:value-type="string">
            <text:p>a</text:p>
          </table:table-cell>
          <table:table-cell table:style-name="ce83" office:value-type="string" calcext:value-type="string">
            <text:p>b</text:p>
          </table:table-cell>
          <table:table-cell table:style-name="ce83" office:value-type="string" calcext:value-type="string">
            <text:p>c</text:p>
          </table:table-cell>
          <table:table-cell table:style-name="ce83" office:value-type="string" calcext:value-type="string">
            <text:p>MOS2</text:p>
          </table:table-cell>
          <table:table-cell table:style-name="ce83" office:value-type="string" calcext:value-type="string">
            <text:p>MOS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1105710069144" calcext:value-type="float">
            <text:p>4,21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90" table:formula="of:=IF([.D4]&gt;6;1;[.$J4]*(EXP(1)^(-[.$K4]*[.$D4]))+[.$L4])" office:value-type="float" office:value="5.003682983" calcext:value-type="float">
            <text:p>5,003682983</text:p>
          </table:table-cell>
          <table:table-cell table:style-name="ce90" table:formula="of:=ROUND((MIN([.$H4];[.$M4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  <table:table-cell table:formula="of:=-0.963*LOG10(([.B5]/1000)+5.381)+5" office:value-type="float" office:value="4.21110342375393" calcext:value-type="float">
            <text:p>4,21</text:p>
          </table:table-cell>
          <table:table-cell table:formula="of:=([.F5]/1000)/([.F5]/1000+60)" office:value-type="float" office:value="0.00027291659952971" calcext:value-type="float">
            <text:p>0,0002729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4.47904880344451" calcext:value-type="float">
            <text:p>4,4790488034</text:p>
          </table:table-cell>
          <table:table-cell table:formula="of:=ROUND((MIN([.$H5];[.$M5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  <table:table-cell table:formula="of:=-0.963*LOG10(([.B6]/1000)+5.381)+5" office:value-type="float" office:value="4.21073023730638" calcext:value-type="float">
            <text:p>4,21</text:p>
          </table:table-cell>
          <table:table-cell table:formula="of:=([.F6]/1000)/([.F6]/1000+60)" office:value-type="float" office:value="0.00290195743663896" calcext:value-type="float">
            <text:p>0,0029020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2.63740398863999" calcext:value-type="float">
            <text:p>2,6374039886</text:p>
          </table:table-cell>
          <table:table-cell table:formula="of:=ROUND((MIN([.$H6];[.$M6])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  <table:table-cell table:formula="of:=-0.963*LOG10(([.B7]/1000)+5.381)+5" office:value-type="float" office:value="4.20875416221869" calcext:value-type="float">
            <text:p>4,21</text:p>
          </table:table-cell>
          <table:table-cell table:formula="of:=([.F7]/1000)/([.F7]/1000+60)" office:value-type="float" office:value="0.00741738791858872" calcext:value-type="float">
            <text:p>0,0074174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1" calcext:value-type="float">
            <text:p>1</text:p>
          </table:table-cell>
          <table:table-cell table:formula="of:=ROUND((MIN([.$H7];[.$M7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  <table:table-cell table:formula="of:=-0.963*LOG10(([.B8]/1000)+5.381)+5" office:value-type="float" office:value="4.20626575254514" calcext:value-type="float">
            <text:p>4,21</text:p>
          </table:table-cell>
          <table:table-cell table:formula="of:=([.F8]/1000)/([.F8]/1000+60)" office:value-type="float" office:value="0.0360400584750738" calcext:value-type="float">
            <text:p>0,0360401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  <table:table-cell table:formula="of:=-0.963*LOG10(([.B9]/1000)+5.381)+5" office:value-type="float" office:value="4.20683081611527" calcext:value-type="float">
            <text:p>4,21</text:p>
          </table:table-cell>
          <table:table-cell table:formula="of:=([.F9]/1000)/([.F9]/1000+60)" office:value-type="float" office:value="0.0363229693037963" calcext:value-type="float">
            <text:p>0,0363230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047.81846106667" calcext:value-type="float">
            <text:p>1047,818461</text:p>
          </table:table-cell>
          <table:table-cell table:formula="of:=[C7.E40]" office:value-type="float" office:value="22.6610558746442" calcext:value-type="float">
            <text:p>22,661056</text:p>
          </table:table-cell>
          <table:table-cell table:formula="of:=[C7.$B$41]" office:value-type="float" office:value="24.4714285714286" calcext:value-type="float">
            <text:p>24,471429</text:p>
          </table:table-cell>
          <table:table-cell table:formula="of:=[C7.$E$41]" office:value-type="float" office:value="6.09611127403608" calcext:value-type="float">
            <text:p>6,096111</text:p>
          </table:table-cell>
          <table:table-cell table:formula="of:=[C7.$B$42]" office:value-type="float" office:value="1771.90411505714" calcext:value-type="float">
            <text:p>1771,904115</text:p>
          </table:table-cell>
          <table:table-cell table:formula="of:=[C7.$E$42]" office:value-type="float" office:value="266.060190872936" calcext:value-type="float">
            <text:p>266,060191</text:p>
          </table:table-cell>
          <table:table-cell table:formula="of:=-0.963*LOG10(([.B10]/1000)+5.381)+5" office:value-type="float" office:value="4.22176969080639" calcext:value-type="float">
            <text:p>4,22</text:p>
          </table:table-cell>
          <table:table-cell table:formula="of:=([.F10]/1000)/([.F10]/1000+60)" office:value-type="float" office:value="0.0286846283992925" calcext:value-type="float">
            <text:p>0,028684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58.5454437125" calcext:value-type="float">
            <text:p>1058,545444</text:p>
          </table:table-cell>
          <table:table-cell table:formula="of:=[C8.E40]" office:value-type="float" office:value="25.5374328337506" calcext:value-type="float">
            <text:p>25,537433</text:p>
          </table:table-cell>
          <table:table-cell table:formula="of:=[C8.$B$41]" office:value-type="float" office:value="47.5666666666667" calcext:value-type="float">
            <text:p>47,566667</text:p>
          </table:table-cell>
          <table:table-cell table:formula="of:=[C8.$E$41]" office:value-type="float" office:value="8.1067964553216" calcext:value-type="float">
            <text:p>8,106796</text:p>
          </table:table-cell>
          <table:table-cell table:formula="of:=[C8.$B$42]" office:value-type="float" office:value="3483.3234767875" calcext:value-type="float">
            <text:p>3483,323477</text:p>
          </table:table-cell>
          <table:table-cell table:formula="of:=[C8.$E$42]" office:value-type="float" office:value="413.189006862841" calcext:value-type="float">
            <text:p>413,189007</text:p>
          </table:table-cell>
          <table:table-cell table:formula="of:=-0.963*LOG10(([.B11]/1000)+5.381)+5" office:value-type="float" office:value="4.22107243050568" calcext:value-type="float">
            <text:p>4,22</text:p>
          </table:table-cell>
          <table:table-cell table:formula="of:=([.F11]/1000)/([.F11]/1000+60)" office:value-type="float" office:value="0.0548698978883985" calcext:value-type="float">
            <text:p>0,0548699</text:p>
          </table:table-cell>
          <table:table-cell table:formula="of:=IF([.I11]&lt;0.05;3.012682983;IF([.I11]&lt;0.1;3.098391523;IF([.I11]&lt;0.2;3.190341904;IF([.I11]&lt;0.5;3.248113258;3.302343627))))" office:value-type="float" office:value="3.098391523" calcext:value-type="float">
            <text:p>3,098392</text:p>
          </table:table-cell>
          <table:table-cell table:formula="of:=IF([.$I11]&lt;0.05;0.765328992;IF([.$I11]&lt;0.1;0.994413063;IF([.$I11]&lt;0.2;1.520322299;IF([.$I11]&lt;0.5;1.69389348;1.888050118))))" office:value-type="float" office:value="0.994413063" calcext:value-type="float">
            <text:p>0,994413</text:p>
          </table:table-cell>
          <table:table-cell table:formula="of:=IF([.$I11]&lt;0.05;1.991;IF([.$I11]&lt;0.1;1.901;IF([.$I11]&lt;0.2;1.810138616;IF([.$I11]&lt;0.5;1.751982415;1.697472392))))" office:value-type="float" office:value="1.901" calcext:value-type="float">
            <text:p>1,90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7" table:formula="of:=[C9.B40]" office:value-type="float" office:value="1279.2532203963" calcext:value-type="float">
            <text:p>1279,253220</text:p>
          </table:table-cell>
          <table:table-cell table:style-name="ce77" table:formula="of:=[C9.E40]" office:value-type="float" office:value="27.3525050313197" calcext:value-type="float">
            <text:p>27,352505</text:p>
          </table:table-cell>
          <table:table-cell table:style-name="ce77" table:formula="of:=[C9.$B$41]" office:value-type="float" office:value="53.3074074074074" calcext:value-type="float">
            <text:p>53,307407</text:p>
          </table:table-cell>
          <table:table-cell table:style-name="ce77" table:formula="of:=[C9.$E$41]" office:value-type="float" office:value="9.13454884830092" calcext:value-type="float">
            <text:p>9,134549</text:p>
          </table:table-cell>
          <table:table-cell table:style-name="ce77" table:formula="of:=[C9.$B$42]" office:value-type="float" office:value="10167.4388441111" calcext:value-type="float">
            <text:p>10167,438844</text:p>
          </table:table-cell>
          <table:table-cell table:style-name="ce81" table:formula="of:=[C9.$E$42]" office:value-type="float" office:value="816.963764020098" calcext:value-type="float">
            <text:p>816,963764</text:p>
          </table:table-cell>
          <table:table-cell table:style-name="ce85" table:formula="of:=-0.963*LOG10(([.B12]/1000)+5.381)+5" office:value-type="float" office:value="4.2069784162226" calcext:value-type="float">
            <text:p>4,21</text:p>
          </table:table-cell>
          <table:table-cell table:style-name="ce87" table:formula="of:=([.F12]/1000)/([.F12]/1000+60)" office:value-type="float" office:value="0.14490252190478" calcext:value-type="float">
            <text:p>0,1449025</text:p>
          </table:table-cell>
          <table:table-cell table:style-name="ce81" table:formula="of:=IF([.I12]&lt;0.05;3.012682983;IF([.I12]&lt;0.1;3.098391523;IF([.I12]&lt;0.2;3.190341904;IF([.I12]&lt;0.5;3.248113258;3.302343627))))" office:value-type="float" office:value="3.190341904" calcext:value-type="float">
            <text:p>3,190342</text:p>
          </table:table-cell>
          <table:table-cell table:style-name="ce81" table:formula="of:=IF([.$I12]&lt;0.05;0.765328992;IF([.$I12]&lt;0.1;0.994413063;IF([.$I12]&lt;0.2;1.520322299;IF([.$I12]&lt;0.5;1.69389348;1.888050118))))" office:value-type="float" office:value="1.520322299" calcext:value-type="float">
            <text:p>1,520322</text:p>
          </table:table-cell>
          <table:table-cell table:style-name="ce89" table:formula="of:=IF([.$I12]&lt;0.05;1.991;IF([.$I12]&lt;0.1;1.901;IF([.$I12]&lt;0.2;1.810138616;IF([.$I12]&lt;0.5;1.751982415;1.697472392))))" office:value-type="float" office:value="1.810138616" calcext:value-type="float">
            <text:p>1,810138616</text:p>
          </table:table-cell>
          <table:table-cell table:style-name="ce89" table:formula="of:=IF([.D12]&gt;6;1;[.$J12]*(EXP(1)^(-[.$K12]*[.$D12]))+[.$L12])" office:value-type="float" office:value="1" calcext:value-type="float">
            <text:p>1</text:p>
          </table:table-cell>
          <table:table-cell table:style-name="ce89" table:formula="of:=ROUND((MIN([.$H12];[.$M12]));0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6" table:target-range-address="C7.A48:C7.AB97" table:contains-header="false">
          <table:sort>
            <table:sort-by table:field-number="2" table:data-type="automatic"/>
            <table:sort-by table:field-number="6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1:30:55.7445996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5T11:35:38.518777461</dc:date>
    <meta:editing-duration>PT6H24M41S</meta:editing-duration>
    <meta:editing-cycles>45</meta:editing-cycles>
    <meta:document-statistic meta:table-count="10" meta:cell-count="6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7.81846106667">
                <text:p>1047.81846106667</text:p>
              </table:table-cell>
              <table:table-cell office:value-type="float" office:value="22.6610558746442">
                <text:p>22.6610558746442</text:p>
              </table:table-cell>
              <table:table-cell office:value-type="float" office:value="22.6610558746442">
                <text:p>22.6610558746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8.5454437125">
                <text:p>1058.5454437125</text:p>
              </table:table-cell>
              <table:table-cell office:value-type="float" office:value="25.5374328337506">
                <text:p>25.5374328337506</text:p>
              </table:table-cell>
              <table:table-cell office:value-type="float" office:value="25.5374328337506">
                <text:p>25.5374328337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9.2532203963">
                <text:p>1279.2532203963</text:p>
              </table:table-cell>
              <table:table-cell office:value-type="float" office:value="27.3525050313197">
                <text:p>27.3525050313197</text:p>
              </table:table-cell>
              <table:table-cell office:value-type="float" office:value="27.3525050313197">
                <text:p>27.3525050313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4714285714286">
                <text:p>24.4714285714286</text:p>
              </table:table-cell>
              <table:table-cell office:value-type="float" office:value="6.09611127403608">
                <text:p>6.09611127403608</text:p>
              </table:table-cell>
              <table:table-cell office:value-type="float" office:value="6.09611127403608">
                <text:p>6.09611127403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5666666666667">
                <text:p>47.5666666666667</text:p>
              </table:table-cell>
              <table:table-cell office:value-type="float" office:value="8.1067964553216">
                <text:p>8.1067964553216</text:p>
              </table:table-cell>
              <table:table-cell office:value-type="float" office:value="8.1067964553216">
                <text:p>8.10679645532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3.3074074074074">
                <text:p>53.3074074074074</text:p>
              </table:table-cell>
              <table:table-cell office:value-type="float" office:value="9.13454884830092">
                <text:p>9.13454884830092</text:p>
              </table:table-cell>
              <table:table-cell office:value-type="float" office:value="9.13454884830092">
                <text:p>9.13454884830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9cm" svg:width="12.622cm" svg:height="4.852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71.90411505714">
                <text:p>1771.90411505714</text:p>
              </table:table-cell>
              <table:table-cell office:value-type="float" office:value="266.060190872936">
                <text:p>266.060190872936</text:p>
              </table:table-cell>
              <table:table-cell office:value-type="float" office:value="266.060190872936">
                <text:p>266.0601908729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83.3234767875">
                <text:p>3483.3234767875</text:p>
              </table:table-cell>
              <table:table-cell office:value-type="float" office:value="413.189006862841">
                <text:p>413.189006862841</text:p>
              </table:table-cell>
              <table:table-cell office:value-type="float" office:value="413.189006862841">
                <text:p>413.1890068628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67.4388441111">
                <text:p>10167.4388441111</text:p>
              </table:table-cell>
              <table:table-cell office:value-type="float" office:value="816.963764020098">
                <text:p>816.963764020098</text:p>
              </table:table-cell>
              <table:table-cell office:value-type="float" office:value="816.963764020098">
                <text:p>816.963764020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a Overview'.A4:'Data Overview'.A12 'Data Overview'.N4:'Data Overview'.N12" chart:data-source-has-labels="column" svg:x="0.32cm" svg:y="0.18cm" svg:width="15.36cm" svg:height="8.64cm">
          <chartooo:coordinate-region svg:x="1.073cm" svg:y="0.388cm" svg:width="14.607cm" svg:height="7.768cm"/>
          <chart:axis chart:dimension="x" chart:name="primary-x" chart:style-name="ch3" chartooo:axis-type="auto">
            <chartooo:date-scale/>
            <chart:categories table:cell-range-address="'Data Overview'.A4:'Data Overview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Overview'.N4:'Data Overview'.N1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4">
                <text:p>4</text:p>
                <draw:g>
                  <svg:desc>'Data Overview'.N4:'Data Overview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